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u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295in">
            <draw:object draw:notify-on-update-of-ranges="true.A2:true.A111 true.I2:true.I2 true.B2:true.B111 true.I3:true.I3 true.C2:true.C111 true.I4:true.I4 true.E2:true.E111 true.I6:true.I6 true.H2:true.H111 true.I5:true.I5 true.G2:true.G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0.135097" calcext:value-type="float">
            <text:p>0.135097</text:p>
          </table:table-cell>
          <table:table-cell table:style-name="Default" office:value-type="float" office:value="0.137609" calcext:value-type="float">
            <text:p>0.137609</text:p>
          </table:table-cell>
          <table:table-cell table:style-name="Default" office:value-type="float" office:value="0.138742" calcext:value-type="float">
            <text:p>0.138742</text:p>
          </table:table-cell>
          <table:table-cell table:style-name="Default" office:value-type="float" office:value="0.138183" calcext:value-type="float">
            <text:p>0.138183</text:p>
          </table:table-cell>
          <table:table-cell table:style-name="Default" office:value-type="float" office:value="0.136466" calcext:value-type="float">
            <text:p>0.136466</text:p>
          </table:table-cell>
          <table:table-cell office:value-type="float" office:value="0.138742" calcext:value-type="float">
            <text:p>0.138742</text:p>
          </table:table-cell>
          <table:table-cell office:value-type="float" office:value="0.133944" calcext:value-type="float">
            <text:p>0.133944</text:p>
          </table:table-cell>
          <table:table-cell office:value-type="string" calcext:value-type="string">
            <text:p>Exhaustiv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0.124179" calcext:value-type="float">
            <text:p>0.124179</text:p>
          </table:table-cell>
          <table:table-cell table:style-name="Default" office:value-type="float" office:value="0.126707" calcext:value-type="float">
            <text:p>0.126707</text:p>
          </table:table-cell>
          <table:table-cell table:style-name="Default" office:value-type="float" office:value="0.133393" calcext:value-type="float">
            <text:p>0.133393</text:p>
          </table:table-cell>
          <table:table-cell table:style-name="Default" office:value-type="float" office:value="0.12068" calcext:value-type="float">
            <text:p>0.12068</text:p>
          </table:table-cell>
          <table:table-cell table:style-name="Default" office:value-type="float" office:value="0.123181" calcext:value-type="float">
            <text:p>0.123181</text:p>
          </table:table-cell>
          <table:table-cell office:value-type="float" office:value="0.133393" calcext:value-type="float">
            <text:p>0.133393</text:p>
          </table:table-cell>
          <table:table-cell office:value-type="float" office:value="0.125721" calcext:value-type="float">
            <text:p>0.125721</text:p>
          </table:table-cell>
          <table:table-cell office:value-type="string" calcext:value-type="string">
            <text:p>Kruskal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0.125668" calcext:value-type="float">
            <text:p>0.125668</text:p>
          </table:table-cell>
          <table:table-cell table:style-name="Default" office:value-type="float" office:value="0.135699" calcext:value-type="float">
            <text:p>0.135699</text:p>
          </table:table-cell>
          <table:table-cell table:style-name="Default" office:value-type="float" office:value="0.14376" calcext:value-type="float">
            <text:p>0.14376</text:p>
          </table:table-cell>
          <table:table-cell table:style-name="Default" office:value-type="float" office:value="0.129926" calcext:value-type="float">
            <text:p>0.129926</text:p>
          </table:table-cell>
          <table:table-cell table:style-name="Default" office:value-type="float" office:value="0.12454" calcext:value-type="float">
            <text:p>0.12454</text:p>
          </table:table-cell>
          <table:table-cell office:value-type="float" office:value="0.12454" calcext:value-type="float">
            <text:p>0.12454</text:p>
          </table:table-cell>
          <table:table-cell office:value-type="float" office:value="0.129159" calcext:value-type="float">
            <text:p>0.129159</text:p>
          </table:table-cell>
          <table:table-cell office:value-type="string" calcext:value-type="string">
            <text:p>Prim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0.122659" calcext:value-type="float">
            <text:p>0.122659</text:p>
          </table:table-cell>
          <table:table-cell table:style-name="Default" office:value-type="float" office:value="0.123982" calcext:value-type="float">
            <text:p>0.123982</text:p>
          </table:table-cell>
          <table:table-cell table:style-name="Default" office:value-type="float" office:value="0.134039" calcext:value-type="float">
            <text:p>0.134039</text:p>
          </table:table-cell>
          <table:table-cell table:style-name="Default" office:value-type="float" office:value="0.125647" calcext:value-type="float">
            <text:p>0.125647</text:p>
          </table:table-cell>
          <table:table-cell table:style-name="Default" office:value-type="float" office:value="0.126538" calcext:value-type="float">
            <text:p>0.126538</text:p>
          </table:table-cell>
          <table:table-cell office:value-type="float" office:value="0.134039" calcext:value-type="float">
            <text:p>0.134039</text:p>
          </table:table-cell>
          <table:table-cell office:value-type="float" office:value="0.127002" calcext:value-type="float">
            <text:p>0.127002</text:p>
          </table:table-cell>
          <table:table-cell office:value-type="string" calcext:value-type="string">
            <text:p>Ensembl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0.490561" calcext:value-type="float">
            <text:p>0.490561</text:p>
          </table:table-cell>
          <table:table-cell table:style-name="Default" office:value-type="float" office:value="0.924029" calcext:value-type="float">
            <text:p>0.924029</text:p>
          </table:table-cell>
          <table:table-cell table:style-name="Default" office:value-type="float" office:value="0.807926" calcext:value-type="float">
            <text:p>0.807926</text:p>
          </table:table-cell>
          <table:table-cell table:style-name="Default" office:value-type="float" office:value="1.05537" calcext:value-type="float">
            <text:p>1.05537</text:p>
          </table:table-cell>
          <table:table-cell table:style-name="Default" office:value-type="float" office:value="0.804445" calcext:value-type="float">
            <text:p>0.804445</text:p>
          </table:table-cell>
          <table:table-cell office:value-type="float" office:value="0.807926" calcext:value-type="float">
            <text:p>0.807926</text:p>
          </table:table-cell>
          <table:table-cell office:value-type="float" office:value="1.080685" calcext:value-type="float">
            <text:p>1.080685</text:p>
          </table:table-cell>
          <table:table-cell office:value-type="string" calcext:value-type="string">
            <text:p>GOO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0.483643" calcext:value-type="float">
            <text:p>0.483643</text:p>
          </table:table-cell>
          <table:table-cell table:style-name="Default" office:value-type="float" office:value="0.801876" calcext:value-type="float">
            <text:p>0.801876</text:p>
          </table:table-cell>
          <table:table-cell table:style-name="Default" office:value-type="float" office:value="0.804831" calcext:value-type="float">
            <text:p>0.804831</text:p>
          </table:table-cell>
          <table:table-cell table:style-name="Default" office:value-type="float" office:value="0.940568" calcext:value-type="float">
            <text:p>0.940568</text:p>
          </table:table-cell>
          <table:table-cell table:style-name="Default" office:value-type="float" office:value="0.814828" calcext:value-type="float">
            <text:p>0.814828</text:p>
          </table:table-cell>
          <table:table-cell office:value-type="float" office:value="0.804831" calcext:value-type="float">
            <text:p>0.804831</text:p>
          </table:table-cell>
          <table:table-cell office:value-type="float" office:value="0.925258" calcext:value-type="float">
            <text:p>0.9252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0.251752" calcext:value-type="float">
            <text:p>0.251752</text:p>
          </table:table-cell>
          <table:table-cell table:style-name="Default" office:value-type="float" office:value="0.257264" calcext:value-type="float">
            <text:p>0.257264</text:p>
          </table:table-cell>
          <table:table-cell table:style-name="Default" office:value-type="float" office:value="0.283035" calcext:value-type="float">
            <text:p>0.283035</text:p>
          </table:table-cell>
          <table:table-cell table:style-name="Default" office:value-type="float" office:value="0.255003" calcext:value-type="float">
            <text:p>0.255003</text:p>
          </table:table-cell>
          <table:table-cell table:style-name="Default" office:value-type="float" office:value="0.258735" calcext:value-type="float">
            <text:p>0.258735</text:p>
          </table:table-cell>
          <table:table-cell office:value-type="float" office:value="0.283035" calcext:value-type="float">
            <text:p>0.283035</text:p>
          </table:table-cell>
          <table:table-cell office:value-type="float" office:value="0.254252" calcext:value-type="float">
            <text:p>0.2542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style-name="Default" office:value-type="float" office:value="0.831754" calcext:value-type="float">
            <text:p>0.831754</text:p>
          </table:table-cell>
          <table:table-cell table:style-name="Default" office:value-type="float" office:value="0.818444" calcext:value-type="float">
            <text:p>0.818444</text:p>
          </table:table-cell>
          <table:table-cell table:style-name="Default" office:value-type="float" office:value="0.822839" calcext:value-type="float">
            <text:p>0.822839</text:p>
          </table:table-cell>
          <table:table-cell table:style-name="Default" office:value-type="float" office:value="0.830942" calcext:value-type="float">
            <text:p>0.830942</text:p>
          </table:table-cell>
          <table:table-cell table:style-name="Default" office:value-type="float" office:value="0.810686" calcext:value-type="float">
            <text:p>0.810686</text:p>
          </table:table-cell>
          <table:table-cell office:value-type="float" office:value="0.822839" calcext:value-type="float">
            <text:p>0.822839</text:p>
          </table:table-cell>
          <table:table-cell office:value-type="float" office:value="0.672367" calcext:value-type="float">
            <text:p>0.67236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style-name="Default" office:value-type="float" office:value="0.521915" calcext:value-type="float">
            <text:p>0.521915</text:p>
          </table:table-cell>
          <table:table-cell table:style-name="Default" office:value-type="float" office:value="0.511279" calcext:value-type="float">
            <text:p>0.511279</text:p>
          </table:table-cell>
          <table:table-cell table:style-name="Default" office:value-type="float" office:value="0.56623" calcext:value-type="float">
            <text:p>0.56623</text:p>
          </table:table-cell>
          <table:table-cell table:style-name="Default" office:value-type="float" office:value="0.522942" calcext:value-type="float">
            <text:p>0.522942</text:p>
          </table:table-cell>
          <table:table-cell table:style-name="Default" office:value-type="float" office:value="0.435072" calcext:value-type="float">
            <text:p>0.435072</text:p>
          </table:table-cell>
          <table:table-cell office:value-type="float" office:value="0.56623" calcext:value-type="float">
            <text:p>0.56623</text:p>
          </table:table-cell>
          <table:table-cell office:value-type="float" office:value="0.568229" calcext:value-type="float">
            <text:p>0.5682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style-name="Default" office:value-type="float" office:value="0.474181" calcext:value-type="float">
            <text:p>0.474181</text:p>
          </table:table-cell>
          <table:table-cell table:style-name="Default" office:value-type="float" office:value="0.489102" calcext:value-type="float">
            <text:p>0.489102</text:p>
          </table:table-cell>
          <table:table-cell table:style-name="Default" office:value-type="float" office:value="0.532862" calcext:value-type="float">
            <text:p>0.532862</text:p>
          </table:table-cell>
          <table:table-cell table:style-name="Default" office:value-type="float" office:value="0.479373" calcext:value-type="float">
            <text:p>0.479373</text:p>
          </table:table-cell>
          <table:table-cell table:style-name="Default" office:value-type="float" office:value="0.404696" calcext:value-type="float">
            <text:p>0.404696</text:p>
          </table:table-cell>
          <table:table-cell office:value-type="float" office:value="0.532862" calcext:value-type="float">
            <text:p>0.532862</text:p>
          </table:table-cell>
          <table:table-cell office:value-type="float" office:value="0.518373" calcext:value-type="float">
            <text:p>0.5183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0.490112" calcext:value-type="float">
            <text:p>0.490112</text:p>
          </table:table-cell>
          <table:table-cell table:style-name="Default" office:value-type="float" office:value="0.538972" calcext:value-type="float">
            <text:p>0.538972</text:p>
          </table:table-cell>
          <table:table-cell table:style-name="Default" office:value-type="float" office:value="0.593502" calcext:value-type="float">
            <text:p>0.593502</text:p>
          </table:table-cell>
          <table:table-cell table:style-name="Default" office:value-type="float" office:value="0.550496" calcext:value-type="float">
            <text:p>0.550496</text:p>
          </table:table-cell>
          <table:table-cell table:style-name="Default" office:value-type="float" office:value="0.483753" calcext:value-type="float">
            <text:p>0.483753</text:p>
          </table:table-cell>
          <table:table-cell office:value-type="float" office:value="0.483753" calcext:value-type="float">
            <text:p>0.483753</text:p>
          </table:table-cell>
          <table:table-cell office:value-type="float" office:value="0.583809" calcext:value-type="float">
            <text:p>0.5838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style-name="Default" office:value-type="float" office:value="0.143395" calcext:value-type="float">
            <text:p>0.143395</text:p>
          </table:table-cell>
          <table:table-cell table:style-name="Default" office:value-type="float" office:value="0.143333" calcext:value-type="float">
            <text:p>0.143333</text:p>
          </table:table-cell>
          <table:table-cell table:style-name="Default" office:value-type="float" office:value="0.159214" calcext:value-type="float">
            <text:p>0.159214</text:p>
          </table:table-cell>
          <table:table-cell table:style-name="Default" office:value-type="float" office:value="0.135846" calcext:value-type="float">
            <text:p>0.135846</text:p>
          </table:table-cell>
          <table:table-cell table:style-name="Default" office:value-type="float" office:value="0.148813" calcext:value-type="float">
            <text:p>0.148813</text:p>
          </table:table-cell>
          <table:table-cell office:value-type="float" office:value="0.159214" calcext:value-type="float">
            <text:p>0.159214</text:p>
          </table:table-cell>
          <table:table-cell office:value-type="float" office:value="0.167297" calcext:value-type="float">
            <text:p>0.16729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style-name="Default" office:value-type="float" office:value="0.087443" calcext:value-type="float">
            <text:p>0.087443</text:p>
          </table:table-cell>
          <table:table-cell table:style-name="Default" office:value-type="float" office:value="0.082829" calcext:value-type="float">
            <text:p>0.082829</text:p>
          </table:table-cell>
          <table:table-cell table:style-name="Default" office:value-type="float" office:value="0.096171" calcext:value-type="float">
            <text:p>0.096171</text:p>
          </table:table-cell>
          <table:table-cell table:style-name="Default" office:value-type="float" office:value="0.087072" calcext:value-type="float">
            <text:p>0.087072</text:p>
          </table:table-cell>
          <table:table-cell table:style-name="Default" office:value-type="float" office:value="0.086878" calcext:value-type="float">
            <text:p>0.086878</text:p>
          </table:table-cell>
          <table:table-cell office:value-type="float" office:value="0.096171" calcext:value-type="float">
            <text:p>0.096171</text:p>
          </table:table-cell>
          <table:table-cell office:value-type="float" office:value="0.097256" calcext:value-type="float">
            <text:p>0.0972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style-name="Default" office:value-type="float" office:value="0.10045" calcext:value-type="float">
            <text:p>0.10045</text:p>
          </table:table-cell>
          <table:table-cell table:style-name="Default" office:value-type="float" office:value="0.104414" calcext:value-type="float">
            <text:p>0.104414</text:p>
          </table:table-cell>
          <table:table-cell table:style-name="Default" office:value-type="float" office:value="0.109755" calcext:value-type="float">
            <text:p>0.109755</text:p>
          </table:table-cell>
          <table:table-cell table:style-name="Default" office:value-type="float" office:value="0.103406" calcext:value-type="float">
            <text:p>0.103406</text:p>
          </table:table-cell>
          <table:table-cell table:style-name="Default" office:value-type="float" office:value="0.110415" calcext:value-type="float">
            <text:p>0.110415</text:p>
          </table:table-cell>
          <table:table-cell office:value-type="float" office:value="0.109755" calcext:value-type="float">
            <text:p>0.109755</text:p>
          </table:table-cell>
          <table:table-cell office:value-type="float" office:value="0.10395" calcext:value-type="float">
            <text:p>0.103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1.173575" calcext:value-type="float">
            <text:p>1.173575</text:p>
          </table:table-cell>
          <table:table-cell table:style-name="Default" office:value-type="float" office:value="1.194696" calcext:value-type="float">
            <text:p>1.194696</text:p>
          </table:table-cell>
          <table:table-cell table:style-name="Default" office:value-type="float" office:value="1.196716" calcext:value-type="float">
            <text:p>1.196716</text:p>
          </table:table-cell>
          <table:table-cell table:style-name="Default" office:value-type="float" office:value="1.177643" calcext:value-type="float">
            <text:p>1.177643</text:p>
          </table:table-cell>
          <table:table-cell table:style-name="Default" office:value-type="float" office:value="0.933662" calcext:value-type="float">
            <text:p>0.933662</text:p>
          </table:table-cell>
          <table:table-cell office:value-type="float" office:value="1.196716" calcext:value-type="float">
            <text:p>1.196716</text:p>
          </table:table-cell>
          <table:table-cell office:value-type="float" office:value="1.243172" calcext:value-type="float">
            <text:p>1.24317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0.278369" calcext:value-type="float">
            <text:p>0.278369</text:p>
          </table:table-cell>
          <table:table-cell table:style-name="Default" office:value-type="float" office:value="0.288108" calcext:value-type="float">
            <text:p>0.288108</text:p>
          </table:table-cell>
          <table:table-cell table:style-name="Default" office:value-type="float" office:value="0.291355" calcext:value-type="float">
            <text:p>0.291355</text:p>
          </table:table-cell>
          <table:table-cell table:style-name="Default" office:value-type="float" office:value="0.291203" calcext:value-type="float">
            <text:p>0.291203</text:p>
          </table:table-cell>
          <table:table-cell table:style-name="Default" office:value-type="float" office:value="0.275963" calcext:value-type="float">
            <text:p>0.275963</text:p>
          </table:table-cell>
          <table:table-cell office:value-type="float" office:value="0.275963" calcext:value-type="float">
            <text:p>0.275963</text:p>
          </table:table-cell>
          <table:table-cell office:value-type="float" office:value="0.302157" calcext:value-type="float">
            <text:p>0.30215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0.261422" calcext:value-type="float">
            <text:p>0.261422</text:p>
          </table:table-cell>
          <table:table-cell table:style-name="Default" office:value-type="float" office:value="0.252393" calcext:value-type="float">
            <text:p>0.252393</text:p>
          </table:table-cell>
          <table:table-cell table:style-name="Default" office:value-type="float" office:value="0.248422" calcext:value-type="float">
            <text:p>0.248422</text:p>
          </table:table-cell>
          <table:table-cell table:style-name="Default" office:value-type="float" office:value="0.255165" calcext:value-type="float">
            <text:p>0.255165</text:p>
          </table:table-cell>
          <table:table-cell table:style-name="Default" office:value-type="float" office:value="0.253729" calcext:value-type="float">
            <text:p>0.253729</text:p>
          </table:table-cell>
          <table:table-cell office:value-type="float" office:value="0.248422" calcext:value-type="float">
            <text:p>0.248422</text:p>
          </table:table-cell>
          <table:table-cell office:value-type="float" office:value="0.27333" calcext:value-type="float">
            <text:p>0.2733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style-name="Default" office:value-type="float" office:value="0.373219" calcext:value-type="float">
            <text:p>0.373219</text:p>
          </table:table-cell>
          <table:table-cell table:style-name="Default" office:value-type="float" office:value="0.357235" calcext:value-type="float">
            <text:p>0.357235</text:p>
          </table:table-cell>
          <table:table-cell table:style-name="Default" office:value-type="float" office:value="0.376675" calcext:value-type="float">
            <text:p>0.376675</text:p>
          </table:table-cell>
          <table:table-cell table:style-name="Default" office:value-type="float" office:value="0.360731" calcext:value-type="float">
            <text:p>0.360731</text:p>
          </table:table-cell>
          <table:table-cell table:style-name="Default" office:value-type="float" office:value="0.359656" calcext:value-type="float">
            <text:p>0.359656</text:p>
          </table:table-cell>
          <table:table-cell office:value-type="float" office:value="0.376675" calcext:value-type="float">
            <text:p>0.376675</text:p>
          </table:table-cell>
          <table:table-cell office:value-type="float" office:value="0.381758" calcext:value-type="float">
            <text:p>0.38175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style-name="Default" office:value-type="float" office:value="0.45215" calcext:value-type="float">
            <text:p>0.45215</text:p>
          </table:table-cell>
          <table:table-cell table:style-name="Default" office:value-type="float" office:value="0.453788" calcext:value-type="float">
            <text:p>0.453788</text:p>
          </table:table-cell>
          <table:table-cell table:style-name="Default" office:value-type="float" office:value="0.451871" calcext:value-type="float">
            <text:p>0.451871</text:p>
          </table:table-cell>
          <table:table-cell table:style-name="Default" office:value-type="float" office:value="0.464047" calcext:value-type="float">
            <text:p>0.464047</text:p>
          </table:table-cell>
          <table:table-cell table:style-name="Default" office:value-type="float" office:value="0.46023" calcext:value-type="float">
            <text:p>0.46023</text:p>
          </table:table-cell>
          <table:table-cell office:value-type="float" office:value="0.451871" calcext:value-type="float">
            <text:p>0.451871</text:p>
          </table:table-cell>
          <table:table-cell office:value-type="float" office:value="0.461441" calcext:value-type="float">
            <text:p>0.46144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style-name="Default" office:value-type="float" office:value="0.353732" calcext:value-type="float">
            <text:p>0.353732</text:p>
          </table:table-cell>
          <table:table-cell table:style-name="Default" office:value-type="float" office:value="0.35284" calcext:value-type="float">
            <text:p>0.35284</text:p>
          </table:table-cell>
          <table:table-cell table:style-name="Default" office:value-type="float" office:value="0.359654" calcext:value-type="float">
            <text:p>0.359654</text:p>
          </table:table-cell>
          <table:table-cell table:style-name="Default" office:value-type="float" office:value="0.36098" calcext:value-type="float">
            <text:p>0.36098</text:p>
          </table:table-cell>
          <table:table-cell table:style-name="Default" office:value-type="float" office:value="0.349956" calcext:value-type="float">
            <text:p>0.349956</text:p>
          </table:table-cell>
          <table:table-cell office:value-type="float" office:value="0.359654" calcext:value-type="float">
            <text:p>0.359654</text:p>
          </table:table-cell>
          <table:table-cell office:value-type="float" office:value="0.376751" calcext:value-type="float">
            <text:p>0.37675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style-name="Default" office:value-type="float" office:value="1.831946" calcext:value-type="float">
            <text:p>1.831946</text:p>
          </table:table-cell>
          <table:table-cell table:style-name="Default" office:value-type="float" office:value="1.890158" calcext:value-type="float">
            <text:p>1.890158</text:p>
          </table:table-cell>
          <table:table-cell table:style-name="Default" office:value-type="float" office:value="1.972824" calcext:value-type="float">
            <text:p>1.972824</text:p>
          </table:table-cell>
          <table:table-cell table:style-name="Default" office:value-type="float" office:value="1.844675" calcext:value-type="float">
            <text:p>1.844675</text:p>
          </table:table-cell>
          <table:table-cell table:style-name="Default" office:value-type="float" office:value="1.873051" calcext:value-type="float">
            <text:p>1.873051</text:p>
          </table:table-cell>
          <table:table-cell office:value-type="float" office:value="1.972824" calcext:value-type="float">
            <text:p>1.972824</text:p>
          </table:table-cell>
          <table:table-cell office:value-type="float" office:value="1.930437" calcext:value-type="float">
            <text:p>1.93043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style-name="Default" office:value-type="float" office:value="0.37881" calcext:value-type="float">
            <text:p>0.37881</text:p>
          </table:table-cell>
          <table:table-cell table:style-name="Default" office:value-type="float" office:value="0.368458" calcext:value-type="float">
            <text:p>0.368458</text:p>
          </table:table-cell>
          <table:table-cell table:style-name="Default" office:value-type="float" office:value="0.37964" calcext:value-type="float">
            <text:p>0.37964</text:p>
          </table:table-cell>
          <table:table-cell table:style-name="Default" office:value-type="float" office:value="0.368327" calcext:value-type="float">
            <text:p>0.368327</text:p>
          </table:table-cell>
          <table:table-cell table:style-name="Default" office:value-type="float" office:value="0.360764" calcext:value-type="float">
            <text:p>0.360764</text:p>
          </table:table-cell>
          <table:table-cell office:value-type="float" office:value="0.37964" calcext:value-type="float">
            <text:p>0.37964</text:p>
          </table:table-cell>
          <table:table-cell office:value-type="float" office:value="0.369537" calcext:value-type="float">
            <text:p>0.36953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style-name="Default" office:value-type="float" office:value="1.846202" calcext:value-type="float">
            <text:p>1.846202</text:p>
          </table:table-cell>
          <table:table-cell table:style-name="Default" office:value-type="float" office:value="1.925899" calcext:value-type="float">
            <text:p>1.925899</text:p>
          </table:table-cell>
          <table:table-cell table:style-name="Default" office:value-type="float" office:value="1.913348" calcext:value-type="float">
            <text:p>1.913348</text:p>
          </table:table-cell>
          <table:table-cell table:style-name="Default" office:value-type="float" office:value="1.886643" calcext:value-type="float">
            <text:p>1.886643</text:p>
          </table:table-cell>
          <table:table-cell table:style-name="Default" office:value-type="float" office:value="1.893627" calcext:value-type="float">
            <text:p>1.893627</text:p>
          </table:table-cell>
          <table:table-cell office:value-type="float" office:value="1.913348" calcext:value-type="float">
            <text:p>1.913348</text:p>
          </table:table-cell>
          <table:table-cell office:value-type="float" office:value="1.966207" calcext:value-type="float">
            <text:p>1.96620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0.767315" calcext:value-type="float">
            <text:p>0.767315</text:p>
          </table:table-cell>
          <table:table-cell table:style-name="Default" office:value-type="float" office:value="0.837567" calcext:value-type="float">
            <text:p>0.837567</text:p>
          </table:table-cell>
          <table:table-cell table:style-name="Default" office:value-type="float" office:value="0.847113" calcext:value-type="float">
            <text:p>0.847113</text:p>
          </table:table-cell>
          <table:table-cell table:style-name="Default" office:value-type="float" office:value="0.79388" calcext:value-type="float">
            <text:p>0.79388</text:p>
          </table:table-cell>
          <table:table-cell table:style-name="Default" office:value-type="float" office:value="0.886915" calcext:value-type="float">
            <text:p>0.886915</text:p>
          </table:table-cell>
          <table:table-cell office:value-type="float" office:value="0.847113" calcext:value-type="float">
            <text:p>0.847113</text:p>
          </table:table-cell>
          <table:table-cell office:value-type="float" office:value="0.822509" calcext:value-type="float">
            <text:p>0.8225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0.233048" calcext:value-type="float">
            <text:p>0.233048</text:p>
          </table:table-cell>
          <table:table-cell table:style-name="Default" office:value-type="float" office:value="0.39383" calcext:value-type="float">
            <text:p>0.39383</text:p>
          </table:table-cell>
          <table:table-cell table:style-name="Default" office:value-type="float" office:value="0.396358" calcext:value-type="float">
            <text:p>0.396358</text:p>
          </table:table-cell>
          <table:table-cell table:style-name="Default" office:value-type="float" office:value="0.416177" calcext:value-type="float">
            <text:p>0.416177</text:p>
          </table:table-cell>
          <table:table-cell table:style-name="Default" office:value-type="float" office:value="0.231838" calcext:value-type="float">
            <text:p>0.231838</text:p>
          </table:table-cell>
          <table:table-cell office:value-type="float" office:value="0.231838" calcext:value-type="float">
            <text:p>0.231838</text:p>
          </table:table-cell>
          <table:table-cell office:value-type="float" office:value="0.396445" calcext:value-type="float">
            <text:p>0.39644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style-name="Default" office:value-type="float" office:value="6.377985" calcext:value-type="float">
            <text:p>6.377985</text:p>
          </table:table-cell>
          <table:table-cell table:style-name="Default" office:value-type="float" office:value="6.534799" calcext:value-type="float">
            <text:p>6.534799</text:p>
          </table:table-cell>
          <table:table-cell table:style-name="Default" office:value-type="float" office:value="6.547091" calcext:value-type="float">
            <text:p>6.547091</text:p>
          </table:table-cell>
          <table:table-cell table:style-name="Default" office:value-type="float" office:value="11.873489" calcext:value-type="float">
            <text:p>11.873489</text:p>
          </table:table-cell>
          <table:table-cell table:style-name="Default" office:value-type="float" office:value="9.417056" calcext:value-type="float">
            <text:p>9.417056</text:p>
          </table:table-cell>
          <table:table-cell office:value-type="float" office:value="6.547091" calcext:value-type="float">
            <text:p>6.547091</text:p>
          </table:table-cell>
          <table:table-cell office:value-type="float" office:value="16.803181" calcext:value-type="float">
            <text:p>16.80318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4.136611" calcext:value-type="float">
            <text:p>4.136611</text:p>
          </table:table-cell>
          <table:table-cell table:style-name="Default" office:value-type="float" office:value="5.97721" calcext:value-type="float">
            <text:p>5.97721</text:p>
          </table:table-cell>
          <table:table-cell table:style-name="Default" office:value-type="float" office:value="4.365816" calcext:value-type="float">
            <text:p>4.365816</text:p>
          </table:table-cell>
          <table:table-cell table:style-name="Default" office:value-type="float" office:value="9.92656" calcext:value-type="float">
            <text:p>9.92656</text:p>
          </table:table-cell>
          <table:table-cell table:style-name="Default" office:value-type="float" office:value="4.538655" calcext:value-type="float">
            <text:p>4.538655</text:p>
          </table:table-cell>
          <table:table-cell office:value-type="float" office:value="4.365816" calcext:value-type="float">
            <text:p>4.365816</text:p>
          </table:table-cell>
          <table:table-cell office:value-type="float" office:value="13.010591" calcext:value-type="float">
            <text:p>13.01059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0.454318" calcext:value-type="float">
            <text:p>0.454318</text:p>
          </table:table-cell>
          <table:table-cell table:style-name="Default" office:value-type="float" office:value="4.694529" calcext:value-type="float">
            <text:p>4.694529</text:p>
          </table:table-cell>
          <table:table-cell table:style-name="Default" office:value-type="float" office:value="0.479168" calcext:value-type="float">
            <text:p>0.479168</text:p>
          </table:table-cell>
          <table:table-cell table:style-name="Default" office:value-type="float" office:value="4.553155" calcext:value-type="float">
            <text:p>4.553155</text:p>
          </table:table-cell>
          <table:table-cell table:style-name="Default" office:value-type="float" office:value="0.548302" calcext:value-type="float">
            <text:p>0.548302</text:p>
          </table:table-cell>
          <table:table-cell office:value-type="float" office:value="0.548302" calcext:value-type="float">
            <text:p>0.548302</text:p>
          </table:table-cell>
          <table:table-cell office:value-type="float" office:value="2.63499" calcext:value-type="float">
            <text:p>2.6349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1.945961" calcext:value-type="float">
            <text:p>1.945961</text:p>
          </table:table-cell>
          <table:table-cell table:style-name="Default" office:value-type="float" office:value="2.129729" calcext:value-type="float">
            <text:p>2.129729</text:p>
          </table:table-cell>
          <table:table-cell table:style-name="Default" office:value-type="float" office:value="2.026642" calcext:value-type="float">
            <text:p>2.026642</text:p>
          </table:table-cell>
          <table:table-cell table:style-name="Default" office:value-type="float" office:value="2.038608" calcext:value-type="float">
            <text:p>2.038608</text:p>
          </table:table-cell>
          <table:table-cell table:style-name="Default" office:value-type="float" office:value="1.118826" calcext:value-type="float">
            <text:p>1.118826</text:p>
          </table:table-cell>
          <table:table-cell office:value-type="float" office:value="2.026642" calcext:value-type="float">
            <text:p>2.026642</text:p>
          </table:table-cell>
          <table:table-cell office:value-type="float" office:value="2.122507" calcext:value-type="float">
            <text:p>2.12250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0.573982" calcext:value-type="float">
            <text:p>0.573982</text:p>
          </table:table-cell>
          <table:table-cell table:style-name="Default" office:value-type="float" office:value="0.571469" calcext:value-type="float">
            <text:p>0.571469</text:p>
          </table:table-cell>
          <table:table-cell table:style-name="Default" office:value-type="float" office:value="0.573425" calcext:value-type="float">
            <text:p>0.573425</text:p>
          </table:table-cell>
          <table:table-cell table:style-name="Default" office:value-type="float" office:value="0.587125" calcext:value-type="float">
            <text:p>0.587125</text:p>
          </table:table-cell>
          <table:table-cell table:style-name="Default" office:value-type="float" office:value="0.643781" calcext:value-type="float">
            <text:p>0.643781</text:p>
          </table:table-cell>
          <table:table-cell office:value-type="float" office:value="0.573425" calcext:value-type="float">
            <text:p>0.573425</text:p>
          </table:table-cell>
          <table:table-cell office:value-type="float" office:value="0.590123" calcext:value-type="float">
            <text:p>0.5901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9.258025" calcext:value-type="float">
            <text:p>9.258025</text:p>
          </table:table-cell>
          <table:table-cell table:style-name="Default" office:value-type="float" office:value="3.129258" calcext:value-type="float">
            <text:p>3.129258</text:p>
          </table:table-cell>
          <table:table-cell table:style-name="Default" office:value-type="float" office:value="3.16912" calcext:value-type="float">
            <text:p>3.16912</text:p>
          </table:table-cell>
          <table:table-cell table:style-name="Default" office:value-type="float" office:value="9.499151" calcext:value-type="float">
            <text:p>9.499151</text:p>
          </table:table-cell>
          <table:table-cell table:style-name="Default" office:value-type="float" office:value="3.339826" calcext:value-type="float">
            <text:p>3.339826</text:p>
          </table:table-cell>
          <table:table-cell office:value-type="float" office:value="3.16912" calcext:value-type="float">
            <text:p>3.16912</text:p>
          </table:table-cell>
          <table:table-cell office:value-type="float" office:value="3.272443" calcext:value-type="float">
            <text:p>3.27244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0.428218" calcext:value-type="float">
            <text:p>0.428218</text:p>
          </table:table-cell>
          <table:table-cell table:style-name="Default" office:value-type="float" office:value="0.439359" calcext:value-type="float">
            <text:p>0.439359</text:p>
          </table:table-cell>
          <table:table-cell table:style-name="Default" office:value-type="float" office:value="0.43493" calcext:value-type="float">
            <text:p>0.43493</text:p>
          </table:table-cell>
          <table:table-cell table:style-name="Default" office:value-type="float" office:value="0.466643" calcext:value-type="float">
            <text:p>0.466643</text:p>
          </table:table-cell>
          <table:table-cell table:style-name="Default" office:value-type="float" office:value="0.43044" calcext:value-type="float">
            <text:p>0.43044</text:p>
          </table:table-cell>
          <table:table-cell office:value-type="float" office:value="0.43493" calcext:value-type="float">
            <text:p>0.43493</text:p>
          </table:table-cell>
          <table:table-cell office:value-type="float" office:value="0.430835" calcext:value-type="float">
            <text:p>0.4308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0.335816" calcext:value-type="float">
            <text:p>0.335816</text:p>
          </table:table-cell>
          <table:table-cell table:style-name="Default" office:value-type="float" office:value="0.334845" calcext:value-type="float">
            <text:p>0.334845</text:p>
          </table:table-cell>
          <table:table-cell table:style-name="Default" office:value-type="float" office:value="0.33454" calcext:value-type="float">
            <text:p>0.33454</text:p>
          </table:table-cell>
          <table:table-cell table:style-name="Default" office:value-type="float" office:value="0.331949" calcext:value-type="float">
            <text:p>0.331949</text:p>
          </table:table-cell>
          <table:table-cell table:style-name="Default" office:value-type="float" office:value="0.357152" calcext:value-type="float">
            <text:p>0.357152</text:p>
          </table:table-cell>
          <table:table-cell office:value-type="float" office:value="0.33454" calcext:value-type="float">
            <text:p>0.33454</text:p>
          </table:table-cell>
          <table:table-cell office:value-type="float" office:value="0.41056" calcext:value-type="float">
            <text:p>0.410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6.786985" calcext:value-type="float">
            <text:p>6.786985</text:p>
          </table:table-cell>
          <table:table-cell table:style-name="Default" office:value-type="float" office:value="7.068518" calcext:value-type="float">
            <text:p>7.068518</text:p>
          </table:table-cell>
          <table:table-cell table:style-name="Default" office:value-type="float" office:value="6.871263" calcext:value-type="float">
            <text:p>6.871263</text:p>
          </table:table-cell>
          <table:table-cell table:style-name="Default" office:value-type="float" office:value="6.839631" calcext:value-type="float">
            <text:p>6.839631</text:p>
          </table:table-cell>
          <table:table-cell table:style-name="Default" office:value-type="float" office:value="7.063964" calcext:value-type="float">
            <text:p>7.063964</text:p>
          </table:table-cell>
          <table:table-cell office:value-type="float" office:value="6.871263" calcext:value-type="float">
            <text:p>6.871263</text:p>
          </table:table-cell>
          <table:table-cell office:value-type="float" office:value="7.961863" calcext:value-type="float">
            <text:p>7.96186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2.037032" calcext:value-type="float">
            <text:p>2.037032</text:p>
          </table:table-cell>
          <table:table-cell table:style-name="Default" office:value-type="float" office:value="2.737239" calcext:value-type="float">
            <text:p>2.737239</text:p>
          </table:table-cell>
          <table:table-cell table:style-name="Default" office:value-type="float" office:value="2.690526" calcext:value-type="float">
            <text:p>2.690526</text:p>
          </table:table-cell>
          <table:table-cell table:style-name="Default" office:value-type="float" office:value="2.595307" calcext:value-type="float">
            <text:p>2.595307</text:p>
          </table:table-cell>
          <table:table-cell table:style-name="Default" office:value-type="float" office:value="2.552498" calcext:value-type="float">
            <text:p>2.552498</text:p>
          </table:table-cell>
          <table:table-cell office:value-type="float" office:value="2.690526" calcext:value-type="float">
            <text:p>2.690526</text:p>
          </table:table-cell>
          <table:table-cell office:value-type="float" office:value="9.769844" calcext:value-type="float">
            <text:p>9.7698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1.37574" calcext:value-type="float">
            <text:p>1.37574</text:p>
          </table:table-cell>
          <table:table-cell table:style-name="Default" office:value-type="float" office:value="4.83967" calcext:value-type="float">
            <text:p>4.83967</text:p>
          </table:table-cell>
          <table:table-cell table:style-name="Default" office:value-type="float" office:value="3.971016" calcext:value-type="float">
            <text:p>3.971016</text:p>
          </table:table-cell>
          <table:table-cell table:style-name="Default" office:value-type="float" office:value="5.194933" calcext:value-type="float">
            <text:p>5.194933</text:p>
          </table:table-cell>
          <table:table-cell table:style-name="Default" office:value-type="float" office:value="4.929324" calcext:value-type="float">
            <text:p>4.929324</text:p>
          </table:table-cell>
          <table:table-cell office:value-type="float" office:value="3.971016" calcext:value-type="float">
            <text:p>3.971016</text:p>
          </table:table-cell>
          <table:table-cell office:value-type="float" office:value="8.780931" calcext:value-type="float">
            <text:p>8.7809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1.285603" calcext:value-type="float">
            <text:p>1.285603</text:p>
          </table:table-cell>
          <table:table-cell table:style-name="Default" office:value-type="float" office:value="3.881968" calcext:value-type="float">
            <text:p>3.881968</text:p>
          </table:table-cell>
          <table:table-cell table:style-name="Default" office:value-type="float" office:value="3.739495" calcext:value-type="float">
            <text:p>3.739495</text:p>
          </table:table-cell>
          <table:table-cell table:style-name="Default" office:value-type="float" office:value="4.606079" calcext:value-type="float">
            <text:p>4.606079</text:p>
          </table:table-cell>
          <table:table-cell table:style-name="Default" office:value-type="float" office:value="3.704409" calcext:value-type="float">
            <text:p>3.704409</text:p>
          </table:table-cell>
          <table:table-cell office:value-type="float" office:value="3.739495" calcext:value-type="float">
            <text:p>3.739495</text:p>
          </table:table-cell>
          <table:table-cell office:value-type="float" office:value="8.725252" calcext:value-type="float">
            <text:p>8.7252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1.360451" calcext:value-type="float">
            <text:p>1.360451</text:p>
          </table:table-cell>
          <table:table-cell table:style-name="Default" office:value-type="float" office:value="4.139991" calcext:value-type="float">
            <text:p>4.139991</text:p>
          </table:table-cell>
          <table:table-cell table:style-name="Default" office:value-type="float" office:value="3.893493" calcext:value-type="float">
            <text:p>3.893493</text:p>
          </table:table-cell>
          <table:table-cell table:style-name="Default" office:value-type="float" office:value="4.94857" calcext:value-type="float">
            <text:p>4.94857</text:p>
          </table:table-cell>
          <table:table-cell table:style-name="Default" office:value-type="float" office:value="4.634947" calcext:value-type="float">
            <text:p>4.634947</text:p>
          </table:table-cell>
          <table:table-cell office:value-type="float" office:value="3.893493" calcext:value-type="float">
            <text:p>3.893493</text:p>
          </table:table-cell>
          <table:table-cell office:value-type="float" office:value="8.820387" calcext:value-type="float">
            <text:p>8.8203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3.190187" calcext:value-type="float">
            <text:p>3.190187</text:p>
          </table:table-cell>
          <table:table-cell table:style-name="Default" office:value-type="float" office:value="7.800629" calcext:value-type="float">
            <text:p>7.800629</text:p>
          </table:table-cell>
          <table:table-cell table:style-name="Default" office:value-type="float" office:value="7.444529" calcext:value-type="float">
            <text:p>7.444529</text:p>
          </table:table-cell>
          <table:table-cell table:style-name="Default" office:value-type="float" office:value="7.441944" calcext:value-type="float">
            <text:p>7.441944</text:p>
          </table:table-cell>
          <table:table-cell table:style-name="Default" office:value-type="float" office:value="7.801275" calcext:value-type="float">
            <text:p>7.801275</text:p>
          </table:table-cell>
          <table:table-cell office:value-type="float" office:value="7.444529" calcext:value-type="float">
            <text:p>7.444529</text:p>
          </table:table-cell>
          <table:table-cell office:value-type="float" office:value="15.068571" calcext:value-type="float">
            <text:p>15.06857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2.095029" calcext:value-type="float">
            <text:p>2.095029</text:p>
          </table:table-cell>
          <table:table-cell table:style-name="Default" office:value-type="float" office:value="5.830294" calcext:value-type="float">
            <text:p>5.830294</text:p>
          </table:table-cell>
          <table:table-cell table:style-name="Default" office:value-type="float" office:value="5.255061" calcext:value-type="float">
            <text:p>5.255061</text:p>
          </table:table-cell>
          <table:table-cell table:style-name="Default" office:value-type="float" office:value="5.510418" calcext:value-type="float">
            <text:p>5.510418</text:p>
          </table:table-cell>
          <table:table-cell table:style-name="Default" office:value-type="float" office:value="5.861728" calcext:value-type="float">
            <text:p>5.861728</text:p>
          </table:table-cell>
          <table:table-cell office:value-type="float" office:value="5.255061" calcext:value-type="float">
            <text:p>5.255061</text:p>
          </table:table-cell>
          <table:table-cell office:value-type="float" office:value="9.810943" calcext:value-type="float">
            <text:p>9.81094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2.477368" calcext:value-type="float">
            <text:p>2.477368</text:p>
          </table:table-cell>
          <table:table-cell table:style-name="Default" office:value-type="float" office:value="5.703258" calcext:value-type="float">
            <text:p>5.703258</text:p>
          </table:table-cell>
          <table:table-cell table:style-name="Default" office:value-type="float" office:value="2.843122" calcext:value-type="float">
            <text:p>2.843122</text:p>
          </table:table-cell>
          <table:table-cell table:style-name="Default" office:value-type="float" office:value="5.625404" calcext:value-type="float">
            <text:p>5.625404</text:p>
          </table:table-cell>
          <table:table-cell table:style-name="Default" office:value-type="float" office:value="2.872535" calcext:value-type="float">
            <text:p>2.872535</text:p>
          </table:table-cell>
          <table:table-cell office:value-type="float" office:value="2.843122" calcext:value-type="float">
            <text:p>2.843122</text:p>
          </table:table-cell>
          <table:table-cell office:value-type="float" office:value="20.256323" calcext:value-type="float">
            <text:p>20.2563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0.138067" calcext:value-type="float">
            <text:p>0.138067</text:p>
          </table:table-cell>
          <table:table-cell table:style-name="Default" office:value-type="float" office:value="0.141997" calcext:value-type="float">
            <text:p>0.141997</text:p>
          </table:table-cell>
          <table:table-cell table:style-name="Default" office:value-type="float" office:value="0.144859" calcext:value-type="float">
            <text:p>0.144859</text:p>
          </table:table-cell>
          <table:table-cell table:style-name="Default" office:value-type="float" office:value="0.136091" calcext:value-type="float">
            <text:p>0.136091</text:p>
          </table:table-cell>
          <table:table-cell table:style-name="Default" office:value-type="float" office:value="0.118107" calcext:value-type="float">
            <text:p>0.118107</text:p>
          </table:table-cell>
          <table:table-cell office:value-type="float" office:value="0.144859" calcext:value-type="float">
            <text:p>0.144859</text:p>
          </table:table-cell>
          <table:table-cell office:value-type="float" office:value="0.271456" calcext:value-type="float">
            <text:p>0.2714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3.337704" calcext:value-type="float">
            <text:p>3.337704</text:p>
          </table:table-cell>
          <table:table-cell table:style-name="Default" office:value-type="float" office:value="6.015296" calcext:value-type="float">
            <text:p>6.015296</text:p>
          </table:table-cell>
          <table:table-cell table:style-name="Default" office:value-type="float" office:value="6.098183" calcext:value-type="float">
            <text:p>6.098183</text:p>
          </table:table-cell>
          <table:table-cell table:style-name="Default" office:value-type="float" office:value="6.188101" calcext:value-type="float">
            <text:p>6.188101</text:p>
          </table:table-cell>
          <table:table-cell table:style-name="Default" office:value-type="float" office:value="4.054474" calcext:value-type="float">
            <text:p>4.054474</text:p>
          </table:table-cell>
          <table:table-cell office:value-type="float" office:value="6.098183" calcext:value-type="float">
            <text:p>6.098183</text:p>
          </table:table-cell>
          <table:table-cell office:value-type="float" office:value="5.908807" calcext:value-type="float">
            <text:p>5.90880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0.294968" calcext:value-type="float">
            <text:p>0.294968</text:p>
          </table:table-cell>
          <table:table-cell table:style-name="Default" office:value-type="float" office:value="0.429983" calcext:value-type="float">
            <text:p>0.429983</text:p>
          </table:table-cell>
          <table:table-cell table:style-name="Default" office:value-type="float" office:value="0.442044" calcext:value-type="float">
            <text:p>0.442044</text:p>
          </table:table-cell>
          <table:table-cell table:style-name="Default" office:value-type="float" office:value="0.438532" calcext:value-type="float">
            <text:p>0.438532</text:p>
          </table:table-cell>
          <table:table-cell table:style-name="Default" office:value-type="float" office:value="0.422589" calcext:value-type="float">
            <text:p>0.422589</text:p>
          </table:table-cell>
          <table:table-cell office:value-type="float" office:value="0.442044" calcext:value-type="float">
            <text:p>0.442044</text:p>
          </table:table-cell>
          <table:table-cell office:value-type="float" office:value="0.441624" calcext:value-type="float">
            <text:p>0.4416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0.322611" calcext:value-type="float">
            <text:p>0.322611</text:p>
          </table:table-cell>
          <table:table-cell table:style-name="Default" office:value-type="float" office:value="0.417281" calcext:value-type="float">
            <text:p>0.417281</text:p>
          </table:table-cell>
          <table:table-cell table:style-name="Default" office:value-type="float" office:value="0.427315" calcext:value-type="float">
            <text:p>0.427315</text:p>
          </table:table-cell>
          <table:table-cell table:style-name="Default" office:value-type="float" office:value="0.423452" calcext:value-type="float">
            <text:p>0.423452</text:p>
          </table:table-cell>
          <table:table-cell table:style-name="Default" office:value-type="float" office:value="0.416008" calcext:value-type="float">
            <text:p>0.416008</text:p>
          </table:table-cell>
          <table:table-cell office:value-type="float" office:value="0.427315" calcext:value-type="float">
            <text:p>0.427315</text:p>
          </table:table-cell>
          <table:table-cell office:value-type="float" office:value="0.435918" calcext:value-type="float">
            <text:p>0.43591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0.973519" calcext:value-type="float">
            <text:p>0.973519</text:p>
          </table:table-cell>
          <table:table-cell table:style-name="Default" office:value-type="float" office:value="1.723634" calcext:value-type="float">
            <text:p>1.723634</text:p>
          </table:table-cell>
          <table:table-cell table:style-name="Default" office:value-type="float" office:value="1.131441" calcext:value-type="float">
            <text:p>1.131441</text:p>
          </table:table-cell>
          <table:table-cell table:style-name="Default" office:value-type="float" office:value="1.441419" calcext:value-type="float">
            <text:p>1.441419</text:p>
          </table:table-cell>
          <table:table-cell table:style-name="Default" office:value-type="float" office:value="1.503931" calcext:value-type="float">
            <text:p>1.503931</text:p>
          </table:table-cell>
          <table:table-cell office:value-type="float" office:value="1.131441" calcext:value-type="float">
            <text:p>1.131441</text:p>
          </table:table-cell>
          <table:table-cell office:value-type="float" office:value="1.532886" calcext:value-type="float">
            <text:p>1.532886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0.298657" calcext:value-type="float">
            <text:p>0.298657</text:p>
          </table:table-cell>
          <table:table-cell table:style-name="Default" office:value-type="float" office:value="0.39773" calcext:value-type="float">
            <text:p>0.39773</text:p>
          </table:table-cell>
          <table:table-cell table:style-name="Default" office:value-type="float" office:value="0.373737" calcext:value-type="float">
            <text:p>0.373737</text:p>
          </table:table-cell>
          <table:table-cell table:style-name="Default" office:value-type="float" office:value="0.361169" calcext:value-type="float">
            <text:p>0.361169</text:p>
          </table:table-cell>
          <table:table-cell table:style-name="Default" office:value-type="float" office:value="0.373251" calcext:value-type="float">
            <text:p>0.373251</text:p>
          </table:table-cell>
          <table:table-cell office:value-type="float" office:value="0.373737" calcext:value-type="float">
            <text:p>0.373737</text:p>
          </table:table-cell>
          <table:table-cell office:value-type="float" office:value="0.401327" calcext:value-type="float">
            <text:p>0.4013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0.913964" calcext:value-type="float">
            <text:p>0.913964</text:p>
          </table:table-cell>
          <table:table-cell table:style-name="Default" office:value-type="float" office:value="2.668388" calcext:value-type="float">
            <text:p>2.668388</text:p>
          </table:table-cell>
          <table:table-cell table:style-name="Default" office:value-type="float" office:value="2.601758" calcext:value-type="float">
            <text:p>2.601758</text:p>
          </table:table-cell>
          <table:table-cell table:style-name="Default" office:value-type="float" office:value="3.500796" calcext:value-type="float">
            <text:p>3.500796</text:p>
          </table:table-cell>
          <table:table-cell table:style-name="Default" office:value-type="float" office:value="1.672371" calcext:value-type="float">
            <text:p>1.672371</text:p>
          </table:table-cell>
          <table:table-cell office:value-type="float" office:value="2.601758" calcext:value-type="float">
            <text:p>2.601758</text:p>
          </table:table-cell>
          <table:table-cell office:value-type="float" office:value="11.666922" calcext:value-type="float">
            <text:p>11.66692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0.059374" calcext:value-type="float">
            <text:p>0.059374</text:p>
          </table:table-cell>
          <table:table-cell table:style-name="Default" office:value-type="float" office:value="0.060558" calcext:value-type="float">
            <text:p>0.060558</text:p>
          </table:table-cell>
          <table:table-cell table:style-name="Default" office:value-type="float" office:value="0.053505" calcext:value-type="float">
            <text:p>0.053505</text:p>
          </table:table-cell>
          <table:table-cell table:style-name="Default" office:value-type="float" office:value="0.060011" calcext:value-type="float">
            <text:p>0.060011</text:p>
          </table:table-cell>
          <table:table-cell table:style-name="Default" office:value-type="float" office:value="0.051509" calcext:value-type="float">
            <text:p>0.051509</text:p>
          </table:table-cell>
          <table:table-cell office:value-type="float" office:value="0.053505" calcext:value-type="float">
            <text:p>0.053505</text:p>
          </table:table-cell>
          <table:table-cell office:value-type="float" office:value="0.052952" calcext:value-type="float">
            <text:p>0.0529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0.020232" calcext:value-type="float">
            <text:p>0.020232</text:p>
          </table:table-cell>
          <table:table-cell table:style-name="Default" office:value-type="float" office:value="0.020032" calcext:value-type="float">
            <text:p>0.020032</text:p>
          </table:table-cell>
          <table:table-cell table:style-name="Default" office:value-type="float" office:value="0.015974" calcext:value-type="float">
            <text:p>0.015974</text:p>
          </table:table-cell>
          <table:table-cell table:style-name="Default" office:value-type="float" office:value="0.016545" calcext:value-type="float">
            <text:p>0.016545</text:p>
          </table:table-cell>
          <table:table-cell table:style-name="Default" office:value-type="float" office:value="0.019863" calcext:value-type="float">
            <text:p>0.019863</text:p>
          </table:table-cell>
          <table:table-cell office:value-type="float" office:value="0.015974" calcext:value-type="float">
            <text:p>0.015974</text:p>
          </table:table-cell>
          <table:table-cell office:value-type="float" office:value="0.018796" calcext:value-type="float">
            <text:p>0.01879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0.261307" calcext:value-type="float">
            <text:p>0.261307</text:p>
          </table:table-cell>
          <table:table-cell table:style-name="Default" office:value-type="float" office:value="0.762226" calcext:value-type="float">
            <text:p>0.762226</text:p>
          </table:table-cell>
          <table:table-cell table:style-name="Default" office:value-type="float" office:value="0.544559" calcext:value-type="float">
            <text:p>0.544559</text:p>
          </table:table-cell>
          <table:table-cell table:style-name="Default" office:value-type="float" office:value="0.637578" calcext:value-type="float">
            <text:p>0.637578</text:p>
          </table:table-cell>
          <table:table-cell table:style-name="Default" office:value-type="float" office:value="0.586518" calcext:value-type="float">
            <text:p>0.586518</text:p>
          </table:table-cell>
          <table:table-cell office:value-type="float" office:value="0.586518" calcext:value-type="float">
            <text:p>0.586518</text:p>
          </table:table-cell>
          <table:table-cell office:value-type="float" office:value="2.074244" calcext:value-type="float">
            <text:p>2.0742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0.264084" calcext:value-type="float">
            <text:p>0.264084</text:p>
          </table:table-cell>
          <table:table-cell table:style-name="Default" office:value-type="float" office:value="0.342128" calcext:value-type="float">
            <text:p>0.342128</text:p>
          </table:table-cell>
          <table:table-cell table:style-name="Default" office:value-type="float" office:value="0.34538" calcext:value-type="float">
            <text:p>0.34538</text:p>
          </table:table-cell>
          <table:table-cell table:style-name="Default" office:value-type="float" office:value="0.347302" calcext:value-type="float">
            <text:p>0.347302</text:p>
          </table:table-cell>
          <table:table-cell table:style-name="Default" office:value-type="float" office:value="0.34112" calcext:value-type="float">
            <text:p>0.34112</text:p>
          </table:table-cell>
          <table:table-cell office:value-type="float" office:value="0.34538" calcext:value-type="float">
            <text:p>0.34538</text:p>
          </table:table-cell>
          <table:table-cell office:value-type="float" office:value="0.819766" calcext:value-type="float">
            <text:p>0.81976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0.127757" calcext:value-type="float">
            <text:p>0.127757</text:p>
          </table:table-cell>
          <table:table-cell table:style-name="Default" office:value-type="float" office:value="0.131604" calcext:value-type="float">
            <text:p>0.131604</text:p>
          </table:table-cell>
          <table:table-cell table:style-name="Default" office:value-type="float" office:value="0.129468" calcext:value-type="float">
            <text:p>0.129468</text:p>
          </table:table-cell>
          <table:table-cell table:style-name="Default" office:value-type="float" office:value="0.120678" calcext:value-type="float">
            <text:p>0.120678</text:p>
          </table:table-cell>
          <table:table-cell table:style-name="Default" office:value-type="float" office:value="0.125341" calcext:value-type="float">
            <text:p>0.125341</text:p>
          </table:table-cell>
          <table:table-cell office:value-type="float" office:value="0.129468" calcext:value-type="float">
            <text:p>0.129468</text:p>
          </table:table-cell>
          <table:table-cell office:value-type="float" office:value="0.142007" calcext:value-type="float">
            <text:p>0.14200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0.124354" calcext:value-type="float">
            <text:p>0.124354</text:p>
          </table:table-cell>
          <table:table-cell table:style-name="Default" office:value-type="float" office:value="0.134916" calcext:value-type="float">
            <text:p>0.134916</text:p>
          </table:table-cell>
          <table:table-cell table:style-name="Default" office:value-type="float" office:value="0.130883" calcext:value-type="float">
            <text:p>0.130883</text:p>
          </table:table-cell>
          <table:table-cell table:style-name="Default" office:value-type="float" office:value="0.122945" calcext:value-type="float">
            <text:p>0.122945</text:p>
          </table:table-cell>
          <table:table-cell table:style-name="Default" office:value-type="float" office:value="0.131969" calcext:value-type="float">
            <text:p>0.131969</text:p>
          </table:table-cell>
          <table:table-cell office:value-type="float" office:value="0.130883" calcext:value-type="float">
            <text:p>0.130883</text:p>
          </table:table-cell>
          <table:table-cell office:value-type="float" office:value="0.123311" calcext:value-type="float">
            <text:p>0.1233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0.23525" calcext:value-type="float">
            <text:p>0.23525</text:p>
          </table:table-cell>
          <table:table-cell table:style-name="Default" office:value-type="float" office:value="0.257916" calcext:value-type="float">
            <text:p>0.257916</text:p>
          </table:table-cell>
          <table:table-cell table:style-name="Default" office:value-type="float" office:value="0.25077" calcext:value-type="float">
            <text:p>0.25077</text:p>
          </table:table-cell>
          <table:table-cell table:style-name="Default" office:value-type="float" office:value="0.223963" calcext:value-type="float">
            <text:p>0.223963</text:p>
          </table:table-cell>
          <table:table-cell table:style-name="Default" office:value-type="float" office:value="0.227952" calcext:value-type="float">
            <text:p>0.227952</text:p>
          </table:table-cell>
          <table:table-cell office:value-type="float" office:value="0.227952" calcext:value-type="float">
            <text:p>0.227952</text:p>
          </table:table-cell>
          <table:table-cell office:value-type="float" office:value="0.236329" calcext:value-type="float">
            <text:p>0.2363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0.604555" calcext:value-type="float">
            <text:p>0.604555</text:p>
          </table:table-cell>
          <table:table-cell table:style-name="Default" office:value-type="float" office:value="1.283039" calcext:value-type="float">
            <text:p>1.283039</text:p>
          </table:table-cell>
          <table:table-cell table:style-name="Default" office:value-type="float" office:value="0.643818" calcext:value-type="float">
            <text:p>0.643818</text:p>
          </table:table-cell>
          <table:table-cell table:style-name="Default" office:value-type="float" office:value="1.366848" calcext:value-type="float">
            <text:p>1.366848</text:p>
          </table:table-cell>
          <table:table-cell table:style-name="Default" office:value-type="float" office:value="0.680782" calcext:value-type="float">
            <text:p>0.680782</text:p>
          </table:table-cell>
          <table:table-cell office:value-type="float" office:value="0.643818" calcext:value-type="float">
            <text:p>0.643818</text:p>
          </table:table-cell>
          <table:table-cell office:value-type="float" office:value="1.844369" calcext:value-type="float">
            <text:p>1.84436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0.377141" calcext:value-type="float">
            <text:p>0.377141</text:p>
          </table:table-cell>
          <table:table-cell table:style-name="Default" office:value-type="float" office:value="0.414734" calcext:value-type="float">
            <text:p>0.414734</text:p>
          </table:table-cell>
          <table:table-cell table:style-name="Default" office:value-type="float" office:value="0.412529" calcext:value-type="float">
            <text:p>0.412529</text:p>
          </table:table-cell>
          <table:table-cell table:style-name="Default" office:value-type="float" office:value="0.369268" calcext:value-type="float">
            <text:p>0.369268</text:p>
          </table:table-cell>
          <table:table-cell table:style-name="Default" office:value-type="float" office:value="0.409216" calcext:value-type="float">
            <text:p>0.409216</text:p>
          </table:table-cell>
          <table:table-cell office:value-type="float" office:value="0.412529" calcext:value-type="float">
            <text:p>0.412529</text:p>
          </table:table-cell>
          <table:table-cell office:value-type="float" office:value="0.376528" calcext:value-type="float">
            <text:p>0.3765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0.312882" calcext:value-type="float">
            <text:p>0.312882</text:p>
          </table:table-cell>
          <table:table-cell table:style-name="Default" office:value-type="float" office:value="0.367072" calcext:value-type="float">
            <text:p>0.367072</text:p>
          </table:table-cell>
          <table:table-cell table:style-name="Default" office:value-type="float" office:value="0.344345" calcext:value-type="float">
            <text:p>0.344345</text:p>
          </table:table-cell>
          <table:table-cell table:style-name="Default" office:value-type="float" office:value="0.313045" calcext:value-type="float">
            <text:p>0.313045</text:p>
          </table:table-cell>
          <table:table-cell table:style-name="Default" office:value-type="float" office:value="0.353565" calcext:value-type="float">
            <text:p>0.353565</text:p>
          </table:table-cell>
          <table:table-cell office:value-type="float" office:value="0.344345" calcext:value-type="float">
            <text:p>0.344345</text:p>
          </table:table-cell>
          <table:table-cell office:value-type="float" office:value="0.315845" calcext:value-type="float">
            <text:p>0.31584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2.829919" calcext:value-type="float">
            <text:p>2.829919</text:p>
          </table:table-cell>
          <table:table-cell table:style-name="Default" office:value-type="float" office:value="3.059571" calcext:value-type="float">
            <text:p>3.059571</text:p>
          </table:table-cell>
          <table:table-cell table:style-name="Default" office:value-type="float" office:value="2.991378" calcext:value-type="float">
            <text:p>2.991378</text:p>
          </table:table-cell>
          <table:table-cell table:style-name="Default" office:value-type="float" office:value="3.075984" calcext:value-type="float">
            <text:p>3.075984</text:p>
          </table:table-cell>
          <table:table-cell table:style-name="Default" office:value-type="float" office:value="3.218137" calcext:value-type="float">
            <text:p>3.218137</text:p>
          </table:table-cell>
          <table:table-cell office:value-type="float" office:value="2.991378" calcext:value-type="float">
            <text:p>2.991378</text:p>
          </table:table-cell>
          <table:table-cell office:value-type="float" office:value="3.174089" calcext:value-type="float">
            <text:p>3.1740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0.104579" calcext:value-type="float">
            <text:p>0.104579</text:p>
          </table:table-cell>
          <table:table-cell table:style-name="Default" office:value-type="float" office:value="0.142717" calcext:value-type="float">
            <text:p>0.142717</text:p>
          </table:table-cell>
          <table:table-cell table:style-name="Default" office:value-type="float" office:value="0.140739" calcext:value-type="float">
            <text:p>0.140739</text:p>
          </table:table-cell>
          <table:table-cell table:style-name="Default" office:value-type="float" office:value="0.144221" calcext:value-type="float">
            <text:p>0.144221</text:p>
          </table:table-cell>
          <table:table-cell table:style-name="Default" office:value-type="float" office:value="0.101734" calcext:value-type="float">
            <text:p>0.101734</text:p>
          </table:table-cell>
          <table:table-cell office:value-type="float" office:value="0.101734" calcext:value-type="float">
            <text:p>0.101734</text:p>
          </table:table-cell>
          <table:table-cell office:value-type="float" office:value="0.145816" calcext:value-type="float">
            <text:p>0.1458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0.13549" calcext:value-type="float">
            <text:p>0.13549</text:p>
          </table:table-cell>
          <table:table-cell table:style-name="Default" office:value-type="float" office:value="0.284818" calcext:value-type="float">
            <text:p>0.284818</text:p>
          </table:table-cell>
          <table:table-cell table:style-name="Default" office:value-type="float" office:value="0.256879" calcext:value-type="float">
            <text:p>0.256879</text:p>
          </table:table-cell>
          <table:table-cell table:style-name="Default" office:value-type="float" office:value="0.250262" calcext:value-type="float">
            <text:p>0.250262</text:p>
          </table:table-cell>
          <table:table-cell table:style-name="Default" office:value-type="float" office:value="0.137686" calcext:value-type="float">
            <text:p>0.137686</text:p>
          </table:table-cell>
          <table:table-cell office:value-type="float" office:value="0.137686" calcext:value-type="float">
            <text:p>0.137686</text:p>
          </table:table-cell>
          <table:table-cell office:value-type="float" office:value="0.31888" calcext:value-type="float">
            <text:p>0.3188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0.126826" calcext:value-type="float">
            <text:p>0.126826</text:p>
          </table:table-cell>
          <table:table-cell table:style-name="Default" office:value-type="float" office:value="0.157229" calcext:value-type="float">
            <text:p>0.157229</text:p>
          </table:table-cell>
          <table:table-cell table:style-name="Default" office:value-type="float" office:value="0.147995" calcext:value-type="float">
            <text:p>0.147995</text:p>
          </table:table-cell>
          <table:table-cell table:style-name="Default" office:value-type="float" office:value="0.139731" calcext:value-type="float">
            <text:p>0.139731</text:p>
          </table:table-cell>
          <table:table-cell table:style-name="Default" office:value-type="float" office:value="0.121767" calcext:value-type="float">
            <text:p>0.121767</text:p>
          </table:table-cell>
          <table:table-cell office:value-type="float" office:value="0.121767" calcext:value-type="float">
            <text:p>0.121767</text:p>
          </table:table-cell>
          <table:table-cell office:value-type="float" office:value="0.147611" calcext:value-type="float">
            <text:p>0.1476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0.489635" calcext:value-type="float">
            <text:p>0.489635</text:p>
          </table:table-cell>
          <table:table-cell table:style-name="Default" office:value-type="float" office:value="0.541928" calcext:value-type="float">
            <text:p>0.541928</text:p>
          </table:table-cell>
          <table:table-cell table:style-name="Default" office:value-type="float" office:value="0.515028" calcext:value-type="float">
            <text:p>0.515028</text:p>
          </table:table-cell>
          <table:table-cell table:style-name="Default" office:value-type="float" office:value="0.468849" calcext:value-type="float">
            <text:p>0.468849</text:p>
          </table:table-cell>
          <table:table-cell table:style-name="Default" office:value-type="float" office:value="0.537661" calcext:value-type="float">
            <text:p>0.537661</text:p>
          </table:table-cell>
          <table:table-cell office:value-type="float" office:value="0.515028" calcext:value-type="float">
            <text:p>0.515028</text:p>
          </table:table-cell>
          <table:table-cell office:value-type="float" office:value="0.465452" calcext:value-type="float">
            <text:p>0.46545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0.215082" calcext:value-type="float">
            <text:p>0.215082</text:p>
          </table:table-cell>
          <table:table-cell table:style-name="Default" office:value-type="float" office:value="0.247016" calcext:value-type="float">
            <text:p>0.247016</text:p>
          </table:table-cell>
          <table:table-cell table:style-name="Default" office:value-type="float" office:value="0.242727" calcext:value-type="float">
            <text:p>0.242727</text:p>
          </table:table-cell>
          <table:table-cell table:style-name="Default" office:value-type="float" office:value="0.226906" calcext:value-type="float">
            <text:p>0.226906</text:p>
          </table:table-cell>
          <table:table-cell table:style-name="Default" office:value-type="float" office:value="0.233012" calcext:value-type="float">
            <text:p>0.233012</text:p>
          </table:table-cell>
          <table:table-cell office:value-type="float" office:value="0.242727" calcext:value-type="float">
            <text:p>0.242727</text:p>
          </table:table-cell>
          <table:table-cell office:value-type="float" office:value="0.222129" calcext:value-type="float">
            <text:p>0.2221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1.707071" calcext:value-type="float">
            <text:p>1.707071</text:p>
          </table:table-cell>
          <table:table-cell table:style-name="Default" office:value-type="float" office:value="1.916588" calcext:value-type="float">
            <text:p>1.916588</text:p>
          </table:table-cell>
          <table:table-cell table:style-name="Default" office:value-type="float" office:value="1.825865" calcext:value-type="float">
            <text:p>1.825865</text:p>
          </table:table-cell>
          <table:table-cell table:style-name="Default" office:value-type="float" office:value="1.735977" calcext:value-type="float">
            <text:p>1.735977</text:p>
          </table:table-cell>
          <table:table-cell table:style-name="Default" office:value-type="float" office:value="1.86513" calcext:value-type="float">
            <text:p>1.86513</text:p>
          </table:table-cell>
          <table:table-cell office:value-type="float" office:value="1.825865" calcext:value-type="float">
            <text:p>1.825865</text:p>
          </table:table-cell>
          <table:table-cell office:value-type="float" office:value="14.120116" calcext:value-type="float">
            <text:p>14.1201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1.678106" calcext:value-type="float">
            <text:p>1.678106</text:p>
          </table:table-cell>
          <table:table-cell table:style-name="Default" office:value-type="float" office:value="1.874146" calcext:value-type="float">
            <text:p>1.874146</text:p>
          </table:table-cell>
          <table:table-cell table:style-name="Default" office:value-type="float" office:value="1.810525" calcext:value-type="float">
            <text:p>1.810525</text:p>
          </table:table-cell>
          <table:table-cell table:style-name="Default" office:value-type="float" office:value="1.86153" calcext:value-type="float">
            <text:p>1.86153</text:p>
          </table:table-cell>
          <table:table-cell table:style-name="Default" office:value-type="float" office:value="1.834405" calcext:value-type="float">
            <text:p>1.834405</text:p>
          </table:table-cell>
          <table:table-cell office:value-type="float" office:value="1.810525" calcext:value-type="float">
            <text:p>1.810525</text:p>
          </table:table-cell>
          <table:table-cell office:value-type="float" office:value="14.316209" calcext:value-type="float">
            <text:p>14.3162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style-name="Default" office:value-type="float" office:value="0.46975" calcext:value-type="float">
            <text:p>0.46975</text:p>
          </table:table-cell>
          <table:table-cell table:style-name="Default" office:value-type="float" office:value="0.488552" calcext:value-type="float">
            <text:p>0.488552</text:p>
          </table:table-cell>
          <table:table-cell table:style-name="Default" office:value-type="float" office:value="0.46403" calcext:value-type="float">
            <text:p>0.46403</text:p>
          </table:table-cell>
          <table:table-cell table:style-name="Default" office:value-type="float" office:value="0.457566" calcext:value-type="float">
            <text:p>0.457566</text:p>
          </table:table-cell>
          <table:table-cell table:style-name="Default" office:value-type="float" office:value="0.458998" calcext:value-type="float">
            <text:p>0.458998</text:p>
          </table:table-cell>
          <table:table-cell office:value-type="float" office:value="0.46403" calcext:value-type="float">
            <text:p>0.46403</text:p>
          </table:table-cell>
          <table:table-cell office:value-type="float" office:value="0.46887" calcext:value-type="float">
            <text:p>0.468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3.753303" calcext:value-type="float">
            <text:p>3.753303</text:p>
          </table:table-cell>
          <table:table-cell table:style-name="Default" office:value-type="float" office:value="3.700572" calcext:value-type="float">
            <text:p>3.700572</text:p>
          </table:table-cell>
          <table:table-cell table:style-name="Default" office:value-type="float" office:value="3.72857" calcext:value-type="float">
            <text:p>3.72857</text:p>
          </table:table-cell>
          <table:table-cell table:style-name="Default" office:value-type="float" office:value="5.615606" calcext:value-type="float">
            <text:p>5.615606</text:p>
          </table:table-cell>
          <table:table-cell table:style-name="Default" office:value-type="float" office:value="5.622078" calcext:value-type="float">
            <text:p>5.622078</text:p>
          </table:table-cell>
          <table:table-cell office:value-type="float" office:value="3.72857" calcext:value-type="float">
            <text:p>3.72857</text:p>
          </table:table-cell>
          <table:table-cell office:value-type="float" office:value="22.417473" calcext:value-type="float">
            <text:p>22.4174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style-name="Default" office:value-type="float" office:value="1.076105" calcext:value-type="float">
            <text:p>1.076105</text:p>
          </table:table-cell>
          <table:table-cell table:style-name="Default" office:value-type="float" office:value="1.135607" calcext:value-type="float">
            <text:p>1.135607</text:p>
          </table:table-cell>
          <table:table-cell table:style-name="Default" office:value-type="float" office:value="1.121569" calcext:value-type="float">
            <text:p>1.121569</text:p>
          </table:table-cell>
          <table:table-cell table:style-name="Default" office:value-type="float" office:value="1.136491" calcext:value-type="float">
            <text:p>1.136491</text:p>
          </table:table-cell>
          <table:table-cell table:style-name="Default" office:value-type="float" office:value="1.140578" calcext:value-type="float">
            <text:p>1.140578</text:p>
          </table:table-cell>
          <table:table-cell office:value-type="float" office:value="1.121569" calcext:value-type="float">
            <text:p>1.121569</text:p>
          </table:table-cell>
          <table:table-cell office:value-type="float" office:value="1.717478" calcext:value-type="float">
            <text:p>1.7174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style-name="Default" office:value-type="float" office:value="0.943689" calcext:value-type="float">
            <text:p>0.943689</text:p>
          </table:table-cell>
          <table:table-cell table:style-name="Default" office:value-type="float" office:value="1.005926" calcext:value-type="float">
            <text:p>1.005926</text:p>
          </table:table-cell>
          <table:table-cell table:style-name="Default" office:value-type="float" office:value="0.978381" calcext:value-type="float">
            <text:p>0.978381</text:p>
          </table:table-cell>
          <table:table-cell table:style-name="Default" office:value-type="float" office:value="0.948687" calcext:value-type="float">
            <text:p>0.948687</text:p>
          </table:table-cell>
          <table:table-cell table:style-name="Default" office:value-type="float" office:value="0.952522" calcext:value-type="float">
            <text:p>0.952522</text:p>
          </table:table-cell>
          <table:table-cell office:value-type="float" office:value="0.978381" calcext:value-type="float">
            <text:p>0.978381</text:p>
          </table:table-cell>
          <table:table-cell office:value-type="float" office:value="1.4035" calcext:value-type="float">
            <text:p>1.403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0.46329" calcext:value-type="float">
            <text:p>0.46329</text:p>
          </table:table-cell>
          <table:table-cell table:style-name="Default" office:value-type="float" office:value="6.034997" calcext:value-type="float">
            <text:p>6.034997</text:p>
          </table:table-cell>
          <table:table-cell table:style-name="Default" office:value-type="float" office:value="0.542243" calcext:value-type="float">
            <text:p>0.542243</text:p>
          </table:table-cell>
          <table:table-cell table:style-name="Default" office:value-type="float" office:value="4.533097" calcext:value-type="float">
            <text:p>4.533097</text:p>
          </table:table-cell>
          <table:table-cell table:style-name="Default" office:value-type="float" office:value="0.439719" calcext:value-type="float">
            <text:p>0.439719</text:p>
          </table:table-cell>
          <table:table-cell office:value-type="float" office:value="0.439719" calcext:value-type="float">
            <text:p>0.439719</text:p>
          </table:table-cell>
          <table:table-cell office:value-type="float" office:value="1.828564" calcext:value-type="float">
            <text:p>1.82856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0.491381" calcext:value-type="float">
            <text:p>0.491381</text:p>
          </table:table-cell>
          <table:table-cell table:style-name="Default" office:value-type="float" office:value="2.580656" calcext:value-type="float">
            <text:p>2.580656</text:p>
          </table:table-cell>
          <table:table-cell table:style-name="Default" office:value-type="float" office:value="2.511915" calcext:value-type="float">
            <text:p>2.511915</text:p>
          </table:table-cell>
          <table:table-cell table:style-name="Default" office:value-type="float" office:value="2.10741" calcext:value-type="float">
            <text:p>2.10741</text:p>
          </table:table-cell>
          <table:table-cell table:style-name="Default" office:value-type="float" office:value="0.49503" calcext:value-type="float">
            <text:p>0.49503</text:p>
          </table:table-cell>
          <table:table-cell office:value-type="float" office:value="0.49503" calcext:value-type="float">
            <text:p>0.49503</text:p>
          </table:table-cell>
          <table:table-cell office:value-type="float" office:value="2.003896" calcext:value-type="float">
            <text:p>2.00389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0.621299" calcext:value-type="float">
            <text:p>0.621299</text:p>
          </table:table-cell>
          <table:table-cell table:style-name="Default" office:value-type="float" office:value="0.635177" calcext:value-type="float">
            <text:p>0.635177</text:p>
          </table:table-cell>
          <table:table-cell table:style-name="Default" office:value-type="float" office:value="0.689568" calcext:value-type="float">
            <text:p>0.689568</text:p>
          </table:table-cell>
          <table:table-cell table:style-name="Default" office:value-type="float" office:value="0.581145" calcext:value-type="float">
            <text:p>0.581145</text:p>
          </table:table-cell>
          <table:table-cell table:style-name="Default" office:value-type="float" office:value="0.578192" calcext:value-type="float">
            <text:p>0.578192</text:p>
          </table:table-cell>
          <table:table-cell office:value-type="float" office:value="0.578192" calcext:value-type="float">
            <text:p>0.578192</text:p>
          </table:table-cell>
          <table:table-cell office:value-type="float" office:value="0.905827" calcext:value-type="float">
            <text:p>0.9058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11.05322" calcext:value-type="float">
            <text:p>11.05322</text:p>
          </table:table-cell>
          <table:table-cell table:style-name="Default" office:value-type="float" office:value="5.074964" calcext:value-type="float">
            <text:p>5.074964</text:p>
          </table:table-cell>
          <table:table-cell table:style-name="Default" office:value-type="float" office:value="4.992882" calcext:value-type="float">
            <text:p>4.992882</text:p>
          </table:table-cell>
          <table:table-cell table:style-name="Default" office:value-type="float" office:value="7.721911" calcext:value-type="float">
            <text:p>7.721911</text:p>
          </table:table-cell>
          <table:table-cell table:style-name="Default" office:value-type="float" office:value="7.742324" calcext:value-type="float">
            <text:p>7.742324</text:p>
          </table:table-cell>
          <table:table-cell office:value-type="float" office:value="4.992882" calcext:value-type="float">
            <text:p>4.992882</text:p>
          </table:table-cell>
          <table:table-cell office:value-type="float" office:value="36.704372" calcext:value-type="float">
            <text:p>36.70437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1.413183" calcext:value-type="float">
            <text:p>1.413183</text:p>
          </table:table-cell>
          <table:table-cell table:style-name="Default" office:value-type="float" office:value="1.850961" calcext:value-type="float">
            <text:p>1.850961</text:p>
          </table:table-cell>
          <table:table-cell table:style-name="Default" office:value-type="float" office:value="1.4917" calcext:value-type="float">
            <text:p>1.4917</text:p>
          </table:table-cell>
          <table:table-cell table:style-name="Default" office:value-type="float" office:value="1.960628" calcext:value-type="float">
            <text:p>1.960628</text:p>
          </table:table-cell>
          <table:table-cell table:style-name="Default" office:value-type="float" office:value="1.578175" calcext:value-type="float">
            <text:p>1.578175</text:p>
          </table:table-cell>
          <table:table-cell office:value-type="float" office:value="1.4917" calcext:value-type="float">
            <text:p>1.4917</text:p>
          </table:table-cell>
          <table:table-cell office:value-type="float" office:value="197.542984" calcext:value-type="float">
            <text:p>197.54298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2.181451" calcext:value-type="float">
            <text:p>2.181451</text:p>
          </table:table-cell>
          <table:table-cell table:style-name="Default" office:value-type="float" office:value="1.624859" calcext:value-type="float">
            <text:p>1.624859</text:p>
          </table:table-cell>
          <table:table-cell table:style-name="Default" office:value-type="float" office:value="1.640834" calcext:value-type="float">
            <text:p>1.640834</text:p>
          </table:table-cell>
          <table:table-cell table:style-name="Default" office:value-type="float" office:value="1.553446" calcext:value-type="float">
            <text:p>1.553446</text:p>
          </table:table-cell>
          <table:table-cell table:style-name="Default" office:value-type="float" office:value="1.58342" calcext:value-type="float">
            <text:p>1.58342</text:p>
          </table:table-cell>
          <table:table-cell office:value-type="float" office:value="1.640834" calcext:value-type="float">
            <text:p>1.640834</text:p>
          </table:table-cell>
          <table:table-cell office:value-type="float" office:value="90.957587" calcext:value-type="float">
            <text:p>90.9575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1.49126" calcext:value-type="float">
            <text:p>1.49126</text:p>
          </table:table-cell>
          <table:table-cell table:style-name="Default" office:value-type="float" office:value="1.587312" calcext:value-type="float">
            <text:p>1.587312</text:p>
          </table:table-cell>
          <table:table-cell table:style-name="Default" office:value-type="float" office:value="1.600461" calcext:value-type="float">
            <text:p>1.600461</text:p>
          </table:table-cell>
          <table:table-cell table:style-name="Default" office:value-type="float" office:value="1.509588" calcext:value-type="float">
            <text:p>1.509588</text:p>
          </table:table-cell>
          <table:table-cell table:style-name="Default" office:value-type="float" office:value="1.592656" calcext:value-type="float">
            <text:p>1.592656</text:p>
          </table:table-cell>
          <table:table-cell office:value-type="float" office:value="1.600461" calcext:value-type="float">
            <text:p>1.600461</text:p>
          </table:table-cell>
          <table:table-cell office:value-type="float" office:value="97.18875" calcext:value-type="float">
            <text:p>97.1887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0.057791" calcext:value-type="float">
            <text:p>0.057791</text:p>
          </table:table-cell>
          <table:table-cell table:style-name="Default" office:value-type="float" office:value="0.129601" calcext:value-type="float">
            <text:p>0.129601</text:p>
          </table:table-cell>
          <table:table-cell table:style-name="Default" office:value-type="float" office:value="0.121214" calcext:value-type="float">
            <text:p>0.121214</text:p>
          </table:table-cell>
          <table:table-cell table:style-name="Default" office:value-type="float" office:value="0.121986" calcext:value-type="float">
            <text:p>0.121986</text:p>
          </table:table-cell>
          <table:table-cell table:style-name="Default" office:value-type="float" office:value="0.122182" calcext:value-type="float">
            <text:p>0.122182</text:p>
          </table:table-cell>
          <table:table-cell office:value-type="float" office:value="0.121214" calcext:value-type="float">
            <text:p>0.121214</text:p>
          </table:table-cell>
          <table:table-cell office:value-type="float" office:value="0.157695" calcext:value-type="float">
            <text:p>0.1576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0.042639" calcext:value-type="float">
            <text:p>0.042639</text:p>
          </table:table-cell>
          <table:table-cell table:style-name="Default" office:value-type="float" office:value="0.061682" calcext:value-type="float">
            <text:p>0.061682</text:p>
          </table:table-cell>
          <table:table-cell table:style-name="Default" office:value-type="float" office:value="0.054566" calcext:value-type="float">
            <text:p>0.054566</text:p>
          </table:table-cell>
          <table:table-cell table:style-name="Default" office:value-type="float" office:value="0.056303" calcext:value-type="float">
            <text:p>0.056303</text:p>
          </table:table-cell>
          <table:table-cell table:style-name="Default" office:value-type="float" office:value="0.044634" calcext:value-type="float">
            <text:p>0.044634</text:p>
          </table:table-cell>
          <table:table-cell office:value-type="float" office:value="0.044634" calcext:value-type="float">
            <text:p>0.044634</text:p>
          </table:table-cell>
          <table:table-cell office:value-type="float" office:value="0.081068" calcext:value-type="float">
            <text:p>0.0810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0.061649" calcext:value-type="float">
            <text:p>0.061649</text:p>
          </table:table-cell>
          <table:table-cell table:style-name="Default" office:value-type="float" office:value="0.137941" calcext:value-type="float">
            <text:p>0.137941</text:p>
          </table:table-cell>
          <table:table-cell table:style-name="Default" office:value-type="float" office:value="0.139555" calcext:value-type="float">
            <text:p>0.139555</text:p>
          </table:table-cell>
          <table:table-cell table:style-name="Default" office:value-type="float" office:value="0.137948" calcext:value-type="float">
            <text:p>0.137948</text:p>
          </table:table-cell>
          <table:table-cell table:style-name="Default" office:value-type="float" office:value="0.138607" calcext:value-type="float">
            <text:p>0.138607</text:p>
          </table:table-cell>
          <table:table-cell office:value-type="float" office:value="0.139555" calcext:value-type="float">
            <text:p>0.139555</text:p>
          </table:table-cell>
          <table:table-cell office:value-type="float" office:value="0.173094" calcext:value-type="float">
            <text:p>0.17309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0.165368" calcext:value-type="float">
            <text:p>0.165368</text:p>
          </table:table-cell>
          <table:table-cell table:style-name="Default" office:value-type="float" office:value="0.169065" calcext:value-type="float">
            <text:p>0.169065</text:p>
          </table:table-cell>
          <table:table-cell table:style-name="Default" office:value-type="float" office:value="0.171083" calcext:value-type="float">
            <text:p>0.171083</text:p>
          </table:table-cell>
          <table:table-cell table:style-name="Default" office:value-type="float" office:value="0.232649" calcext:value-type="float">
            <text:p>0.232649</text:p>
          </table:table-cell>
          <table:table-cell table:style-name="Default" office:value-type="float" office:value="0.166707" calcext:value-type="float">
            <text:p>0.166707</text:p>
          </table:table-cell>
          <table:table-cell office:value-type="float" office:value="0.166707" calcext:value-type="float">
            <text:p>0.166707</text:p>
          </table:table-cell>
          <table:table-cell office:value-type="float" office:value="0.169469" calcext:value-type="float">
            <text:p>0.16946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0.164117" calcext:value-type="float">
            <text:p>0.164117</text:p>
          </table:table-cell>
          <table:table-cell table:style-name="Default" office:value-type="float" office:value="0.160423" calcext:value-type="float">
            <text:p>0.160423</text:p>
          </table:table-cell>
          <table:table-cell table:style-name="Default" office:value-type="float" office:value="0.180183" calcext:value-type="float">
            <text:p>0.180183</text:p>
          </table:table-cell>
          <table:table-cell table:style-name="Default" office:value-type="float" office:value="0.227697" calcext:value-type="float">
            <text:p>0.227697</text:p>
          </table:table-cell>
          <table:table-cell table:style-name="Default" office:value-type="float" office:value="0.170618" calcext:value-type="float">
            <text:p>0.170618</text:p>
          </table:table-cell>
          <table:table-cell office:value-type="float" office:value="0.170618" calcext:value-type="float">
            <text:p>0.170618</text:p>
          </table:table-cell>
          <table:table-cell office:value-type="float" office:value="0.170389" calcext:value-type="float">
            <text:p>0.1703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0.111587" calcext:value-type="float">
            <text:p>0.111587</text:p>
          </table:table-cell>
          <table:table-cell table:style-name="Default" office:value-type="float" office:value="0.104831" calcext:value-type="float">
            <text:p>0.104831</text:p>
          </table:table-cell>
          <table:table-cell table:style-name="Default" office:value-type="float" office:value="0.113295" calcext:value-type="float">
            <text:p>0.113295</text:p>
          </table:table-cell>
          <table:table-cell table:style-name="Default" office:value-type="float" office:value="0.140722" calcext:value-type="float">
            <text:p>0.140722</text:p>
          </table:table-cell>
          <table:table-cell table:style-name="Default" office:value-type="float" office:value="0.126737" calcext:value-type="float">
            <text:p>0.126737</text:p>
          </table:table-cell>
          <table:table-cell office:value-type="float" office:value="0.113295" calcext:value-type="float">
            <text:p>0.113295</text:p>
          </table:table-cell>
          <table:table-cell office:value-type="float" office:value="0.109284" calcext:value-type="float">
            <text:p>0.10928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0.131569" calcext:value-type="float">
            <text:p>0.131569</text:p>
          </table:table-cell>
          <table:table-cell table:style-name="Default" office:value-type="float" office:value="0.165796" calcext:value-type="float">
            <text:p>0.165796</text:p>
          </table:table-cell>
          <table:table-cell table:style-name="Default" office:value-type="float" office:value="0.161372" calcext:value-type="float">
            <text:p>0.161372</text:p>
          </table:table-cell>
          <table:table-cell table:style-name="Default" office:value-type="float" office:value="0.170429" calcext:value-type="float">
            <text:p>0.170429</text:p>
          </table:table-cell>
          <table:table-cell table:style-name="Default" office:value-type="float" office:value="0.163285" calcext:value-type="float">
            <text:p>0.163285</text:p>
          </table:table-cell>
          <table:table-cell office:value-type="float" office:value="0.163285" calcext:value-type="float">
            <text:p>0.163285</text:p>
          </table:table-cell>
          <table:table-cell office:value-type="float" office:value="0.229591" calcext:value-type="float">
            <text:p>0.22959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1.074141" calcext:value-type="float">
            <text:p>1.074141</text:p>
          </table:table-cell>
          <table:table-cell table:style-name="Default" office:value-type="float" office:value="1.066151" calcext:value-type="float">
            <text:p>1.066151</text:p>
          </table:table-cell>
          <table:table-cell table:style-name="Default" office:value-type="float" office:value="1.04464" calcext:value-type="float">
            <text:p>1.04464</text:p>
          </table:table-cell>
          <table:table-cell table:style-name="Default" office:value-type="float" office:value="1.077186" calcext:value-type="float">
            <text:p>1.077186</text:p>
          </table:table-cell>
          <table:table-cell table:style-name="Default" office:value-type="float" office:value="0.336493" calcext:value-type="float">
            <text:p>0.336493</text:p>
          </table:table-cell>
          <table:table-cell office:value-type="float" office:value="1.04464" calcext:value-type="float">
            <text:p>1.04464</text:p>
          </table:table-cell>
          <table:table-cell office:value-type="float" office:value="1.051199" calcext:value-type="float">
            <text:p>1.05119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1.010828" calcext:value-type="float">
            <text:p>1.010828</text:p>
          </table:table-cell>
          <table:table-cell table:style-name="Default" office:value-type="float" office:value="1.135751" calcext:value-type="float">
            <text:p>1.135751</text:p>
          </table:table-cell>
          <table:table-cell table:style-name="Default" office:value-type="float" office:value="1.036978" calcext:value-type="float">
            <text:p>1.036978</text:p>
          </table:table-cell>
          <table:table-cell table:style-name="Default" office:value-type="float" office:value="1.007165" calcext:value-type="float">
            <text:p>1.007165</text:p>
          </table:table-cell>
          <table:table-cell table:style-name="Default" office:value-type="float" office:value="0.323098" calcext:value-type="float">
            <text:p>0.323098</text:p>
          </table:table-cell>
          <table:table-cell office:value-type="float" office:value="1.036978" calcext:value-type="float">
            <text:p>1.036978</text:p>
          </table:table-cell>
          <table:table-cell office:value-type="float" office:value="1.047726" calcext:value-type="float">
            <text:p>1.04772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1.032515" calcext:value-type="float">
            <text:p>1.032515</text:p>
          </table:table-cell>
          <table:table-cell table:style-name="Default" office:value-type="float" office:value="1.138628" calcext:value-type="float">
            <text:p>1.138628</text:p>
          </table:table-cell>
          <table:table-cell table:style-name="Default" office:value-type="float" office:value="1.094805" calcext:value-type="float">
            <text:p>1.094805</text:p>
          </table:table-cell>
          <table:table-cell table:style-name="Default" office:value-type="float" office:value="1.061854" calcext:value-type="float">
            <text:p>1.061854</text:p>
          </table:table-cell>
          <table:table-cell table:style-name="Default" office:value-type="float" office:value="0.575059" calcext:value-type="float">
            <text:p>0.575059</text:p>
          </table:table-cell>
          <table:table-cell office:value-type="float" office:value="1.094805" calcext:value-type="float">
            <text:p>1.094805</text:p>
          </table:table-cell>
          <table:table-cell office:value-type="float" office:value="1.054455" calcext:value-type="float">
            <text:p>1.05445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0.459151" calcext:value-type="float">
            <text:p>0.459151</text:p>
          </table:table-cell>
          <table:table-cell table:style-name="Default" office:value-type="float" office:value="0.706257" calcext:value-type="float">
            <text:p>0.706257</text:p>
          </table:table-cell>
          <table:table-cell table:style-name="Default" office:value-type="float" office:value="0.68586" calcext:value-type="float">
            <text:p>0.68586</text:p>
          </table:table-cell>
          <table:table-cell table:style-name="Default" office:value-type="float" office:value="0.673686" calcext:value-type="float">
            <text:p>0.673686</text:p>
          </table:table-cell>
          <table:table-cell table:style-name="Default" office:value-type="float" office:value="0.501946" calcext:value-type="float">
            <text:p>0.501946</text:p>
          </table:table-cell>
          <table:table-cell office:value-type="float" office:value="0.501946" calcext:value-type="float">
            <text:p>0.501946</text:p>
          </table:table-cell>
          <table:table-cell office:value-type="float" office:value="0.766612" calcext:value-type="float">
            <text:p>0.7666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0.245573" calcext:value-type="float">
            <text:p>0.245573</text:p>
          </table:table-cell>
          <table:table-cell table:style-name="Default" office:value-type="float" office:value="0.254032" calcext:value-type="float">
            <text:p>0.254032</text:p>
          </table:table-cell>
          <table:table-cell table:style-name="Default" office:value-type="float" office:value="0.261276" calcext:value-type="float">
            <text:p>0.261276</text:p>
          </table:table-cell>
          <table:table-cell table:style-name="Default" office:value-type="float" office:value="0.258508" calcext:value-type="float">
            <text:p>0.258508</text:p>
          </table:table-cell>
          <table:table-cell table:style-name="Default" office:value-type="float" office:value="0.260089" calcext:value-type="float">
            <text:p>0.260089</text:p>
          </table:table-cell>
          <table:table-cell office:value-type="float" office:value="0.260089" calcext:value-type="float">
            <text:p>0.260089</text:p>
          </table:table-cell>
          <table:table-cell office:value-type="float" office:value="0.264145" calcext:value-type="float">
            <text:p>0.26414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1.174546" calcext:value-type="float">
            <text:p>1.174546</text:p>
          </table:table-cell>
          <table:table-cell table:style-name="Default" office:value-type="float" office:value="5.966731" calcext:value-type="float">
            <text:p>5.966731</text:p>
          </table:table-cell>
          <table:table-cell table:style-name="Default" office:value-type="float" office:value="1.783525" calcext:value-type="float">
            <text:p>1.783525</text:p>
          </table:table-cell>
          <table:table-cell table:style-name="Default" office:value-type="float" office:value="5.955038" calcext:value-type="float">
            <text:p>5.955038</text:p>
          </table:table-cell>
          <table:table-cell table:style-name="Default" office:value-type="float" office:value="1.193352" calcext:value-type="float">
            <text:p>1.193352</text:p>
          </table:table-cell>
          <table:table-cell office:value-type="float" office:value="1.783525" calcext:value-type="float">
            <text:p>1.783525</text:p>
          </table:table-cell>
          <table:table-cell office:value-type="float" office:value="6.203247" calcext:value-type="float">
            <text:p>6.2032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0.476151" calcext:value-type="float">
            <text:p>0.476151</text:p>
          </table:table-cell>
          <table:table-cell table:style-name="Default" office:value-type="float" office:value="5.916929" calcext:value-type="float">
            <text:p>5.916929</text:p>
          </table:table-cell>
          <table:table-cell table:style-name="Default" office:value-type="float" office:value="1.844352" calcext:value-type="float">
            <text:p>1.844352</text:p>
          </table:table-cell>
          <table:table-cell table:style-name="Default" office:value-type="float" office:value="4.790423" calcext:value-type="float">
            <text:p>4.790423</text:p>
          </table:table-cell>
          <table:table-cell table:style-name="Default" office:value-type="float" office:value="0.490762" calcext:value-type="float">
            <text:p>0.490762</text:p>
          </table:table-cell>
          <table:table-cell office:value-type="float" office:value="0.490762" calcext:value-type="float">
            <text:p>0.490762</text:p>
          </table:table-cell>
          <table:table-cell office:value-type="float" office:value="6.032819" calcext:value-type="float">
            <text:p>6.03281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2.032815" calcext:value-type="float">
            <text:p>2.032815</text:p>
          </table:table-cell>
          <table:table-cell table:style-name="Default" office:value-type="float" office:value="7.218746" calcext:value-type="float">
            <text:p>7.218746</text:p>
          </table:table-cell>
          <table:table-cell table:style-name="Default" office:value-type="float" office:value="2.24035" calcext:value-type="float">
            <text:p>2.24035</text:p>
          </table:table-cell>
          <table:table-cell table:style-name="Default" office:value-type="float" office:value="7.214367" calcext:value-type="float">
            <text:p>7.214367</text:p>
          </table:table-cell>
          <table:table-cell table:style-name="Default" office:value-type="float" office:value="3.190963" calcext:value-type="float">
            <text:p>3.190963</text:p>
          </table:table-cell>
          <table:table-cell office:value-type="float" office:value="2.24035" calcext:value-type="float">
            <text:p>2.24035</text:p>
          </table:table-cell>
          <table:table-cell office:value-type="float" office:value="9.700322" calcext:value-type="float">
            <text:p>9.70032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0.409907" calcext:value-type="float">
            <text:p>0.409907</text:p>
          </table:table-cell>
          <table:table-cell table:style-name="Default" office:value-type="float" office:value="0.474998" calcext:value-type="float">
            <text:p>0.474998</text:p>
          </table:table-cell>
          <table:table-cell table:style-name="Default" office:value-type="float" office:value="0.18031" calcext:value-type="float">
            <text:p>0.18031</text:p>
          </table:table-cell>
          <table:table-cell table:style-name="Default" office:value-type="float" office:value="0.435438" calcext:value-type="float">
            <text:p>0.435438</text:p>
          </table:table-cell>
          <table:table-cell table:style-name="Default" office:value-type="float" office:value="0.201406" calcext:value-type="float">
            <text:p>0.201406</text:p>
          </table:table-cell>
          <table:table-cell office:value-type="float" office:value="0.201406" calcext:value-type="float">
            <text:p>0.201406</text:p>
          </table:table-cell>
          <table:table-cell office:value-type="float" office:value="14.787373" calcext:value-type="float">
            <text:p>14.78737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0.306515" calcext:value-type="float">
            <text:p>0.306515</text:p>
          </table:table-cell>
          <table:table-cell table:style-name="Default" office:value-type="float" office:value="0.426704" calcext:value-type="float">
            <text:p>0.426704</text:p>
          </table:table-cell>
          <table:table-cell table:style-name="Default" office:value-type="float" office:value="0.144475" calcext:value-type="float">
            <text:p>0.144475</text:p>
          </table:table-cell>
          <table:table-cell table:style-name="Default" office:value-type="float" office:value="0.409753" calcext:value-type="float">
            <text:p>0.409753</text:p>
          </table:table-cell>
          <table:table-cell table:style-name="Default" office:value-type="float" office:value="0.156246" calcext:value-type="float">
            <text:p>0.156246</text:p>
          </table:table-cell>
          <table:table-cell office:value-type="float" office:value="0.156246" calcext:value-type="float">
            <text:p>0.156246</text:p>
          </table:table-cell>
          <table:table-cell office:value-type="float" office:value="5.944726" calcext:value-type="float">
            <text:p>5.94472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1.489762" calcext:value-type="float">
            <text:p>1.489762</text:p>
          </table:table-cell>
          <table:table-cell table:style-name="Default" office:value-type="float" office:value="1.610425" calcext:value-type="float">
            <text:p>1.610425</text:p>
          </table:table-cell>
          <table:table-cell table:style-name="Default" office:value-type="float" office:value="1.61459" calcext:value-type="float">
            <text:p>1.61459</text:p>
          </table:table-cell>
          <table:table-cell table:style-name="Default" office:value-type="float" office:value="1.536588" calcext:value-type="float">
            <text:p>1.536588</text:p>
          </table:table-cell>
          <table:table-cell table:style-name="Default" office:value-type="float" office:value="1.577582" calcext:value-type="float">
            <text:p>1.577582</text:p>
          </table:table-cell>
          <table:table-cell office:value-type="float" office:value="1.61459" calcext:value-type="float">
            <text:p>1.61459</text:p>
          </table:table-cell>
          <table:table-cell office:value-type="float" office:value="294.125764" calcext:value-type="float">
            <text:p>294.12576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0.026586" calcext:value-type="float">
            <text:p>0.026586</text:p>
          </table:table-cell>
          <table:table-cell table:style-name="Default" office:value-type="float" office:value="0.039381" calcext:value-type="float">
            <text:p>0.039381</text:p>
          </table:table-cell>
          <table:table-cell table:style-name="Default" office:value-type="float" office:value="0.032681" calcext:value-type="float">
            <text:p>0.032681</text:p>
          </table:table-cell>
          <table:table-cell table:style-name="Default" office:value-type="float" office:value="0.030487" calcext:value-type="float">
            <text:p>0.030487</text:p>
          </table:table-cell>
          <table:table-cell table:style-name="Default" office:value-type="float" office:value="0.039407" calcext:value-type="float">
            <text:p>0.039407</text:p>
          </table:table-cell>
          <table:table-cell office:value-type="float" office:value="0.032681" calcext:value-type="float">
            <text:p>0.032681</text:p>
          </table:table-cell>
          <table:table-cell office:value-type="float" office:value="0.103629" calcext:value-type="float">
            <text:p>0.10362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0.028457" calcext:value-type="float">
            <text:p>0.028457</text:p>
          </table:table-cell>
          <table:table-cell table:style-name="Default" office:value-type="float" office:value="0.038725" calcext:value-type="float">
            <text:p>0.038725</text:p>
          </table:table-cell>
          <table:table-cell table:style-name="Default" office:value-type="float" office:value="0.04096" calcext:value-type="float">
            <text:p>0.04096</text:p>
          </table:table-cell>
          <table:table-cell table:style-name="Default" office:value-type="float" office:value="0.029797" calcext:value-type="float">
            <text:p>0.029797</text:p>
          </table:table-cell>
          <table:table-cell table:style-name="Default" office:value-type="float" office:value="0.042726" calcext:value-type="float">
            <text:p>0.042726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082388" calcext:value-type="float">
            <text:p>0.08238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0.03672" calcext:value-type="float">
            <text:p>0.03672</text:p>
          </table:table-cell>
          <table:table-cell table:style-name="Default" office:value-type="float" office:value="0.072674" calcext:value-type="float">
            <text:p>0.072674</text:p>
          </table:table-cell>
          <table:table-cell table:style-name="Default" office:value-type="float" office:value="0.07326" calcext:value-type="float">
            <text:p>0.07326</text:p>
          </table:table-cell>
          <table:table-cell table:style-name="Default" office:value-type="float" office:value="0.067143" calcext:value-type="float">
            <text:p>0.067143</text:p>
          </table:table-cell>
          <table:table-cell table:style-name="Default" office:value-type="float" office:value="0.081398" calcext:value-type="float">
            <text:p>0.081398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135732" calcext:value-type="float">
            <text:p>0.1357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0.075332" calcext:value-type="float">
            <text:p>0.075332</text:p>
          </table:table-cell>
          <table:table-cell table:style-name="Default" office:value-type="float" office:value="0.04593" calcext:value-type="float">
            <text:p>0.04593</text:p>
          </table:table-cell>
          <table:table-cell table:style-name="Default" office:value-type="float" office:value="0.055109" calcext:value-type="float">
            <text:p>0.055109</text:p>
          </table:table-cell>
          <table:table-cell table:style-name="Default" office:value-type="float" office:value="0.044409" calcext:value-type="float">
            <text:p>0.044409</text:p>
          </table:table-cell>
          <table:table-cell table:style-name="Default" office:value-type="float" office:value="0.051962" calcext:value-type="float">
            <text:p>0.051962</text:p>
          </table:table-cell>
          <table:table-cell office:value-type="float" office:value="0.055109" calcext:value-type="float">
            <text:p>0.055109</text:p>
          </table:table-cell>
          <table:table-cell office:value-type="float" office:value="0.124465" calcext:value-type="float">
            <text:p>0.124465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0.020671" calcext:value-type="float">
            <text:p>0.020671</text:p>
          </table:table-cell>
          <table:table-cell table:style-name="Default" office:value-type="float" office:value="0.020713" calcext:value-type="float">
            <text:p>0.020713</text:p>
          </table:table-cell>
          <table:table-cell table:style-name="Default" office:value-type="float" office:value="0.020929" calcext:value-type="float">
            <text:p>0.020929</text:p>
          </table:table-cell>
          <table:table-cell table:style-name="Default" office:value-type="float" office:value="0.021383" calcext:value-type="float">
            <text:p>0.021383</text:p>
          </table:table-cell>
          <table:table-cell table:style-name="Default" office:value-type="float" office:value="0.026709" calcext:value-type="float">
            <text:p>0.026709</text:p>
          </table:table-cell>
          <table:table-cell office:value-type="float" office:value="0.026709" calcext:value-type="float">
            <text:p>0.026709</text:p>
          </table:table-cell>
          <table:table-cell office:value-type="float" office:value="0.083631" calcext:value-type="float">
            <text:p>0.0836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0.075781" calcext:value-type="float">
            <text:p>0.075781</text:p>
          </table:table-cell>
          <table:table-cell table:style-name="Default" office:value-type="float" office:value="0.066087" calcext:value-type="float">
            <text:p>0.066087</text:p>
          </table:table-cell>
          <table:table-cell table:style-name="Default" office:value-type="float" office:value="0.065819" calcext:value-type="float">
            <text:p>0.065819</text:p>
          </table:table-cell>
          <table:table-cell table:style-name="Default" office:value-type="float" office:value="0.070496" calcext:value-type="float">
            <text:p>0.070496</text:p>
          </table:table-cell>
          <table:table-cell table:style-name="Default" office:value-type="float" office:value="0.075429" calcext:value-type="float">
            <text:p>0.075429</text:p>
          </table:table-cell>
          <table:table-cell office:value-type="float" office:value="0.065819" calcext:value-type="float">
            <text:p>0.065819</text:p>
          </table:table-cell>
          <table:table-cell office:value-type="float" office:value="0.225379" calcext:value-type="float">
            <text:p>0.22537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0.200587" calcext:value-type="float">
            <text:p>0.200587</text:p>
          </table:table-cell>
          <table:table-cell table:style-name="Default" office:value-type="float" office:value="0.414641" calcext:value-type="float">
            <text:p>0.414641</text:p>
          </table:table-cell>
          <table:table-cell table:style-name="Default" office:value-type="float" office:value="0.397194" calcext:value-type="float">
            <text:p>0.397194</text:p>
          </table:table-cell>
          <table:table-cell table:style-name="Default" office:value-type="float" office:value="0.242223" calcext:value-type="float">
            <text:p>0.242223</text:p>
          </table:table-cell>
          <table:table-cell table:style-name="Default" office:value-type="float" office:value="0.342611" calcext:value-type="float">
            <text:p>0.342611</text:p>
          </table:table-cell>
          <table:table-cell office:value-type="float" office:value="0.342611" calcext:value-type="float">
            <text:p>0.342611</text:p>
          </table:table-cell>
          <table:table-cell office:value-type="float" office:value="1.387447" calcext:value-type="float">
            <text:p>1.3874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0.206389" calcext:value-type="float">
            <text:p>0.206389</text:p>
          </table:table-cell>
          <table:table-cell table:style-name="Default" office:value-type="float" office:value="1.069614" calcext:value-type="float">
            <text:p>1.069614</text:p>
          </table:table-cell>
          <table:table-cell table:style-name="Default" office:value-type="float" office:value="1.030801" calcext:value-type="float">
            <text:p>1.030801</text:p>
          </table:table-cell>
          <table:table-cell table:style-name="Default" office:value-type="float" office:value="0.214333" calcext:value-type="float">
            <text:p>0.214333</text:p>
          </table:table-cell>
          <table:table-cell table:style-name="Default" office:value-type="float" office:value="0.286894" calcext:value-type="float">
            <text:p>0.286894</text:p>
          </table:table-cell>
          <table:table-cell office:value-type="float" office:value="0.286894" calcext:value-type="float">
            <text:p>0.286894</text:p>
          </table:table-cell>
          <table:table-cell office:value-type="float" office:value="1.083404" calcext:value-type="float">
            <text:p>1.08340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0.094906" calcext:value-type="float">
            <text:p>0.094906</text:p>
          </table:table-cell>
          <table:table-cell table:style-name="Default" office:value-type="float" office:value="2.104857" calcext:value-type="float">
            <text:p>2.104857</text:p>
          </table:table-cell>
          <table:table-cell table:style-name="Default" office:value-type="float" office:value="0.096205" calcext:value-type="float">
            <text:p>0.096205</text:p>
          </table:table-cell>
          <table:table-cell table:style-name="Default" office:value-type="float" office:value="0.26313" calcext:value-type="float">
            <text:p>0.26313</text:p>
          </table:table-cell>
          <table:table-cell table:style-name="Default" office:value-type="float" office:value="0.104528" calcext:value-type="float">
            <text:p>0.104528</text:p>
          </table:table-cell>
          <table:table-cell office:value-type="float" office:value="0.096205" calcext:value-type="float">
            <text:p>0.096205</text:p>
          </table:table-cell>
          <table:table-cell office:value-type="float" office:value="2.073256" calcext:value-type="float">
            <text:p>2.07325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0.458467" calcext:value-type="float">
            <text:p>0.458467</text:p>
          </table:table-cell>
          <table:table-cell table:style-name="Default" office:value-type="float" office:value="2.111439" calcext:value-type="float">
            <text:p>2.111439</text:p>
          </table:table-cell>
          <table:table-cell table:style-name="Default" office:value-type="float" office:value="2.113939" calcext:value-type="float">
            <text:p>2.113939</text:p>
          </table:table-cell>
          <table:table-cell table:style-name="Default" office:value-type="float" office:value="1.675093" calcext:value-type="float">
            <text:p>1.675093</text:p>
          </table:table-cell>
          <table:table-cell table:style-name="Default" office:value-type="float" office:value="0.462202" calcext:value-type="float">
            <text:p>0.462202</text:p>
          </table:table-cell>
          <table:table-cell office:value-type="float" office:value="0.462202" calcext:value-type="float">
            <text:p>0.462202</text:p>
          </table:table-cell>
          <table:table-cell office:value-type="float" office:value="4.562341" calcext:value-type="float">
            <text:p>4.56234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0.168651" calcext:value-type="float">
            <text:p>0.168651</text:p>
          </table:table-cell>
          <table:table-cell table:style-name="Default" office:value-type="float" office:value="2.102652" calcext:value-type="float">
            <text:p>2.102652</text:p>
          </table:table-cell>
          <table:table-cell table:style-name="Default" office:value-type="float" office:value="2.197076" calcext:value-type="float">
            <text:p>2.197076</text:p>
          </table:table-cell>
          <table:table-cell table:style-name="Default" office:value-type="float" office:value="1.546954" calcext:value-type="float">
            <text:p>1.546954</text:p>
          </table:table-cell>
          <table:table-cell table:style-name="Default" office:value-type="float" office:value="0.175621" calcext:value-type="float">
            <text:p>0.175621</text:p>
          </table:table-cell>
          <table:table-cell office:value-type="float" office:value="0.175621" calcext:value-type="float">
            <text:p>0.175621</text:p>
          </table:table-cell>
          <table:table-cell office:value-type="float" office:value="4.064378" calcext:value-type="float">
            <text:p>4.0643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1.807853" calcext:value-type="float">
            <text:p>1.807853</text:p>
          </table:table-cell>
          <table:table-cell table:style-name="Default" office:value-type="float" office:value="1.977095" calcext:value-type="float">
            <text:p>1.977095</text:p>
          </table:table-cell>
          <table:table-cell table:style-name="Default" office:value-type="float" office:value="2.062566" calcext:value-type="float">
            <text:p>2.062566</text:p>
          </table:table-cell>
          <table:table-cell table:style-name="Default" office:value-type="float" office:value="1.985008" calcext:value-type="float">
            <text:p>1.985008</text:p>
          </table:table-cell>
          <table:table-cell table:style-name="Default" office:value-type="float" office:value="1.857659" calcext:value-type="float">
            <text:p>1.857659</text:p>
          </table:table-cell>
          <table:table-cell office:value-type="float" office:value="2.062566" calcext:value-type="float">
            <text:p>2.062566</text:p>
          </table:table-cell>
          <table:table-cell office:value-type="float" office:value="12.979719" calcext:value-type="float">
            <text:p>12.97971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0.391848" calcext:value-type="float">
            <text:p>0.391848</text:p>
          </table:table-cell>
          <table:table-cell table:style-name="Default" office:value-type="float" office:value="0.578088" calcext:value-type="float">
            <text:p>0.578088</text:p>
          </table:table-cell>
          <table:table-cell table:style-name="Default" office:value-type="float" office:value="0.466047" calcext:value-type="float">
            <text:p>0.466047</text:p>
          </table:table-cell>
          <table:table-cell table:style-name="Default" office:value-type="float" office:value="9.274889" calcext:value-type="float">
            <text:p>9.274889</text:p>
          </table:table-cell>
          <table:table-cell table:style-name="Default" office:value-type="float" office:value="0.406567" calcext:value-type="float">
            <text:p>0.406567</text:p>
          </table:table-cell>
          <table:table-cell office:value-type="float" office:value="0.466047" calcext:value-type="float">
            <text:p>0.466047</text:p>
          </table:table-cell>
          <table:table-cell office:value-type="float" office:value="0.718147" calcext:value-type="float">
            <text:p>0.7181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0.202409" calcext:value-type="float">
            <text:p>0.202409</text:p>
          </table:table-cell>
          <table:table-cell table:style-name="Default" office:value-type="float" office:value="0.38939" calcext:value-type="float">
            <text:p>0.38939</text:p>
          </table:table-cell>
          <table:table-cell table:style-name="Default" office:value-type="float" office:value="0.252352" calcext:value-type="float">
            <text:p>0.252352</text:p>
          </table:table-cell>
          <table:table-cell table:style-name="Default" office:value-type="float" office:value="0.690915" calcext:value-type="float">
            <text:p>0.690915</text:p>
          </table:table-cell>
          <table:table-cell table:style-name="Default" office:value-type="float" office:value="0.204932" calcext:value-type="float">
            <text:p>0.204932</text:p>
          </table:table-cell>
          <table:table-cell office:value-type="float" office:value="0.204932" calcext:value-type="float">
            <text:p>0.204932</text:p>
          </table:table-cell>
          <table:table-cell office:value-type="float" office:value="0.441277" calcext:value-type="float">
            <text:p>0.4412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0.43232" calcext:value-type="float">
            <text:p>0.43232</text:p>
          </table:table-cell>
          <table:table-cell table:style-name="Default" office:value-type="float" office:value="0.588137" calcext:value-type="float">
            <text:p>0.588137</text:p>
          </table:table-cell>
          <table:table-cell table:style-name="Default" office:value-type="float" office:value="0.49041" calcext:value-type="float">
            <text:p>0.49041</text:p>
          </table:table-cell>
          <table:table-cell table:style-name="Default" office:value-type="float" office:value="6.43673" calcext:value-type="float">
            <text:p>6.43673</text:p>
          </table:table-cell>
          <table:table-cell table:style-name="Default" office:value-type="float" office:value="0.429463" calcext:value-type="float">
            <text:p>0.429463</text:p>
          </table:table-cell>
          <table:table-cell office:value-type="float" office:value="0.49041" calcext:value-type="float">
            <text:p>0.49041</text:p>
          </table:table-cell>
          <table:table-cell office:value-type="float" office:value="0.91729" calcext:value-type="float">
            <text:p>0.91729</text:p>
          </table:table-cell>
          <table:table-cell table:number-columns-repeated="16376"/>
        </table:table-row>
        <table:table-row table:style-name="ro2" table:number-rows-repeated="2">
          <table:table-cell table:style-name="Default"/>
          <table:table-cell table:style-name="ce1" table:number-columns-repeated="5"/>
          <table:table-cell table:number-columns-repeated="16378"/>
        </table:table-row>
        <table:table-row table:style-name="ro2">
          <table:table-cell table:style-name="ce1" table:number-columns-repeated="6"/>
          <table:table-cell table:number-columns-repeated="16378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8"/>
        </table:table-row>
      </table:table>
      <table:table table:name="estimate" table:style-name="ta1">
        <office:forms form:automatic-focus="false" form:apply-design-mode="false"/>
        <table:shapes>
          <draw:frame draw:z-index="0" draw:style-name="gr1" draw:text-style-name="P1" svg:width="8.2043in" svg:height="3.5413in" svg:x="8.0417in" svg:y="1.2366in">
            <draw:object draw:notify-on-update-of-ranges="estimate.A2:estimate.A111 estimate.I2:estimate.I2 estimate.B2:estimate.B111 estimate.I3:estimate.I3 estimate.C2:estimate.C111 estimate.I4:estimate.I4 estimate.E2:estimate.E111 estimate.I6:estimate.I6 estimate.H2:estimate.H111 estimate.I5:estimate.I5 estimate.G2:estimate.G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4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>
            <text:p>query name</text:p>
          </table:table-cell>
          <table:table-cell table:style-name="ce1" office:value-type="string" calcext:value-type="string">
            <text:p>Exhaustive</text:p>
          </table:table-cell>
          <table:table-cell table:style-name="ce1" office:value-type="string" calcext:value-type="string">
            <text:p>Kruskal</text:p>
          </table:table-cell>
          <table:table-cell table:style-name="ce1" office:value-type="string" calcext:value-type="string">
            <text:p>Kruskal Ensembl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Prim Ensemble</text:p>
          </table:table-cell>
          <table:table-cell table:style-name="ce1" office:value-type="string" calcext:value-type="string">
            <text:p>Ensemble MST</text:p>
          </table:table-cell>
          <table:table-cell office:value-type="string" calcext:value-type="string">
            <text:p>GOO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0.135851" calcext:value-type="float">
            <text:p>0.135851</text:p>
          </table:table-cell>
          <table:table-cell table:style-name="Default" office:value-type="float" office:value="0.129883" calcext:value-type="float">
            <text:p>0.129883</text:p>
          </table:table-cell>
          <table:table-cell table:style-name="Default" office:value-type="float" office:value="0.134406" calcext:value-type="float">
            <text:p>0.134406</text:p>
          </table:table-cell>
          <table:table-cell table:style-name="Default" office:value-type="float" office:value="0.138871" calcext:value-type="float">
            <text:p>0.138871</text:p>
          </table:table-cell>
          <table:table-cell table:style-name="Default" office:value-type="float" office:value="0.132219" calcext:value-type="float">
            <text:p>0.132219</text:p>
          </table:table-cell>
          <table:table-cell office:value-type="float" office:value="0.134406" calcext:value-type="float">
            <text:p>0.134406</text:p>
          </table:table-cell>
          <table:table-cell office:value-type="float" office:value="0.133131" calcext:value-type="float">
            <text:p>0.133131</text:p>
          </table:table-cell>
          <table:table-cell office:value-type="string" calcext:value-type="string">
            <text:p>Exhaustiv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0.124546" calcext:value-type="float">
            <text:p>0.124546</text:p>
          </table:table-cell>
          <table:table-cell table:style-name="Default" office:value-type="float" office:value="0.126065" calcext:value-type="float">
            <text:p>0.126065</text:p>
          </table:table-cell>
          <table:table-cell table:style-name="Default" office:value-type="float" office:value="0.125742" calcext:value-type="float">
            <text:p>0.125742</text:p>
          </table:table-cell>
          <table:table-cell table:style-name="Default" office:value-type="float" office:value="0.123092" calcext:value-type="float">
            <text:p>0.123092</text:p>
          </table:table-cell>
          <table:table-cell table:style-name="Default" office:value-type="float" office:value="0.123394" calcext:value-type="float">
            <text:p>0.123394</text:p>
          </table:table-cell>
          <table:table-cell office:value-type="float" office:value="0.125742" calcext:value-type="float">
            <text:p>0.125742</text:p>
          </table:table-cell>
          <table:table-cell office:value-type="float" office:value="0.119876" calcext:value-type="float">
            <text:p>0.119876</text:p>
          </table:table-cell>
          <table:table-cell office:value-type="string" calcext:value-type="string">
            <text:p>Kruskal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0.132085" calcext:value-type="float">
            <text:p>0.132085</text:p>
          </table:table-cell>
          <table:table-cell table:style-name="Default" office:value-type="float" office:value="0.128662" calcext:value-type="float">
            <text:p>0.128662</text:p>
          </table:table-cell>
          <table:table-cell table:style-name="Default" office:value-type="float" office:value="0.130382" calcext:value-type="float">
            <text:p>0.130382</text:p>
          </table:table-cell>
          <table:table-cell table:style-name="Default" office:value-type="float" office:value="0.129299" calcext:value-type="float">
            <text:p>0.129299</text:p>
          </table:table-cell>
          <table:table-cell table:style-name="Default" office:value-type="float" office:value="0.131135" calcext:value-type="float">
            <text:p>0.131135</text:p>
          </table:table-cell>
          <table:table-cell office:value-type="float" office:value="0.130382" calcext:value-type="float">
            <text:p>0.130382</text:p>
          </table:table-cell>
          <table:table-cell office:value-type="float" office:value="0.129627" calcext:value-type="float">
            <text:p>0.129627</text:p>
          </table:table-cell>
          <table:table-cell office:value-type="string" calcext:value-type="string">
            <text:p>Prim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0.12632" calcext:value-type="float">
            <text:p>0.12632</text:p>
          </table:table-cell>
          <table:table-cell table:style-name="Default" office:value-type="float" office:value="0.126469" calcext:value-type="float">
            <text:p>0.126469</text:p>
          </table:table-cell>
          <table:table-cell table:style-name="Default" office:value-type="float" office:value="0.124476" calcext:value-type="float">
            <text:p>0.124476</text:p>
          </table:table-cell>
          <table:table-cell table:style-name="Default" office:value-type="float" office:value="0.12577" calcext:value-type="float">
            <text:p>0.12577</text:p>
          </table:table-cell>
          <table:table-cell table:style-name="Default" office:value-type="float" office:value="0.125389" calcext:value-type="float">
            <text:p>0.125389</text:p>
          </table:table-cell>
          <table:table-cell office:value-type="float" office:value="0.124476" calcext:value-type="float">
            <text:p>0.124476</text:p>
          </table:table-cell>
          <table:table-cell office:value-type="float" office:value="0.123075" calcext:value-type="float">
            <text:p>0.123075</text:p>
          </table:table-cell>
          <table:table-cell office:value-type="string" calcext:value-type="string">
            <text:p>Ensemble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0.613149" calcext:value-type="float">
            <text:p>0.613149</text:p>
          </table:table-cell>
          <table:table-cell table:style-name="Default" office:value-type="float" office:value="0.744944" calcext:value-type="float">
            <text:p>0.744944</text:p>
          </table:table-cell>
          <table:table-cell table:style-name="Default" office:value-type="float" office:value="0.741149" calcext:value-type="float">
            <text:p>0.741149</text:p>
          </table:table-cell>
          <table:table-cell table:style-name="Default" office:value-type="float" office:value="0.749042" calcext:value-type="float">
            <text:p>0.749042</text:p>
          </table:table-cell>
          <table:table-cell table:style-name="Default" office:value-type="float" office:value="0.737767" calcext:value-type="float">
            <text:p>0.737767</text:p>
          </table:table-cell>
          <table:table-cell office:value-type="float" office:value="0.741149" calcext:value-type="float">
            <text:p>0.741149</text:p>
          </table:table-cell>
          <table:table-cell office:value-type="float" office:value="0.714875" calcext:value-type="float">
            <text:p>0.714875</text:p>
          </table:table-cell>
          <table:table-cell office:value-type="string" calcext:value-type="string">
            <text:p>GOO</text:p>
          </table:table-cell>
          <table:table-cell table:number-columns-repeated="16375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0.594376" calcext:value-type="float">
            <text:p>0.594376</text:p>
          </table:table-cell>
          <table:table-cell table:style-name="Default" office:value-type="float" office:value="0.75923" calcext:value-type="float">
            <text:p>0.75923</text:p>
          </table:table-cell>
          <table:table-cell table:style-name="Default" office:value-type="float" office:value="0.744853" calcext:value-type="float">
            <text:p>0.744853</text:p>
          </table:table-cell>
          <table:table-cell table:style-name="Default" office:value-type="float" office:value="0.751515" calcext:value-type="float">
            <text:p>0.751515</text:p>
          </table:table-cell>
          <table:table-cell table:style-name="Default" office:value-type="float" office:value="0.750647" calcext:value-type="float">
            <text:p>0.750647</text:p>
          </table:table-cell>
          <table:table-cell office:value-type="float" office:value="0.744853" calcext:value-type="float">
            <text:p>0.744853</text:p>
          </table:table-cell>
          <table:table-cell office:value-type="float" office:value="0.692678" calcext:value-type="float">
            <text:p>0.6926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0.557856" calcext:value-type="float">
            <text:p>0.557856</text:p>
          </table:table-cell>
          <table:table-cell table:style-name="Default" office:value-type="float" office:value="0.754213" calcext:value-type="float">
            <text:p>0.754213</text:p>
          </table:table-cell>
          <table:table-cell table:style-name="Default" office:value-type="float" office:value="0.751488" calcext:value-type="float">
            <text:p>0.751488</text:p>
          </table:table-cell>
          <table:table-cell table:style-name="Default" office:value-type="float" office:value="0.737094" calcext:value-type="float">
            <text:p>0.737094</text:p>
          </table:table-cell>
          <table:table-cell table:style-name="Default" office:value-type="float" office:value="0.742752" calcext:value-type="float">
            <text:p>0.742752</text:p>
          </table:table-cell>
          <table:table-cell office:value-type="float" office:value="0.751488" calcext:value-type="float">
            <text:p>0.751488</text:p>
          </table:table-cell>
          <table:table-cell office:value-type="float" office:value="0.695009" calcext:value-type="float">
            <text:p>0.69500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style-name="Default" office:value-type="float" office:value="0.773713" calcext:value-type="float">
            <text:p>0.773713</text:p>
          </table:table-cell>
          <table:table-cell table:style-name="Default" office:value-type="float" office:value="0.794461" calcext:value-type="float">
            <text:p>0.794461</text:p>
          </table:table-cell>
          <table:table-cell table:style-name="Default" office:value-type="float" office:value="0.774052" calcext:value-type="float">
            <text:p>0.774052</text:p>
          </table:table-cell>
          <table:table-cell table:style-name="Default" office:value-type="float" office:value="0.76707" calcext:value-type="float">
            <text:p>0.76707</text:p>
          </table:table-cell>
          <table:table-cell table:style-name="Default" office:value-type="float" office:value="0.769876" calcext:value-type="float">
            <text:p>0.769876</text:p>
          </table:table-cell>
          <table:table-cell office:value-type="float" office:value="0.774052" calcext:value-type="float">
            <text:p>0.774052</text:p>
          </table:table-cell>
          <table:table-cell office:value-type="float" office:value="0.701481" calcext:value-type="float">
            <text:p>0.70148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style-name="Default" office:value-type="float" office:value="0.515604" calcext:value-type="float">
            <text:p>0.515604</text:p>
          </table:table-cell>
          <table:table-cell table:style-name="Default" office:value-type="float" office:value="0.515413" calcext:value-type="float">
            <text:p>0.515413</text:p>
          </table:table-cell>
          <table:table-cell table:style-name="Default" office:value-type="float" office:value="0.521171" calcext:value-type="float">
            <text:p>0.521171</text:p>
          </table:table-cell>
          <table:table-cell table:style-name="Default" office:value-type="float" office:value="0.434969" calcext:value-type="float">
            <text:p>0.434969</text:p>
          </table:table-cell>
          <table:table-cell table:style-name="Default" office:value-type="float" office:value="0.521253" calcext:value-type="float">
            <text:p>0.521253</text:p>
          </table:table-cell>
          <table:table-cell office:value-type="float" office:value="0.521171" calcext:value-type="float">
            <text:p>0.521171</text:p>
          </table:table-cell>
          <table:table-cell office:value-type="float" office:value="0.542312" calcext:value-type="float">
            <text:p>0.5423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style-name="Default" office:value-type="float" office:value="0.48478" calcext:value-type="float">
            <text:p>0.48478</text:p>
          </table:table-cell>
          <table:table-cell table:style-name="Default" office:value-type="float" office:value="0.488896" calcext:value-type="float">
            <text:p>0.488896</text:p>
          </table:table-cell>
          <table:table-cell table:style-name="Default" office:value-type="float" office:value="0.481137" calcext:value-type="float">
            <text:p>0.481137</text:p>
          </table:table-cell>
          <table:table-cell table:style-name="Default" office:value-type="float" office:value="0.413035" calcext:value-type="float">
            <text:p>0.413035</text:p>
          </table:table-cell>
          <table:table-cell table:style-name="Default" office:value-type="float" office:value="0.495095" calcext:value-type="float">
            <text:p>0.495095</text:p>
          </table:table-cell>
          <table:table-cell office:value-type="float" office:value="0.481137" calcext:value-type="float">
            <text:p>0.481137</text:p>
          </table:table-cell>
          <table:table-cell office:value-type="float" office:value="0.49195" calcext:value-type="float">
            <text:p>0.4919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0.496974" calcext:value-type="float">
            <text:p>0.496974</text:p>
          </table:table-cell>
          <table:table-cell table:style-name="Default" office:value-type="float" office:value="0.487783" calcext:value-type="float">
            <text:p>0.487783</text:p>
          </table:table-cell>
          <table:table-cell table:style-name="Default" office:value-type="float" office:value="0.496832" calcext:value-type="float">
            <text:p>0.496832</text:p>
          </table:table-cell>
          <table:table-cell table:style-name="Default" office:value-type="float" office:value="0.489015" calcext:value-type="float">
            <text:p>0.489015</text:p>
          </table:table-cell>
          <table:table-cell table:style-name="Default" office:value-type="float" office:value="0.49626" calcext:value-type="float">
            <text:p>0.49626</text:p>
          </table:table-cell>
          <table:table-cell office:value-type="float" office:value="0.496832" calcext:value-type="float">
            <text:p>0.496832</text:p>
          </table:table-cell>
          <table:table-cell office:value-type="float" office:value="0.513911" calcext:value-type="float">
            <text:p>0.5139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style-name="Default" office:value-type="float" office:value="0.139838" calcext:value-type="float">
            <text:p>0.139838</text:p>
          </table:table-cell>
          <table:table-cell table:style-name="Default" office:value-type="float" office:value="0.146817" calcext:value-type="float">
            <text:p>0.146817</text:p>
          </table:table-cell>
          <table:table-cell table:style-name="Default" office:value-type="float" office:value="0.139391" calcext:value-type="float">
            <text:p>0.139391</text:p>
          </table:table-cell>
          <table:table-cell table:style-name="Default" office:value-type="float" office:value="0.139932" calcext:value-type="float">
            <text:p>0.139932</text:p>
          </table:table-cell>
          <table:table-cell table:style-name="Default" office:value-type="float" office:value="0.143599" calcext:value-type="float">
            <text:p>0.143599</text:p>
          </table:table-cell>
          <table:table-cell office:value-type="float" office:value="0.139391" calcext:value-type="float">
            <text:p>0.139391</text:p>
          </table:table-cell>
          <table:table-cell office:value-type="float" office:value="0.165144" calcext:value-type="float">
            <text:p>0.1651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style-name="Default" office:value-type="float" office:value="0.083241" calcext:value-type="float">
            <text:p>0.083241</text:p>
          </table:table-cell>
          <table:table-cell table:style-name="Default" office:value-type="float" office:value="0.087532" calcext:value-type="float">
            <text:p>0.087532</text:p>
          </table:table-cell>
          <table:table-cell table:style-name="Default" office:value-type="float" office:value="0.084926" calcext:value-type="float">
            <text:p>0.084926</text:p>
          </table:table-cell>
          <table:table-cell table:style-name="Default" office:value-type="float" office:value="0.084197" calcext:value-type="float">
            <text:p>0.084197</text:p>
          </table:table-cell>
          <table:table-cell table:style-name="Default" office:value-type="float" office:value="0.088177" calcext:value-type="float">
            <text:p>0.088177</text:p>
          </table:table-cell>
          <table:table-cell office:value-type="float" office:value="0.084926" calcext:value-type="float">
            <text:p>0.084926</text:p>
          </table:table-cell>
          <table:table-cell office:value-type="float" office:value="0.091104" calcext:value-type="float">
            <text:p>0.09110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style-name="Default" office:value-type="float" office:value="0.103463" calcext:value-type="float">
            <text:p>0.103463</text:p>
          </table:table-cell>
          <table:table-cell table:style-name="Default" office:value-type="float" office:value="0.112766" calcext:value-type="float">
            <text:p>0.112766</text:p>
          </table:table-cell>
          <table:table-cell table:style-name="Default" office:value-type="float" office:value="0.107998" calcext:value-type="float">
            <text:p>0.107998</text:p>
          </table:table-cell>
          <table:table-cell table:style-name="Default" office:value-type="float" office:value="0.104741" calcext:value-type="float">
            <text:p>0.104741</text:p>
          </table:table-cell>
          <table:table-cell table:style-name="Default" office:value-type="float" office:value="0.103402" calcext:value-type="float">
            <text:p>0.103402</text:p>
          </table:table-cell>
          <table:table-cell office:value-type="float" office:value="0.107998" calcext:value-type="float">
            <text:p>0.107998</text:p>
          </table:table-cell>
          <table:table-cell office:value-type="float" office:value="0.100292" calcext:value-type="float">
            <text:p>0.10029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1.178044" calcext:value-type="float">
            <text:p>1.178044</text:p>
          </table:table-cell>
          <table:table-cell table:style-name="Default" office:value-type="float" office:value="1.175473" calcext:value-type="float">
            <text:p>1.175473</text:p>
          </table:table-cell>
          <table:table-cell table:style-name="Default" office:value-type="float" office:value="1.185738" calcext:value-type="float">
            <text:p>1.185738</text:p>
          </table:table-cell>
          <table:table-cell table:style-name="Default" office:value-type="float" office:value="0.889538" calcext:value-type="float">
            <text:p>0.889538</text:p>
          </table:table-cell>
          <table:table-cell table:style-name="Default" office:value-type="float" office:value="1.177146" calcext:value-type="float">
            <text:p>1.177146</text:p>
          </table:table-cell>
          <table:table-cell office:value-type="float" office:value="1.185738" calcext:value-type="float">
            <text:p>1.185738</text:p>
          </table:table-cell>
          <table:table-cell office:value-type="float" office:value="1.203211" calcext:value-type="float">
            <text:p>1.20321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0.272192" calcext:value-type="float">
            <text:p>0.272192</text:p>
          </table:table-cell>
          <table:table-cell table:style-name="Default" office:value-type="float" office:value="0.278608" calcext:value-type="float">
            <text:p>0.278608</text:p>
          </table:table-cell>
          <table:table-cell table:style-name="Default" office:value-type="float" office:value="0.276834" calcext:value-type="float">
            <text:p>0.276834</text:p>
          </table:table-cell>
          <table:table-cell table:style-name="Default" office:value-type="float" office:value="0.279654" calcext:value-type="float">
            <text:p>0.279654</text:p>
          </table:table-cell>
          <table:table-cell table:style-name="Default" office:value-type="float" office:value="0.276495" calcext:value-type="float">
            <text:p>0.276495</text:p>
          </table:table-cell>
          <table:table-cell office:value-type="float" office:value="0.276834" calcext:value-type="float">
            <text:p>0.276834</text:p>
          </table:table-cell>
          <table:table-cell office:value-type="float" office:value="0.285644" calcext:value-type="float">
            <text:p>0.2856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0.248679" calcext:value-type="float">
            <text:p>0.248679</text:p>
          </table:table-cell>
          <table:table-cell table:style-name="Default" office:value-type="float" office:value="0.267384" calcext:value-type="float">
            <text:p>0.267384</text:p>
          </table:table-cell>
          <table:table-cell table:style-name="Default" office:value-type="float" office:value="0.262321" calcext:value-type="float">
            <text:p>0.262321</text:p>
          </table:table-cell>
          <table:table-cell table:style-name="Default" office:value-type="float" office:value="0.256765" calcext:value-type="float">
            <text:p>0.256765</text:p>
          </table:table-cell>
          <table:table-cell table:style-name="Default" office:value-type="float" office:value="0.24683" calcext:value-type="float">
            <text:p>0.24683</text:p>
          </table:table-cell>
          <table:table-cell office:value-type="float" office:value="0.262321" calcext:value-type="float">
            <text:p>0.262321</text:p>
          </table:table-cell>
          <table:table-cell office:value-type="float" office:value="0.257387" calcext:value-type="float">
            <text:p>0.25738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style-name="Default" office:value-type="float" office:value="0.356318" calcext:value-type="float">
            <text:p>0.356318</text:p>
          </table:table-cell>
          <table:table-cell table:style-name="Default" office:value-type="float" office:value="0.367916" calcext:value-type="float">
            <text:p>0.367916</text:p>
          </table:table-cell>
          <table:table-cell table:style-name="Default" office:value-type="float" office:value="0.357884" calcext:value-type="float">
            <text:p>0.357884</text:p>
          </table:table-cell>
          <table:table-cell table:style-name="Default" office:value-type="float" office:value="0.362092" calcext:value-type="float">
            <text:p>0.362092</text:p>
          </table:table-cell>
          <table:table-cell table:style-name="Default" office:value-type="float" office:value="0.371583" calcext:value-type="float">
            <text:p>0.371583</text:p>
          </table:table-cell>
          <table:table-cell office:value-type="float" office:value="0.357884" calcext:value-type="float">
            <text:p>0.357884</text:p>
          </table:table-cell>
          <table:table-cell office:value-type="float" office:value="0.361189" calcext:value-type="float">
            <text:p>0.3611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style-name="Default" office:value-type="float" office:value="0.456304" calcext:value-type="float">
            <text:p>0.456304</text:p>
          </table:table-cell>
          <table:table-cell table:style-name="Default" office:value-type="float" office:value="0.457107" calcext:value-type="float">
            <text:p>0.457107</text:p>
          </table:table-cell>
          <table:table-cell table:style-name="Default" office:value-type="float" office:value="0.448242" calcext:value-type="float">
            <text:p>0.448242</text:p>
          </table:table-cell>
          <table:table-cell table:style-name="Default" office:value-type="float" office:value="0.448519" calcext:value-type="float">
            <text:p>0.448519</text:p>
          </table:table-cell>
          <table:table-cell table:style-name="Default" office:value-type="float" office:value="0.455908" calcext:value-type="float">
            <text:p>0.455908</text:p>
          </table:table-cell>
          <table:table-cell office:value-type="float" office:value="0.448242" calcext:value-type="float">
            <text:p>0.448242</text:p>
          </table:table-cell>
          <table:table-cell office:value-type="float" office:value="0.459978" calcext:value-type="float">
            <text:p>0.4599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style-name="Default" office:value-type="float" office:value="0.354926" calcext:value-type="float">
            <text:p>0.354926</text:p>
          </table:table-cell>
          <table:table-cell table:style-name="Default" office:value-type="float" office:value="0.346895" calcext:value-type="float">
            <text:p>0.346895</text:p>
          </table:table-cell>
          <table:table-cell table:style-name="Default" office:value-type="float" office:value="0.357516" calcext:value-type="float">
            <text:p>0.357516</text:p>
          </table:table-cell>
          <table:table-cell table:style-name="Default" office:value-type="float" office:value="0.358605" calcext:value-type="float">
            <text:p>0.358605</text:p>
          </table:table-cell>
          <table:table-cell table:style-name="Default" office:value-type="float" office:value="0.347765" calcext:value-type="float">
            <text:p>0.347765</text:p>
          </table:table-cell>
          <table:table-cell office:value-type="float" office:value="0.357516" calcext:value-type="float">
            <text:p>0.357516</text:p>
          </table:table-cell>
          <table:table-cell office:value-type="float" office:value="0.360882" calcext:value-type="float">
            <text:p>0.36088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style-name="Default" office:value-type="float" office:value="1.860048" calcext:value-type="float">
            <text:p>1.860048</text:p>
          </table:table-cell>
          <table:table-cell table:style-name="Default" office:value-type="float" office:value="1.863763" calcext:value-type="float">
            <text:p>1.863763</text:p>
          </table:table-cell>
          <table:table-cell table:style-name="Default" office:value-type="float" office:value="1.856965" calcext:value-type="float">
            <text:p>1.856965</text:p>
          </table:table-cell>
          <table:table-cell table:style-name="Default" office:value-type="float" office:value="1.864449" calcext:value-type="float">
            <text:p>1.864449</text:p>
          </table:table-cell>
          <table:table-cell table:style-name="Default" office:value-type="float" office:value="1.860747" calcext:value-type="float">
            <text:p>1.860747</text:p>
          </table:table-cell>
          <table:table-cell office:value-type="float" office:value="1.856965" calcext:value-type="float">
            <text:p>1.856965</text:p>
          </table:table-cell>
          <table:table-cell office:value-type="float" office:value="1.888402" calcext:value-type="float">
            <text:p>1.88840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style-name="Default" office:value-type="float" office:value="0.371394" calcext:value-type="float">
            <text:p>0.371394</text:p>
          </table:table-cell>
          <table:table-cell table:style-name="Default" office:value-type="float" office:value="0.369823" calcext:value-type="float">
            <text:p>0.369823</text:p>
          </table:table-cell>
          <table:table-cell table:style-name="Default" office:value-type="float" office:value="0.370008" calcext:value-type="float">
            <text:p>0.370008</text:p>
          </table:table-cell>
          <table:table-cell table:style-name="Default" office:value-type="float" office:value="0.361702" calcext:value-type="float">
            <text:p>0.361702</text:p>
          </table:table-cell>
          <table:table-cell table:style-name="Default" office:value-type="float" office:value="0.359367" calcext:value-type="float">
            <text:p>0.359367</text:p>
          </table:table-cell>
          <table:table-cell office:value-type="float" office:value="0.370008" calcext:value-type="float">
            <text:p>0.370008</text:p>
          </table:table-cell>
          <table:table-cell office:value-type="float" office:value="0.366477" calcext:value-type="float">
            <text:p>0.3664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style-name="Default" office:value-type="float" office:value="1.892513" calcext:value-type="float">
            <text:p>1.892513</text:p>
          </table:table-cell>
          <table:table-cell table:style-name="Default" office:value-type="float" office:value="1.893898" calcext:value-type="float">
            <text:p>1.893898</text:p>
          </table:table-cell>
          <table:table-cell table:style-name="Default" office:value-type="float" office:value="1.900589" calcext:value-type="float">
            <text:p>1.900589</text:p>
          </table:table-cell>
          <table:table-cell table:style-name="Default" office:value-type="float" office:value="1.905317" calcext:value-type="float">
            <text:p>1.905317</text:p>
          </table:table-cell>
          <table:table-cell table:style-name="Default" office:value-type="float" office:value="1.898474" calcext:value-type="float">
            <text:p>1.898474</text:p>
          </table:table-cell>
          <table:table-cell office:value-type="float" office:value="1.900589" calcext:value-type="float">
            <text:p>1.900589</text:p>
          </table:table-cell>
          <table:table-cell office:value-type="float" office:value="1.933615" calcext:value-type="float">
            <text:p>1.9336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1.369406" calcext:value-type="float">
            <text:p>1.369406</text:p>
          </table:table-cell>
          <table:table-cell table:style-name="Default" office:value-type="float" office:value="1.412571" calcext:value-type="float">
            <text:p>1.412571</text:p>
          </table:table-cell>
          <table:table-cell table:style-name="Default" office:value-type="float" office:value="1.401881" calcext:value-type="float">
            <text:p>1.401881</text:p>
          </table:table-cell>
          <table:table-cell table:style-name="Default" office:value-type="float" office:value="1.618273" calcext:value-type="float">
            <text:p>1.618273</text:p>
          </table:table-cell>
          <table:table-cell table:style-name="Default" office:value-type="float" office:value="1.348552" calcext:value-type="float">
            <text:p>1.348552</text:p>
          </table:table-cell>
          <table:table-cell office:value-type="float" office:value="1.348552" calcext:value-type="float">
            <text:p>1.348552</text:p>
          </table:table-cell>
          <table:table-cell office:value-type="float" office:value="1.663844" calcext:value-type="float">
            <text:p>1.66384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1.436334" calcext:value-type="float">
            <text:p>1.436334</text:p>
          </table:table-cell>
          <table:table-cell table:style-name="Default" office:value-type="float" office:value="1.357433" calcext:value-type="float">
            <text:p>1.357433</text:p>
          </table:table-cell>
          <table:table-cell table:style-name="Default" office:value-type="float" office:value="1.387028" calcext:value-type="float">
            <text:p>1.387028</text:p>
          </table:table-cell>
          <table:table-cell table:style-name="Default" office:value-type="float" office:value="1.434756" calcext:value-type="float">
            <text:p>1.434756</text:p>
          </table:table-cell>
          <table:table-cell table:style-name="Default" office:value-type="float" office:value="1.374497" calcext:value-type="float">
            <text:p>1.374497</text:p>
          </table:table-cell>
          <table:table-cell office:value-type="float" office:value="1.387028" calcext:value-type="float">
            <text:p>1.387028</text:p>
          </table:table-cell>
          <table:table-cell office:value-type="float" office:value="1.719722" calcext:value-type="float">
            <text:p>1.71972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style-name="Default" office:value-type="float" office:value="6.561244" calcext:value-type="float">
            <text:p>6.561244</text:p>
          </table:table-cell>
          <table:table-cell table:style-name="Default" office:value-type="float" office:value="5.06409" calcext:value-type="float">
            <text:p>5.06409</text:p>
          </table:table-cell>
          <table:table-cell table:style-name="Default" office:value-type="float" office:value="5.057768" calcext:value-type="float">
            <text:p>5.057768</text:p>
          </table:table-cell>
          <table:table-cell table:style-name="Default" office:value-type="float" office:value="11.629766" calcext:value-type="float">
            <text:p>11.629766</text:p>
          </table:table-cell>
          <table:table-cell table:style-name="Default" office:value-type="float" office:value="19.835514" calcext:value-type="float">
            <text:p>19.835514</text:p>
          </table:table-cell>
          <table:table-cell office:value-type="float" office:value="5.057768" calcext:value-type="float">
            <text:p>5.057768</text:p>
          </table:table-cell>
          <table:table-cell office:value-type="float" office:value="16.666484" calcext:value-type="float">
            <text:p>16.66648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5.844546" calcext:value-type="float">
            <text:p>5.844546</text:p>
          </table:table-cell>
          <table:table-cell table:style-name="Default" office:value-type="float" office:value="2.93813" calcext:value-type="float">
            <text:p>2.93813</text:p>
          </table:table-cell>
          <table:table-cell table:style-name="Default" office:value-type="float" office:value="2.945979" calcext:value-type="float">
            <text:p>2.945979</text:p>
          </table:table-cell>
          <table:table-cell table:style-name="Default" office:value-type="float" office:value="9.832628" calcext:value-type="float">
            <text:p>9.832628</text:p>
          </table:table-cell>
          <table:table-cell table:style-name="Default" office:value-type="float" office:value="2.609173" calcext:value-type="float">
            <text:p>2.609173</text:p>
          </table:table-cell>
          <table:table-cell office:value-type="float" office:value="2.945979" calcext:value-type="float">
            <text:p>2.945979</text:p>
          </table:table-cell>
          <table:table-cell office:value-type="float" office:value="12.815327" calcext:value-type="float">
            <text:p>12.81532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2.100385" calcext:value-type="float">
            <text:p>2.100385</text:p>
          </table:table-cell>
          <table:table-cell table:style-name="Default" office:value-type="float" office:value="3.14003" calcext:value-type="float">
            <text:p>3.14003</text:p>
          </table:table-cell>
          <table:table-cell table:style-name="Default" office:value-type="float" office:value="3.152621" calcext:value-type="float">
            <text:p>3.152621</text:p>
          </table:table-cell>
          <table:table-cell table:style-name="Default" office:value-type="float" office:value="2.956696" calcext:value-type="float">
            <text:p>2.956696</text:p>
          </table:table-cell>
          <table:table-cell table:style-name="Default" office:value-type="float" office:value="2.954526" calcext:value-type="float">
            <text:p>2.954526</text:p>
          </table:table-cell>
          <table:table-cell office:value-type="float" office:value="2.954526" calcext:value-type="float">
            <text:p>2.954526</text:p>
          </table:table-cell>
          <table:table-cell office:value-type="float" office:value="2.605531" calcext:value-type="float">
            <text:p>2.60553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1.836849" calcext:value-type="float">
            <text:p>1.836849</text:p>
          </table:table-cell>
          <table:table-cell table:style-name="Default" office:value-type="float" office:value="2.5734" calcext:value-type="float">
            <text:p>2.5734</text:p>
          </table:table-cell>
          <table:table-cell table:style-name="Default" office:value-type="float" office:value="2.586159" calcext:value-type="float">
            <text:p>2.586159</text:p>
          </table:table-cell>
          <table:table-cell table:style-name="Default" office:value-type="float" office:value="2.316163" calcext:value-type="float">
            <text:p>2.316163</text:p>
          </table:table-cell>
          <table:table-cell table:style-name="Default" office:value-type="float" office:value="2.166957" calcext:value-type="float">
            <text:p>2.166957</text:p>
          </table:table-cell>
          <table:table-cell office:value-type="float" office:value="2.166957" calcext:value-type="float">
            <text:p>2.166957</text:p>
          </table:table-cell>
          <table:table-cell office:value-type="float" office:value="2.019478" calcext:value-type="float">
            <text:p>2.0194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2.267404" calcext:value-type="float">
            <text:p>2.267404</text:p>
          </table:table-cell>
          <table:table-cell table:style-name="Default" office:value-type="float" office:value="2.902915" calcext:value-type="float">
            <text:p>2.902915</text:p>
          </table:table-cell>
          <table:table-cell table:style-name="Default" office:value-type="float" office:value="2.884956" calcext:value-type="float">
            <text:p>2.884956</text:p>
          </table:table-cell>
          <table:table-cell table:style-name="Default" office:value-type="float" office:value="3.67652" calcext:value-type="float">
            <text:p>3.67652</text:p>
          </table:table-cell>
          <table:table-cell table:style-name="Default" office:value-type="float" office:value="3.694379" calcext:value-type="float">
            <text:p>3.694379</text:p>
          </table:table-cell>
          <table:table-cell office:value-type="float" office:value="2.884956" calcext:value-type="float">
            <text:p>2.884956</text:p>
          </table:table-cell>
          <table:table-cell office:value-type="float" office:value="2.64323" calcext:value-type="float">
            <text:p>2.643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5.651786" calcext:value-type="float">
            <text:p>5.651786</text:p>
          </table:table-cell>
          <table:table-cell table:style-name="Default" office:value-type="float" office:value="5.879401" calcext:value-type="float">
            <text:p>5.879401</text:p>
          </table:table-cell>
          <table:table-cell table:style-name="Default" office:value-type="float" office:value="5.748901" calcext:value-type="float">
            <text:p>5.748901</text:p>
          </table:table-cell>
          <table:table-cell table:style-name="Default" office:value-type="float" office:value="5.747596" calcext:value-type="float">
            <text:p>5.747596</text:p>
          </table:table-cell>
          <table:table-cell table:style-name="Default" office:value-type="float" office:value="5.746092" calcext:value-type="float">
            <text:p>5.746092</text:p>
          </table:table-cell>
          <table:table-cell office:value-type="float" office:value="5.748901" calcext:value-type="float">
            <text:p>5.748901</text:p>
          </table:table-cell>
          <table:table-cell office:value-type="float" office:value="4.973079" calcext:value-type="float">
            <text:p>4.97307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0.44077" calcext:value-type="float">
            <text:p>0.44077</text:p>
          </table:table-cell>
          <table:table-cell table:style-name="Default" office:value-type="float" office:value="0.441351" calcext:value-type="float">
            <text:p>0.441351</text:p>
          </table:table-cell>
          <table:table-cell table:style-name="Default" office:value-type="float" office:value="0.438252" calcext:value-type="float">
            <text:p>0.438252</text:p>
          </table:table-cell>
          <table:table-cell table:style-name="Default" office:value-type="float" office:value="0.404341" calcext:value-type="float">
            <text:p>0.404341</text:p>
          </table:table-cell>
          <table:table-cell table:style-name="Default" office:value-type="float" office:value="0.409315" calcext:value-type="float">
            <text:p>0.409315</text:p>
          </table:table-cell>
          <table:table-cell office:value-type="float" office:value="0.438252" calcext:value-type="float">
            <text:p>0.438252</text:p>
          </table:table-cell>
          <table:table-cell office:value-type="float" office:value="0.440968" calcext:value-type="float">
            <text:p>0.4409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0.331302" calcext:value-type="float">
            <text:p>0.331302</text:p>
          </table:table-cell>
          <table:table-cell table:style-name="Default" office:value-type="float" office:value="0.334289" calcext:value-type="float">
            <text:p>0.334289</text:p>
          </table:table-cell>
          <table:table-cell table:style-name="Default" office:value-type="float" office:value="0.343775" calcext:value-type="float">
            <text:p>0.343775</text:p>
          </table:table-cell>
          <table:table-cell table:style-name="Default" office:value-type="float" office:value="0.345274" calcext:value-type="float">
            <text:p>0.345274</text:p>
          </table:table-cell>
          <table:table-cell table:style-name="Default" office:value-type="float" office:value="0.337797" calcext:value-type="float">
            <text:p>0.337797</text:p>
          </table:table-cell>
          <table:table-cell office:value-type="float" office:value="0.343775" calcext:value-type="float">
            <text:p>0.343775</text:p>
          </table:table-cell>
          <table:table-cell office:value-type="float" office:value="0.406915" calcext:value-type="float">
            <text:p>0.4069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7.795444" calcext:value-type="float">
            <text:p>7.795444</text:p>
          </table:table-cell>
          <table:table-cell table:style-name="Default" office:value-type="float" office:value="7.870623" calcext:value-type="float">
            <text:p>7.870623</text:p>
          </table:table-cell>
          <table:table-cell table:style-name="Default" office:value-type="float" office:value="7.893953" calcext:value-type="float">
            <text:p>7.893953</text:p>
          </table:table-cell>
          <table:table-cell table:style-name="Default" office:value-type="float" office:value="7.884963" calcext:value-type="float">
            <text:p>7.884963</text:p>
          </table:table-cell>
          <table:table-cell table:style-name="Default" office:value-type="float" office:value="7.867741" calcext:value-type="float">
            <text:p>7.867741</text:p>
          </table:table-cell>
          <table:table-cell office:value-type="float" office:value="7.893953" calcext:value-type="float">
            <text:p>7.893953</text:p>
          </table:table-cell>
          <table:table-cell office:value-type="float" office:value="8.069638" calcext:value-type="float">
            <text:p>8.06963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10.688074" calcext:value-type="float">
            <text:p>10.688074</text:p>
          </table:table-cell>
          <table:table-cell table:style-name="Default" office:value-type="float" office:value="10.548534" calcext:value-type="float">
            <text:p>10.548534</text:p>
          </table:table-cell>
          <table:table-cell table:style-name="Default" office:value-type="float" office:value="10.585874" calcext:value-type="float">
            <text:p>10.585874</text:p>
          </table:table-cell>
          <table:table-cell table:style-name="Default" office:value-type="float" office:value="10.530871" calcext:value-type="float">
            <text:p>10.530871</text:p>
          </table:table-cell>
          <table:table-cell table:style-name="Default" office:value-type="float" office:value="10.714644" calcext:value-type="float">
            <text:p>10.714644</text:p>
          </table:table-cell>
          <table:table-cell office:value-type="float" office:value="10.585874" calcext:value-type="float">
            <text:p>10.585874</text:p>
          </table:table-cell>
          <table:table-cell office:value-type="float" office:value="9.828449" calcext:value-type="float">
            <text:p>9.8284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5.056363" calcext:value-type="float">
            <text:p>5.056363</text:p>
          </table:table-cell>
          <table:table-cell table:style-name="Default" office:value-type="float" office:value="24.861127" calcext:value-type="float">
            <text:p>24.861127</text:p>
          </table:table-cell>
          <table:table-cell table:style-name="Default" office:value-type="float" office:value="24.702295" calcext:value-type="float">
            <text:p>24.702295</text:p>
          </table:table-cell>
          <table:table-cell table:style-name="Default" office:value-type="float" office:value="24.81457" calcext:value-type="float">
            <text:p>24.81457</text:p>
          </table:table-cell>
          <table:table-cell table:style-name="Default" office:value-type="float" office:value="24.881161" calcext:value-type="float">
            <text:p>24.881161</text:p>
          </table:table-cell>
          <table:table-cell office:value-type="float" office:value="24.702295" calcext:value-type="float">
            <text:p>24.702295</text:p>
          </table:table-cell>
          <table:table-cell office:value-type="float" office:value="8.809975" calcext:value-type="float">
            <text:p>8.80997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5.006794" calcext:value-type="float">
            <text:p>5.006794</text:p>
          </table:table-cell>
          <table:table-cell table:style-name="Default" office:value-type="float" office:value="24.652751" calcext:value-type="float">
            <text:p>24.652751</text:p>
          </table:table-cell>
          <table:table-cell table:style-name="Default" office:value-type="float" office:value="24.663848" calcext:value-type="float">
            <text:p>24.663848</text:p>
          </table:table-cell>
          <table:table-cell table:style-name="Default" office:value-type="float" office:value="24.718385" calcext:value-type="float">
            <text:p>24.718385</text:p>
          </table:table-cell>
          <table:table-cell table:style-name="Default" office:value-type="float" office:value="25.00615" calcext:value-type="float">
            <text:p>25.00615</text:p>
          </table:table-cell>
          <table:table-cell office:value-type="float" office:value="24.663848" calcext:value-type="float">
            <text:p>24.663848</text:p>
          </table:table-cell>
          <table:table-cell office:value-type="float" office:value="8.757903" calcext:value-type="float">
            <text:p>8.75790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4.933527" calcext:value-type="float">
            <text:p>4.933527</text:p>
          </table:table-cell>
          <table:table-cell table:style-name="Default" office:value-type="float" office:value="24.990617" calcext:value-type="float">
            <text:p>24.990617</text:p>
          </table:table-cell>
          <table:table-cell table:style-name="Default" office:value-type="float" office:value="25.091992" calcext:value-type="float">
            <text:p>25.091992</text:p>
          </table:table-cell>
          <table:table-cell table:style-name="Default" office:value-type="float" office:value="25.066025" calcext:value-type="float">
            <text:p>25.066025</text:p>
          </table:table-cell>
          <table:table-cell table:style-name="Default" office:value-type="float" office:value="25.130057" calcext:value-type="float">
            <text:p>25.130057</text:p>
          </table:table-cell>
          <table:table-cell office:value-type="float" office:value="25.091992" calcext:value-type="float">
            <text:p>25.091992</text:p>
          </table:table-cell>
          <table:table-cell office:value-type="float" office:value="8.843153" calcext:value-type="float">
            <text:p>8.84315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10.810067" calcext:value-type="float">
            <text:p>10.810067</text:p>
          </table:table-cell>
          <table:table-cell table:style-name="Default" office:value-type="float" office:value="10.714266" calcext:value-type="float">
            <text:p>10.714266</text:p>
          </table:table-cell>
          <table:table-cell table:style-name="Default" office:value-type="float" office:value="10.725948" calcext:value-type="float">
            <text:p>10.725948</text:p>
          </table:table-cell>
          <table:table-cell table:style-name="Default" office:value-type="float" office:value="10.70159" calcext:value-type="float">
            <text:p>10.70159</text:p>
          </table:table-cell>
          <table:table-cell table:style-name="Default" office:value-type="float" office:value="10.840978" calcext:value-type="float">
            <text:p>10.840978</text:p>
          </table:table-cell>
          <table:table-cell office:value-type="float" office:value="10.725948" calcext:value-type="float">
            <text:p>10.725948</text:p>
          </table:table-cell>
          <table:table-cell office:value-type="float" office:value="15.074013" calcext:value-type="float">
            <text:p>15.07401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8.320037" calcext:value-type="float">
            <text:p>8.320037</text:p>
          </table:table-cell>
          <table:table-cell table:style-name="Default" office:value-type="float" office:value="25.587393" calcext:value-type="float">
            <text:p>25.587393</text:p>
          </table:table-cell>
          <table:table-cell table:style-name="Default" office:value-type="float" office:value="25.583001" calcext:value-type="float">
            <text:p>25.583001</text:p>
          </table:table-cell>
          <table:table-cell table:style-name="Default" office:value-type="float" office:value="25.539712" calcext:value-type="float">
            <text:p>25.539712</text:p>
          </table:table-cell>
          <table:table-cell table:style-name="Default" office:value-type="float" office:value="25.577053" calcext:value-type="float">
            <text:p>25.577053</text:p>
          </table:table-cell>
          <table:table-cell office:value-type="float" office:value="25.583001" calcext:value-type="float">
            <text:p>25.583001</text:p>
          </table:table-cell>
          <table:table-cell office:value-type="float" office:value="9.836216" calcext:value-type="float">
            <text:p>9.8362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5.57751" calcext:value-type="float">
            <text:p>5.57751</text:p>
          </table:table-cell>
          <table:table-cell table:style-name="Default" office:value-type="float" office:value="6.11725" calcext:value-type="float">
            <text:p>6.11725</text:p>
          </table:table-cell>
          <table:table-cell table:style-name="Default" office:value-type="float" office:value="6.127861" calcext:value-type="float">
            <text:p>6.127861</text:p>
          </table:table-cell>
          <table:table-cell table:style-name="Default" office:value-type="float" office:value="6.132921" calcext:value-type="float">
            <text:p>6.132921</text:p>
          </table:table-cell>
          <table:table-cell table:style-name="Default" office:value-type="float" office:value="6.213531" calcext:value-type="float">
            <text:p>6.213531</text:p>
          </table:table-cell>
          <table:table-cell office:value-type="float" office:value="6.127861" calcext:value-type="float">
            <text:p>6.127861</text:p>
          </table:table-cell>
          <table:table-cell office:value-type="float" office:value="20.332423" calcext:value-type="float">
            <text:p>20.3324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0.119891" calcext:value-type="float">
            <text:p>0.119891</text:p>
          </table:table-cell>
          <table:table-cell table:style-name="Default" office:value-type="float" office:value="0.140597" calcext:value-type="float">
            <text:p>0.140597</text:p>
          </table:table-cell>
          <table:table-cell table:style-name="Default" office:value-type="float" office:value="0.141665" calcext:value-type="float">
            <text:p>0.141665</text:p>
          </table:table-cell>
          <table:table-cell table:style-name="Default" office:value-type="float" office:value="0.122329" calcext:value-type="float">
            <text:p>0.122329</text:p>
          </table:table-cell>
          <table:table-cell table:style-name="Default" office:value-type="float" office:value="0.117638" calcext:value-type="float">
            <text:p>0.117638</text:p>
          </table:table-cell>
          <table:table-cell office:value-type="float" office:value="0.117638" calcext:value-type="float">
            <text:p>0.117638</text:p>
          </table:table-cell>
          <table:table-cell office:value-type="float" office:value="0.273425" calcext:value-type="float">
            <text:p>0.2734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3.438146" calcext:value-type="float">
            <text:p>3.438146</text:p>
          </table:table-cell>
          <table:table-cell table:style-name="Default" office:value-type="float" office:value="3.36906" calcext:value-type="float">
            <text:p>3.36906</text:p>
          </table:table-cell>
          <table:table-cell table:style-name="Default" office:value-type="float" office:value="3.379733" calcext:value-type="float">
            <text:p>3.379733</text:p>
          </table:table-cell>
          <table:table-cell table:style-name="Default" office:value-type="float" office:value="3.964276" calcext:value-type="float">
            <text:p>3.964276</text:p>
          </table:table-cell>
          <table:table-cell table:style-name="Default" office:value-type="float" office:value="3.505608" calcext:value-type="float">
            <text:p>3.505608</text:p>
          </table:table-cell>
          <table:table-cell office:value-type="float" office:value="3.379733" calcext:value-type="float">
            <text:p>3.379733</text:p>
          </table:table-cell>
          <table:table-cell office:value-type="float" office:value="3.365137" calcext:value-type="float">
            <text:p>3.36513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0.037158" calcext:value-type="float">
            <text:p>0.037158</text:p>
          </table:table-cell>
          <table:table-cell table:style-name="Default" office:value-type="float" office:value="0.266583" calcext:value-type="float">
            <text:p>0.266583</text:p>
          </table:table-cell>
          <table:table-cell table:style-name="Default" office:value-type="float" office:value="0.03738" calcext:value-type="float">
            <text:p>0.03738</text:p>
          </table:table-cell>
          <table:table-cell table:style-name="Default" office:value-type="float" office:value="1.787177" calcext:value-type="float">
            <text:p>1.787177</text:p>
          </table:table-cell>
          <table:table-cell table:style-name="Default" office:value-type="float" office:value="0.032147" calcext:value-type="float">
            <text:p>0.032147</text:p>
          </table:table-cell>
          <table:table-cell office:value-type="float" office:value="0.03738" calcext:value-type="float">
            <text:p>0.03738</text:p>
          </table:table-cell>
          <table:table-cell office:value-type="float" office:value="0.432615" calcext:value-type="float">
            <text:p>0.4326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0.309221" calcext:value-type="float">
            <text:p>0.309221</text:p>
          </table:table-cell>
          <table:table-cell table:style-name="Default" office:value-type="float" office:value="0.30524" calcext:value-type="float">
            <text:p>0.30524</text:p>
          </table:table-cell>
          <table:table-cell table:style-name="Default" office:value-type="float" office:value="0.315147" calcext:value-type="float">
            <text:p>0.315147</text:p>
          </table:table-cell>
          <table:table-cell table:style-name="Default" office:value-type="float" office:value="1.791173" calcext:value-type="float">
            <text:p>1.791173</text:p>
          </table:table-cell>
          <table:table-cell table:style-name="Default" office:value-type="float" office:value="0.307816" calcext:value-type="float">
            <text:p>0.307816</text:p>
          </table:table-cell>
          <table:table-cell office:value-type="float" office:value="0.315147" calcext:value-type="float">
            <text:p>0.315147</text:p>
          </table:table-cell>
          <table:table-cell office:value-type="float" office:value="0.416199" calcext:value-type="float">
            <text:p>0.41619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1.007365" calcext:value-type="float">
            <text:p>1.007365</text:p>
          </table:table-cell>
          <table:table-cell table:style-name="Default" office:value-type="float" office:value="1.004159" calcext:value-type="float">
            <text:p>1.004159</text:p>
          </table:table-cell>
          <table:table-cell table:style-name="Default" office:value-type="float" office:value="1.011458" calcext:value-type="float">
            <text:p>1.011458</text:p>
          </table:table-cell>
          <table:table-cell table:style-name="Default" office:value-type="float" office:value="0.993524" calcext:value-type="float">
            <text:p>0.993524</text:p>
          </table:table-cell>
          <table:table-cell table:style-name="Default" office:value-type="float" office:value="0.994529" calcext:value-type="float">
            <text:p>0.994529</text:p>
          </table:table-cell>
          <table:table-cell office:value-type="float" office:value="1.011458" calcext:value-type="float">
            <text:p>1.011458</text:p>
          </table:table-cell>
          <table:table-cell office:value-type="float" office:value="1.528135" calcext:value-type="float">
            <text:p>1.528135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0.298917" calcext:value-type="float">
            <text:p>0.298917</text:p>
          </table:table-cell>
          <table:table-cell table:style-name="Default" office:value-type="float" office:value="0.301103" calcext:value-type="float">
            <text:p>0.301103</text:p>
          </table:table-cell>
          <table:table-cell table:style-name="Default" office:value-type="float" office:value="0.313003" calcext:value-type="float">
            <text:p>0.313003</text:p>
          </table:table-cell>
          <table:table-cell table:style-name="Default" office:value-type="float" office:value="0.310679" calcext:value-type="float">
            <text:p>0.310679</text:p>
          </table:table-cell>
          <table:table-cell table:style-name="Default" office:value-type="float" office:value="0.302244" calcext:value-type="float">
            <text:p>0.302244</text:p>
          </table:table-cell>
          <table:table-cell office:value-type="float" office:value="0.313003" calcext:value-type="float">
            <text:p>0.313003</text:p>
          </table:table-cell>
          <table:table-cell office:value-type="float" office:value="0.382219" calcext:value-type="float">
            <text:p>0.38221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7.296173" calcext:value-type="float">
            <text:p>7.296173</text:p>
          </table:table-cell>
          <table:table-cell table:style-name="Default" office:value-type="float" office:value="7.261121" calcext:value-type="float">
            <text:p>7.261121</text:p>
          </table:table-cell>
          <table:table-cell table:style-name="Default" office:value-type="float" office:value="7.325438" calcext:value-type="float">
            <text:p>7.325438</text:p>
          </table:table-cell>
          <table:table-cell table:style-name="Default" office:value-type="float" office:value="7.260016" calcext:value-type="float">
            <text:p>7.260016</text:p>
          </table:table-cell>
          <table:table-cell table:style-name="Default" office:value-type="float" office:value="7.311442" calcext:value-type="float">
            <text:p>7.311442</text:p>
          </table:table-cell>
          <table:table-cell office:value-type="float" office:value="7.325438" calcext:value-type="float">
            <text:p>7.325438</text:p>
          </table:table-cell>
          <table:table-cell office:value-type="float" office:value="9.610125" calcext:value-type="float">
            <text:p>9.61012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0.05348" calcext:value-type="float">
            <text:p>0.05348</text:p>
          </table:table-cell>
          <table:table-cell table:style-name="Default" office:value-type="float" office:value="0.064194" calcext:value-type="float">
            <text:p>0.064194</text:p>
          </table:table-cell>
          <table:table-cell table:style-name="Default" office:value-type="float" office:value="0.057079" calcext:value-type="float">
            <text:p>0.057079</text:p>
          </table:table-cell>
          <table:table-cell table:style-name="Default" office:value-type="float" office:value="0.053256" calcext:value-type="float">
            <text:p>0.053256</text:p>
          </table:table-cell>
          <table:table-cell table:style-name="Default" office:value-type="float" office:value="0.055575" calcext:value-type="float">
            <text:p>0.055575</text:p>
          </table:table-cell>
          <table:table-cell office:value-type="float" office:value="0.057079" calcext:value-type="float">
            <text:p>0.057079</text:p>
          </table:table-cell>
          <table:table-cell office:value-type="float" office:value="0.053294" calcext:value-type="float">
            <text:p>0.05329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0.016447" calcext:value-type="float">
            <text:p>0.016447</text:p>
          </table:table-cell>
          <table:table-cell table:style-name="Default" office:value-type="float" office:value="0.020599" calcext:value-type="float">
            <text:p>0.020599</text:p>
          </table:table-cell>
          <table:table-cell table:style-name="Default" office:value-type="float" office:value="0.015955" calcext:value-type="float">
            <text:p>0.015955</text:p>
          </table:table-cell>
          <table:table-cell table:style-name="Default" office:value-type="float" office:value="0.01634" calcext:value-type="float">
            <text:p>0.01634</text:p>
          </table:table-cell>
          <table:table-cell table:style-name="Default" office:value-type="float" office:value="0.016386" calcext:value-type="float">
            <text:p>0.016386</text:p>
          </table:table-cell>
          <table:table-cell office:value-type="float" office:value="0.015955" calcext:value-type="float">
            <text:p>0.015955</text:p>
          </table:table-cell>
          <table:table-cell office:value-type="float" office:value="0.016477" calcext:value-type="float">
            <text:p>0.0164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0.210015" calcext:value-type="float">
            <text:p>0.210015</text:p>
          </table:table-cell>
          <table:table-cell table:style-name="Default" office:value-type="float" office:value="1.963542" calcext:value-type="float">
            <text:p>1.963542</text:p>
          </table:table-cell>
          <table:table-cell table:style-name="Default" office:value-type="float" office:value="0.183103" calcext:value-type="float">
            <text:p>0.183103</text:p>
          </table:table-cell>
          <table:table-cell table:style-name="Default" office:value-type="float" office:value="1.980707" calcext:value-type="float">
            <text:p>1.980707</text:p>
          </table:table-cell>
          <table:table-cell table:style-name="Default" office:value-type="float" office:value="0.356169" calcext:value-type="float">
            <text:p>0.356169</text:p>
          </table:table-cell>
          <table:table-cell office:value-type="float" office:value="0.183103" calcext:value-type="float">
            <text:p>0.183103</text:p>
          </table:table-cell>
          <table:table-cell office:value-type="float" office:value="2.080916" calcext:value-type="float">
            <text:p>2.08091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0.148163" calcext:value-type="float">
            <text:p>0.148163</text:p>
          </table:table-cell>
          <table:table-cell table:style-name="Default" office:value-type="float" office:value="0.325226" calcext:value-type="float">
            <text:p>0.325226</text:p>
          </table:table-cell>
          <table:table-cell table:style-name="Default" office:value-type="float" office:value="0.152154" calcext:value-type="float">
            <text:p>0.152154</text:p>
          </table:table-cell>
          <table:table-cell table:style-name="Default" office:value-type="float" office:value="0.342488" calcext:value-type="float">
            <text:p>0.342488</text:p>
          </table:table-cell>
          <table:table-cell table:style-name="Default" office:value-type="float" office:value="0.330071" calcext:value-type="float">
            <text:p>0.330071</text:p>
          </table:table-cell>
          <table:table-cell office:value-type="float" office:value="0.152154" calcext:value-type="float">
            <text:p>0.152154</text:p>
          </table:table-cell>
          <table:table-cell office:value-type="float" office:value="0.815724" calcext:value-type="float">
            <text:p>0.8157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0.19504" calcext:value-type="float">
            <text:p>0.19504</text:p>
          </table:table-cell>
          <table:table-cell table:style-name="Default" office:value-type="float" office:value="0.20305" calcext:value-type="float">
            <text:p>0.20305</text:p>
          </table:table-cell>
          <table:table-cell table:style-name="Default" office:value-type="float" office:value="0.221395" calcext:value-type="float">
            <text:p>0.221395</text:p>
          </table:table-cell>
          <table:table-cell table:style-name="Default" office:value-type="float" office:value="0.195666" calcext:value-type="float">
            <text:p>0.195666</text:p>
          </table:table-cell>
          <table:table-cell table:style-name="Default" office:value-type="float" office:value="0.191621" calcext:value-type="float">
            <text:p>0.191621</text:p>
          </table:table-cell>
          <table:table-cell office:value-type="float" office:value="0.221395" calcext:value-type="float">
            <text:p>0.221395</text:p>
          </table:table-cell>
          <table:table-cell office:value-type="float" office:value="0.148232" calcext:value-type="float">
            <text:p>0.1482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0.002269" calcext:value-type="float">
            <text:p>0.002269</text:p>
          </table:table-cell>
          <table:table-cell table:style-name="Default" office:value-type="float" office:value="0.003294" calcext:value-type="float">
            <text:p>0.003294</text:p>
          </table:table-cell>
          <table:table-cell table:style-name="Default" office:value-type="float" office:value="0.002786" calcext:value-type="float">
            <text:p>0.002786</text:p>
          </table:table-cell>
          <table:table-cell table:style-name="Default" office:value-type="float" office:value="0.003268" calcext:value-type="float">
            <text:p>0.003268</text:p>
          </table:table-cell>
          <table:table-cell table:style-name="Default" office:value-type="float" office:value="0.003267" calcext:value-type="float">
            <text:p>0.003267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133112" calcext:value-type="float">
            <text:p>0.1331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0.398183" calcext:value-type="float">
            <text:p>0.398183</text:p>
          </table:table-cell>
          <table:table-cell table:style-name="Default" office:value-type="float" office:value="0.383258" calcext:value-type="float">
            <text:p>0.383258</text:p>
          </table:table-cell>
          <table:table-cell table:style-name="Default" office:value-type="float" office:value="0.422281" calcext:value-type="float">
            <text:p>0.422281</text:p>
          </table:table-cell>
          <table:table-cell table:style-name="Default" office:value-type="float" office:value="0.339267" calcext:value-type="float">
            <text:p>0.339267</text:p>
          </table:table-cell>
          <table:table-cell table:style-name="Default" office:value-type="float" office:value="0.401303" calcext:value-type="float">
            <text:p>0.401303</text:p>
          </table:table-cell>
          <table:table-cell office:value-type="float" office:value="0.422281" calcext:value-type="float">
            <text:p>0.422281</text:p>
          </table:table-cell>
          <table:table-cell office:value-type="float" office:value="0.232636" calcext:value-type="float">
            <text:p>0.2326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1.523247" calcext:value-type="float">
            <text:p>1.523247</text:p>
          </table:table-cell>
          <table:table-cell table:style-name="Default" office:value-type="float" office:value="1.523614" calcext:value-type="float">
            <text:p>1.523614</text:p>
          </table:table-cell>
          <table:table-cell table:style-name="Default" office:value-type="float" office:value="1.520775" calcext:value-type="float">
            <text:p>1.520775</text:p>
          </table:table-cell>
          <table:table-cell table:style-name="Default" office:value-type="float" office:value="1.537278" calcext:value-type="float">
            <text:p>1.537278</text:p>
          </table:table-cell>
          <table:table-cell table:style-name="Default" office:value-type="float" office:value="1.535776" calcext:value-type="float">
            <text:p>1.535776</text:p>
          </table:table-cell>
          <table:table-cell office:value-type="float" office:value="1.520775" calcext:value-type="float">
            <text:p>1.520775</text:p>
          </table:table-cell>
          <table:table-cell office:value-type="float" office:value="1.866191" calcext:value-type="float">
            <text:p>1.86619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0.710923" calcext:value-type="float">
            <text:p>0.710923</text:p>
          </table:table-cell>
          <table:table-cell table:style-name="Default" office:value-type="float" office:value="0.701081" calcext:value-type="float">
            <text:p>0.701081</text:p>
          </table:table-cell>
          <table:table-cell table:style-name="Default" office:value-type="float" office:value="0.701453" calcext:value-type="float">
            <text:p>0.701453</text:p>
          </table:table-cell>
          <table:table-cell table:style-name="Default" office:value-type="float" office:value="0.713809" calcext:value-type="float">
            <text:p>0.713809</text:p>
          </table:table-cell>
          <table:table-cell table:style-name="Default" office:value-type="float" office:value="0.700762" calcext:value-type="float">
            <text:p>0.700762</text:p>
          </table:table-cell>
          <table:table-cell office:value-type="float" office:value="0.701453" calcext:value-type="float">
            <text:p>0.701453</text:p>
          </table:table-cell>
          <table:table-cell office:value-type="float" office:value="0.701478" calcext:value-type="float">
            <text:p>0.70147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0.695643" calcext:value-type="float">
            <text:p>0.695643</text:p>
          </table:table-cell>
          <table:table-cell table:style-name="Default" office:value-type="float" office:value="0.686277" calcext:value-type="float">
            <text:p>0.686277</text:p>
          </table:table-cell>
          <table:table-cell table:style-name="Default" office:value-type="float" office:value="0.722932" calcext:value-type="float">
            <text:p>0.722932</text:p>
          </table:table-cell>
          <table:table-cell table:style-name="Default" office:value-type="float" office:value="0.702157" calcext:value-type="float">
            <text:p>0.702157</text:p>
          </table:table-cell>
          <table:table-cell table:style-name="Default" office:value-type="float" office:value="0.687949" calcext:value-type="float">
            <text:p>0.687949</text:p>
          </table:table-cell>
          <table:table-cell office:value-type="float" office:value="0.722932" calcext:value-type="float">
            <text:p>0.722932</text:p>
          </table:table-cell>
          <table:table-cell office:value-type="float" office:value="0.690961" calcext:value-type="float">
            <text:p>0.69096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2.428932" calcext:value-type="float">
            <text:p>2.428932</text:p>
          </table:table-cell>
          <table:table-cell table:style-name="Default" office:value-type="float" office:value="2.378429" calcext:value-type="float">
            <text:p>2.378429</text:p>
          </table:table-cell>
          <table:table-cell table:style-name="Default" office:value-type="float" office:value="2.385079" calcext:value-type="float">
            <text:p>2.385079</text:p>
          </table:table-cell>
          <table:table-cell table:style-name="Default" office:value-type="float" office:value="2.404376" calcext:value-type="float">
            <text:p>2.404376</text:p>
          </table:table-cell>
          <table:table-cell table:style-name="Default" office:value-type="float" office:value="2.393943" calcext:value-type="float">
            <text:p>2.393943</text:p>
          </table:table-cell>
          <table:table-cell office:value-type="float" office:value="2.385079" calcext:value-type="float">
            <text:p>2.385079</text:p>
          </table:table-cell>
          <table:table-cell office:value-type="float" office:value="3.207149" calcext:value-type="float">
            <text:p>3.2071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0.107395" calcext:value-type="float">
            <text:p>0.107395</text:p>
          </table:table-cell>
          <table:table-cell table:style-name="Default" office:value-type="float" office:value="0.139948" calcext:value-type="float">
            <text:p>0.139948</text:p>
          </table:table-cell>
          <table:table-cell table:style-name="Default" office:value-type="float" office:value="0.138897" calcext:value-type="float">
            <text:p>0.138897</text:p>
          </table:table-cell>
          <table:table-cell table:style-name="Default" office:value-type="float" office:value="0.115139" calcext:value-type="float">
            <text:p>0.115139</text:p>
          </table:table-cell>
          <table:table-cell table:style-name="Default" office:value-type="float" office:value="0.135545" calcext:value-type="float">
            <text:p>0.135545</text:p>
          </table:table-cell>
          <table:table-cell office:value-type="float" office:value="0.138897" calcext:value-type="float">
            <text:p>0.138897</text:p>
          </table:table-cell>
          <table:table-cell office:value-type="float" office:value="0.141785" calcext:value-type="float">
            <text:p>0.14178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0.143828" calcext:value-type="float">
            <text:p>0.143828</text:p>
          </table:table-cell>
          <table:table-cell table:style-name="Default" office:value-type="float" office:value="0.133134" calcext:value-type="float">
            <text:p>0.133134</text:p>
          </table:table-cell>
          <table:table-cell table:style-name="Default" office:value-type="float" office:value="0.144347" calcext:value-type="float">
            <text:p>0.144347</text:p>
          </table:table-cell>
          <table:table-cell table:style-name="Default" office:value-type="float" office:value="0.141885" calcext:value-type="float">
            <text:p>0.141885</text:p>
          </table:table-cell>
          <table:table-cell table:style-name="Default" office:value-type="float" office:value="0.139834" calcext:value-type="float">
            <text:p>0.139834</text:p>
          </table:table-cell>
          <table:table-cell office:value-type="float" office:value="0.144347" calcext:value-type="float">
            <text:p>0.144347</text:p>
          </table:table-cell>
          <table:table-cell office:value-type="float" office:value="0.312767" calcext:value-type="float">
            <text:p>0.31276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0.139159" calcext:value-type="float">
            <text:p>0.139159</text:p>
          </table:table-cell>
          <table:table-cell table:style-name="Default" office:value-type="float" office:value="0.150859" calcext:value-type="float">
            <text:p>0.150859</text:p>
          </table:table-cell>
          <table:table-cell table:style-name="Default" office:value-type="float" office:value="0.150976" calcext:value-type="float">
            <text:p>0.150976</text:p>
          </table:table-cell>
          <table:table-cell table:style-name="Default" office:value-type="float" office:value="0.128367" calcext:value-type="float">
            <text:p>0.128367</text:p>
          </table:table-cell>
          <table:table-cell table:style-name="Default" office:value-type="float" office:value="0.143312" calcext:value-type="float">
            <text:p>0.143312</text:p>
          </table:table-cell>
          <table:table-cell office:value-type="float" office:value="0.150976" calcext:value-type="float">
            <text:p>0.150976</text:p>
          </table:table-cell>
          <table:table-cell office:value-type="float" office:value="0.149322" calcext:value-type="float">
            <text:p>0.14932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0.534605" calcext:value-type="float">
            <text:p>0.534605</text:p>
          </table:table-cell>
          <table:table-cell table:style-name="Default" office:value-type="float" office:value="0.499133" calcext:value-type="float">
            <text:p>0.499133</text:p>
          </table:table-cell>
          <table:table-cell table:style-name="Default" office:value-type="float" office:value="0.49837" calcext:value-type="float">
            <text:p>0.49837</text:p>
          </table:table-cell>
          <table:table-cell table:style-name="Default" office:value-type="float" office:value="0.442149" calcext:value-type="float">
            <text:p>0.442149</text:p>
          </table:table-cell>
          <table:table-cell table:style-name="Default" office:value-type="float" office:value="0.472646" calcext:value-type="float">
            <text:p>0.472646</text:p>
          </table:table-cell>
          <table:table-cell office:value-type="float" office:value="0.472646" calcext:value-type="float">
            <text:p>0.472646</text:p>
          </table:table-cell>
          <table:table-cell office:value-type="float" office:value="0.477623" calcext:value-type="float">
            <text:p>0.4776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0.261766" calcext:value-type="float">
            <text:p>0.261766</text:p>
          </table:table-cell>
          <table:table-cell table:style-name="Default" office:value-type="float" office:value="0.482399" calcext:value-type="float">
            <text:p>0.482399</text:p>
          </table:table-cell>
          <table:table-cell table:style-name="Default" office:value-type="float" office:value="0.510034" calcext:value-type="float">
            <text:p>0.510034</text:p>
          </table:table-cell>
          <table:table-cell table:style-name="Default" office:value-type="float" office:value="0.381672" calcext:value-type="float">
            <text:p>0.381672</text:p>
          </table:table-cell>
          <table:table-cell table:style-name="Default" office:value-type="float" office:value="0.261895" calcext:value-type="float">
            <text:p>0.261895</text:p>
          </table:table-cell>
          <table:table-cell office:value-type="float" office:value="0.261895" calcext:value-type="float">
            <text:p>0.261895</text:p>
          </table:table-cell>
          <table:table-cell office:value-type="float" office:value="0.483442" calcext:value-type="float">
            <text:p>0.48344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1.201965" calcext:value-type="float">
            <text:p>1.201965</text:p>
          </table:table-cell>
          <table:table-cell table:style-name="Default" office:value-type="float" office:value="1.190246" calcext:value-type="float">
            <text:p>1.190246</text:p>
          </table:table-cell>
          <table:table-cell table:style-name="Default" office:value-type="float" office:value="1.183398" calcext:value-type="float">
            <text:p>1.183398</text:p>
          </table:table-cell>
          <table:table-cell table:style-name="Default" office:value-type="float" office:value="1.70781" calcext:value-type="float">
            <text:p>1.70781</text:p>
          </table:table-cell>
          <table:table-cell table:style-name="Default" office:value-type="float" office:value="1.2084" calcext:value-type="float">
            <text:p>1.2084</text:p>
          </table:table-cell>
          <table:table-cell office:value-type="float" office:value="1.183398" calcext:value-type="float">
            <text:p>1.183398</text:p>
          </table:table-cell>
          <table:table-cell office:value-type="float" office:value="1.257672" calcext:value-type="float">
            <text:p>1.25767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1.193761" calcext:value-type="float">
            <text:p>1.193761</text:p>
          </table:table-cell>
          <table:table-cell table:style-name="Default" office:value-type="float" office:value="1.179503" calcext:value-type="float">
            <text:p>1.179503</text:p>
          </table:table-cell>
          <table:table-cell table:style-name="Default" office:value-type="float" office:value="1.300712" calcext:value-type="float">
            <text:p>1.300712</text:p>
          </table:table-cell>
          <table:table-cell table:style-name="Default" office:value-type="float" office:value="1.654719" calcext:value-type="float">
            <text:p>1.654719</text:p>
          </table:table-cell>
          <table:table-cell table:style-name="Default" office:value-type="float" office:value="1.223665" calcext:value-type="float">
            <text:p>1.223665</text:p>
          </table:table-cell>
          <table:table-cell office:value-type="float" office:value="1.300712" calcext:value-type="float">
            <text:p>1.300712</text:p>
          </table:table-cell>
          <table:table-cell office:value-type="float" office:value="1.245023" calcext:value-type="float">
            <text:p>1.245023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style-name="Default" office:value-type="float" office:value="0.257766" calcext:value-type="float">
            <text:p>0.257766</text:p>
          </table:table-cell>
          <table:table-cell table:style-name="Default" office:value-type="float" office:value="0.256077" calcext:value-type="float">
            <text:p>0.256077</text:p>
          </table:table-cell>
          <table:table-cell table:style-name="Default" office:value-type="float" office:value="0.255062" calcext:value-type="float">
            <text:p>0.255062</text:p>
          </table:table-cell>
          <table:table-cell table:style-name="Default" office:value-type="float" office:value="0.255962" calcext:value-type="float">
            <text:p>0.255962</text:p>
          </table:table-cell>
          <table:table-cell table:style-name="Default" office:value-type="float" office:value="0.250312" calcext:value-type="float">
            <text:p>0.250312</text:p>
          </table:table-cell>
          <table:table-cell office:value-type="float" office:value="0.255062" calcext:value-type="float">
            <text:p>0.255062</text:p>
          </table:table-cell>
          <table:table-cell office:value-type="float" office:value="0.467462" calcext:value-type="float">
            <text:p>0.46746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19.251317" calcext:value-type="float">
            <text:p>19.251317</text:p>
          </table:table-cell>
          <table:table-cell table:style-name="Default" office:value-type="float" office:value="19.07942" calcext:value-type="float">
            <text:p>19.07942</text:p>
          </table:table-cell>
          <table:table-cell table:style-name="Default" office:value-type="float" office:value="19.086809" calcext:value-type="float">
            <text:p>19.086809</text:p>
          </table:table-cell>
          <table:table-cell table:style-name="Default" office:value-type="float" office:value="19.032253" calcext:value-type="float">
            <text:p>19.032253</text:p>
          </table:table-cell>
          <table:table-cell table:style-name="Default" office:value-type="float" office:value="19.075548" calcext:value-type="float">
            <text:p>19.075548</text:p>
          </table:table-cell>
          <table:table-cell office:value-type="float" office:value="19.086809" calcext:value-type="float">
            <text:p>19.086809</text:p>
          </table:table-cell>
          <table:table-cell office:value-type="float" office:value="12.428121" calcext:value-type="float">
            <text:p>12.4281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style-name="Default" office:value-type="float" office:value="1.855844" calcext:value-type="float">
            <text:p>1.855844</text:p>
          </table:table-cell>
          <table:table-cell table:style-name="Default" office:value-type="float" office:value="1.845645" calcext:value-type="float">
            <text:p>1.845645</text:p>
          </table:table-cell>
          <table:table-cell table:style-name="Default" office:value-type="float" office:value="1.844682" calcext:value-type="float">
            <text:p>1.844682</text:p>
          </table:table-cell>
          <table:table-cell table:style-name="Default" office:value-type="float" office:value="1.832368" calcext:value-type="float">
            <text:p>1.832368</text:p>
          </table:table-cell>
          <table:table-cell table:style-name="Default" office:value-type="float" office:value="1.865131" calcext:value-type="float">
            <text:p>1.865131</text:p>
          </table:table-cell>
          <table:table-cell office:value-type="float" office:value="1.844682" calcext:value-type="float">
            <text:p>1.844682</text:p>
          </table:table-cell>
          <table:table-cell office:value-type="float" office:value="1.446271" calcext:value-type="float">
            <text:p>1.44627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style-name="Default" office:value-type="float" office:value="1.501922" calcext:value-type="float">
            <text:p>1.501922</text:p>
          </table:table-cell>
          <table:table-cell table:style-name="Default" office:value-type="float" office:value="1.486799" calcext:value-type="float">
            <text:p>1.486799</text:p>
          </table:table-cell>
          <table:table-cell table:style-name="Default" office:value-type="float" office:value="1.489792" calcext:value-type="float">
            <text:p>1.489792</text:p>
          </table:table-cell>
          <table:table-cell table:style-name="Default" office:value-type="float" office:value="1.480711" calcext:value-type="float">
            <text:p>1.480711</text:p>
          </table:table-cell>
          <table:table-cell table:style-name="Default" office:value-type="float" office:value="1.500558" calcext:value-type="float">
            <text:p>1.500558</text:p>
          </table:table-cell>
          <table:table-cell office:value-type="float" office:value="1.489792" calcext:value-type="float">
            <text:p>1.489792</text:p>
          </table:table-cell>
          <table:table-cell office:value-type="float" office:value="1.215932" calcext:value-type="float">
            <text:p>1.21593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6.121299" calcext:value-type="float">
            <text:p>6.121299</text:p>
          </table:table-cell>
          <table:table-cell table:style-name="Default" office:value-type="float" office:value="5.764842" calcext:value-type="float">
            <text:p>5.764842</text:p>
          </table:table-cell>
          <table:table-cell table:style-name="Default" office:value-type="float" office:value="5.772326" calcext:value-type="float">
            <text:p>5.772326</text:p>
          </table:table-cell>
          <table:table-cell table:style-name="Default" office:value-type="float" office:value="2.950443" calcext:value-type="float">
            <text:p>2.950443</text:p>
          </table:table-cell>
          <table:table-cell table:style-name="Default" office:value-type="float" office:value="5.486267" calcext:value-type="float">
            <text:p>5.486267</text:p>
          </table:table-cell>
          <table:table-cell office:value-type="float" office:value="5.486267" calcext:value-type="float">
            <text:p>5.486267</text:p>
          </table:table-cell>
          <table:table-cell office:value-type="float" office:value="4.559736" calcext:value-type="float">
            <text:p>4.55973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0.487907" calcext:value-type="float">
            <text:p>0.487907</text:p>
          </table:table-cell>
          <table:table-cell table:style-name="Default" office:value-type="float" office:value="2.467259" calcext:value-type="float">
            <text:p>2.467259</text:p>
          </table:table-cell>
          <table:table-cell table:style-name="Default" office:value-type="float" office:value="2.481588" calcext:value-type="float">
            <text:p>2.481588</text:p>
          </table:table-cell>
          <table:table-cell table:style-name="Default" office:value-type="float" office:value="0.502" calcext:value-type="float">
            <text:p>0.502</text:p>
          </table:table-cell>
          <table:table-cell table:style-name="Default" office:value-type="float" office:value="1.810763" calcext:value-type="float">
            <text:p>1.810763</text:p>
          </table:table-cell>
          <table:table-cell office:value-type="float" office:value="1.810763" calcext:value-type="float">
            <text:p>1.810763</text:p>
          </table:table-cell>
          <table:table-cell office:value-type="float" office:value="2.028714" calcext:value-type="float">
            <text:p>2.02871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0.595739" calcext:value-type="float">
            <text:p>0.595739</text:p>
          </table:table-cell>
          <table:table-cell table:style-name="Default" office:value-type="float" office:value="11.106291" calcext:value-type="float">
            <text:p>11.106291</text:p>
          </table:table-cell>
          <table:table-cell table:style-name="Default" office:value-type="float" office:value="0.593938" calcext:value-type="float">
            <text:p>0.593938</text:p>
          </table:table-cell>
          <table:table-cell table:style-name="Default" office:value-type="float" office:value="8.494446" calcext:value-type="float">
            <text:p>8.494446</text:p>
          </table:table-cell>
          <table:table-cell table:style-name="Default" office:value-type="float" office:value="0.581996" calcext:value-type="float">
            <text:p>0.581996</text:p>
          </table:table-cell>
          <table:table-cell office:value-type="float" office:value="0.593938" calcext:value-type="float">
            <text:p>0.593938</text:p>
          </table:table-cell>
          <table:table-cell office:value-type="float" office:value="9.189172" calcext:value-type="float">
            <text:p>9.18917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25.278315" calcext:value-type="float">
            <text:p>25.278315</text:p>
          </table:table-cell>
          <table:table-cell table:style-name="Default" office:value-type="float" office:value="11.280334" calcext:value-type="float">
            <text:p>11.280334</text:p>
          </table:table-cell>
          <table:table-cell table:style-name="Default" office:value-type="float" office:value="26.748547" calcext:value-type="float">
            <text:p>26.748547</text:p>
          </table:table-cell>
          <table:table-cell table:style-name="Default" office:value-type="float" office:value="8.250477" calcext:value-type="float">
            <text:p>8.250477</text:p>
          </table:table-cell>
          <table:table-cell table:style-name="Default" office:value-type="float" office:value="22.519519" calcext:value-type="float">
            <text:p>22.519519</text:p>
          </table:table-cell>
          <table:table-cell office:value-type="float" office:value="26.748547" calcext:value-type="float">
            <text:p>26.748547</text:p>
          </table:table-cell>
          <table:table-cell office:value-type="float" office:value="32.874896" calcext:value-type="float">
            <text:p>32.87489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7.653244" calcext:value-type="float">
            <text:p>7.653244</text:p>
          </table:table-cell>
          <table:table-cell table:style-name="Default" office:value-type="float" office:value="7.218345" calcext:value-type="float">
            <text:p>7.218345</text:p>
          </table:table-cell>
          <table:table-cell table:style-name="Default" office:value-type="float" office:value="7.239225" calcext:value-type="float">
            <text:p>7.239225</text:p>
          </table:table-cell>
          <table:table-cell table:style-name="Default" office:value-type="float" office:value="7.2964" calcext:value-type="float">
            <text:p>7.2964</text:p>
          </table:table-cell>
          <table:table-cell table:style-name="Default" office:value-type="float" office:value="7.281772" calcext:value-type="float">
            <text:p>7.281772</text:p>
          </table:table-cell>
          <table:table-cell office:value-type="float" office:value="7.239225" calcext:value-type="float">
            <text:p>7.239225</text:p>
          </table:table-cell>
          <table:table-cell office:value-type="float" office:value="197.486418" calcext:value-type="float">
            <text:p>197.48641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2.431655" calcext:value-type="float">
            <text:p>2.431655</text:p>
          </table:table-cell>
          <table:table-cell table:style-name="Default" office:value-type="float" office:value="2.25546" calcext:value-type="float">
            <text:p>2.25546</text:p>
          </table:table-cell>
          <table:table-cell table:style-name="Default" office:value-type="float" office:value="2.245561" calcext:value-type="float">
            <text:p>2.245561</text:p>
          </table:table-cell>
          <table:table-cell table:style-name="Default" office:value-type="float" office:value="2.32213" calcext:value-type="float">
            <text:p>2.32213</text:p>
          </table:table-cell>
          <table:table-cell table:style-name="Default" office:value-type="float" office:value="2.350161" calcext:value-type="float">
            <text:p>2.350161</text:p>
          </table:table-cell>
          <table:table-cell office:value-type="float" office:value="2.245561" calcext:value-type="float">
            <text:p>2.245561</text:p>
          </table:table-cell>
          <table:table-cell office:value-type="float" office:value="90.660528" calcext:value-type="float">
            <text:p>90.66052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1.609633" calcext:value-type="float">
            <text:p>1.609633</text:p>
          </table:table-cell>
          <table:table-cell table:style-name="Default" office:value-type="float" office:value="7.406711" calcext:value-type="float">
            <text:p>7.406711</text:p>
          </table:table-cell>
          <table:table-cell table:style-name="Default" office:value-type="float" office:value="7.443502" calcext:value-type="float">
            <text:p>7.443502</text:p>
          </table:table-cell>
          <table:table-cell table:style-name="Default" office:value-type="float" office:value="7.409497" calcext:value-type="float">
            <text:p>7.409497</text:p>
          </table:table-cell>
          <table:table-cell table:style-name="Default" office:value-type="float" office:value="7.396674" calcext:value-type="float">
            <text:p>7.396674</text:p>
          </table:table-cell>
          <table:table-cell office:value-type="float" office:value="7.443502" calcext:value-type="float">
            <text:p>7.443502</text:p>
          </table:table-cell>
          <table:table-cell office:value-type="float" office:value="96.922724" calcext:value-type="float">
            <text:p>96.9227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0.13085" calcext:value-type="float">
            <text:p>0.13085</text:p>
          </table:table-cell>
          <table:table-cell table:style-name="Default" office:value-type="float" office:value="0.132103" calcext:value-type="float">
            <text:p>0.132103</text:p>
          </table:table-cell>
          <table:table-cell table:style-name="Default" office:value-type="float" office:value="0.141486" calcext:value-type="float">
            <text:p>0.141486</text:p>
          </table:table-cell>
          <table:table-cell table:style-name="Default" office:value-type="float" office:value="0.124926" calcext:value-type="float">
            <text:p>0.124926</text:p>
          </table:table-cell>
          <table:table-cell table:style-name="Default" office:value-type="float" office:value="0.134172" calcext:value-type="float">
            <text:p>0.134172</text:p>
          </table:table-cell>
          <table:table-cell office:value-type="float" office:value="0.141486" calcext:value-type="float">
            <text:p>0.141486</text:p>
          </table:table-cell>
          <table:table-cell office:value-type="float" office:value="0.158868" calcext:value-type="float">
            <text:p>0.1588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0.057874" calcext:value-type="float">
            <text:p>0.057874</text:p>
          </table:table-cell>
          <table:table-cell table:style-name="Default" office:value-type="float" office:value="0.063048" calcext:value-type="float">
            <text:p>0.063048</text:p>
          </table:table-cell>
          <table:table-cell table:style-name="Default" office:value-type="float" office:value="0.057627" calcext:value-type="float">
            <text:p>0.057627</text:p>
          </table:table-cell>
          <table:table-cell table:style-name="Default" office:value-type="float" office:value="0.045063" calcext:value-type="float">
            <text:p>0.045063</text:p>
          </table:table-cell>
          <table:table-cell table:style-name="Default" office:value-type="float" office:value="0.058047" calcext:value-type="float">
            <text:p>0.058047</text:p>
          </table:table-cell>
          <table:table-cell office:value-type="float" office:value="0.057627" calcext:value-type="float">
            <text:p>0.057627</text:p>
          </table:table-cell>
          <table:table-cell office:value-type="float" office:value="0.072277" calcext:value-type="float">
            <text:p>0.0722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0.077636" calcext:value-type="float">
            <text:p>0.077636</text:p>
          </table:table-cell>
          <table:table-cell table:style-name="Default" office:value-type="float" office:value="0.173728" calcext:value-type="float">
            <text:p>0.173728</text:p>
          </table:table-cell>
          <table:table-cell table:style-name="Default" office:value-type="float" office:value="0.179567" calcext:value-type="float">
            <text:p>0.179567</text:p>
          </table:table-cell>
          <table:table-cell table:style-name="Default" office:value-type="float" office:value="0.180115" calcext:value-type="float">
            <text:p>0.180115</text:p>
          </table:table-cell>
          <table:table-cell table:style-name="Default" office:value-type="float" office:value="0.17712" calcext:value-type="float">
            <text:p>0.17712</text:p>
          </table:table-cell>
          <table:table-cell office:value-type="float" office:value="0.179567" calcext:value-type="float">
            <text:p>0.179567</text:p>
          </table:table-cell>
          <table:table-cell office:value-type="float" office:value="0.134826" calcext:value-type="float">
            <text:p>0.13482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0.168618" calcext:value-type="float">
            <text:p>0.168618</text:p>
          </table:table-cell>
          <table:table-cell table:style-name="Default" office:value-type="float" office:value="0.155598" calcext:value-type="float">
            <text:p>0.155598</text:p>
          </table:table-cell>
          <table:table-cell table:style-name="Default" office:value-type="float" office:value="0.15922" calcext:value-type="float">
            <text:p>0.15922</text:p>
          </table:table-cell>
          <table:table-cell table:style-name="Default" office:value-type="float" office:value="0.163141" calcext:value-type="float">
            <text:p>0.163141</text:p>
          </table:table-cell>
          <table:table-cell table:style-name="Default" office:value-type="float" office:value="0.155665" calcext:value-type="float">
            <text:p>0.155665</text:p>
          </table:table-cell>
          <table:table-cell office:value-type="float" office:value="0.15922" calcext:value-type="float">
            <text:p>0.15922</text:p>
          </table:table-cell>
          <table:table-cell office:value-type="float" office:value="0.179268" calcext:value-type="float">
            <text:p>0.17926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0.163207" calcext:value-type="float">
            <text:p>0.163207</text:p>
          </table:table-cell>
          <table:table-cell table:style-name="Default" office:value-type="float" office:value="0.165505" calcext:value-type="float">
            <text:p>0.165505</text:p>
          </table:table-cell>
          <table:table-cell table:style-name="Default" office:value-type="float" office:value="0.153411" calcext:value-type="float">
            <text:p>0.153411</text:p>
          </table:table-cell>
          <table:table-cell table:style-name="Default" office:value-type="float" office:value="0.161402" calcext:value-type="float">
            <text:p>0.161402</text:p>
          </table:table-cell>
          <table:table-cell table:style-name="Default" office:value-type="float" office:value="0.156531" calcext:value-type="float">
            <text:p>0.156531</text:p>
          </table:table-cell>
          <table:table-cell office:value-type="float" office:value="0.153411" calcext:value-type="float">
            <text:p>0.153411</text:p>
          </table:table-cell>
          <table:table-cell office:value-type="float" office:value="0.175805" calcext:value-type="float">
            <text:p>0.17580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0.189851" calcext:value-type="float">
            <text:p>0.189851</text:p>
          </table:table-cell>
          <table:table-cell table:style-name="Default" office:value-type="float" office:value="0.110288" calcext:value-type="float">
            <text:p>0.110288</text:p>
          </table:table-cell>
          <table:table-cell table:style-name="Default" office:value-type="float" office:value="0.106233" calcext:value-type="float">
            <text:p>0.106233</text:p>
          </table:table-cell>
          <table:table-cell table:style-name="Default" office:value-type="float" office:value="0.129192" calcext:value-type="float">
            <text:p>0.129192</text:p>
          </table:table-cell>
          <table:table-cell table:style-name="Default" office:value-type="float" office:value="0.102002" calcext:value-type="float">
            <text:p>0.102002</text:p>
          </table:table-cell>
          <table:table-cell office:value-type="float" office:value="0.106233" calcext:value-type="float">
            <text:p>0.106233</text:p>
          </table:table-cell>
          <table:table-cell office:value-type="float" office:value="0.108721" calcext:value-type="float">
            <text:p>0.1087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0.199945" calcext:value-type="float">
            <text:p>0.199945</text:p>
          </table:table-cell>
          <table:table-cell table:style-name="Default" office:value-type="float" office:value="0.17963" calcext:value-type="float">
            <text:p>0.17963</text:p>
          </table:table-cell>
          <table:table-cell table:style-name="Default" office:value-type="float" office:value="0.182334" calcext:value-type="float">
            <text:p>0.182334</text:p>
          </table:table-cell>
          <table:table-cell table:style-name="Default" office:value-type="float" office:value="0.155574" calcext:value-type="float">
            <text:p>0.155574</text:p>
          </table:table-cell>
          <table:table-cell table:style-name="Default" office:value-type="float" office:value="0.235432" calcext:value-type="float">
            <text:p>0.235432</text:p>
          </table:table-cell>
          <table:table-cell office:value-type="float" office:value="0.182334" calcext:value-type="float">
            <text:p>0.182334</text:p>
          </table:table-cell>
          <table:table-cell office:value-type="float" office:value="0.234976" calcext:value-type="float">
            <text:p>0.23497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1.082747" calcext:value-type="float">
            <text:p>1.082747</text:p>
          </table:table-cell>
          <table:table-cell table:style-name="Default" office:value-type="float" office:value="1.080804" calcext:value-type="float">
            <text:p>1.080804</text:p>
          </table:table-cell>
          <table:table-cell table:style-name="Default" office:value-type="float" office:value="1.055859" calcext:value-type="float">
            <text:p>1.055859</text:p>
          </table:table-cell>
          <table:table-cell table:style-name="Default" office:value-type="float" office:value="0.340669" calcext:value-type="float">
            <text:p>0.340669</text:p>
          </table:table-cell>
          <table:table-cell table:style-name="Default" office:value-type="float" office:value="1.042348" calcext:value-type="float">
            <text:p>1.042348</text:p>
          </table:table-cell>
          <table:table-cell office:value-type="float" office:value="1.055859" calcext:value-type="float">
            <text:p>1.055859</text:p>
          </table:table-cell>
          <table:table-cell office:value-type="float" office:value="1.059257" calcext:value-type="float">
            <text:p>1.05925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1.031546" calcext:value-type="float">
            <text:p>1.031546</text:p>
          </table:table-cell>
          <table:table-cell table:style-name="Default" office:value-type="float" office:value="1.037978" calcext:value-type="float">
            <text:p>1.037978</text:p>
          </table:table-cell>
          <table:table-cell table:style-name="Default" office:value-type="float" office:value="1.048564" calcext:value-type="float">
            <text:p>1.048564</text:p>
          </table:table-cell>
          <table:table-cell table:style-name="Default" office:value-type="float" office:value="0.307316" calcext:value-type="float">
            <text:p>0.307316</text:p>
          </table:table-cell>
          <table:table-cell table:style-name="Default" office:value-type="float" office:value="1.004032" calcext:value-type="float">
            <text:p>1.004032</text:p>
          </table:table-cell>
          <table:table-cell office:value-type="float" office:value="1.048564" calcext:value-type="float">
            <text:p>1.048564</text:p>
          </table:table-cell>
          <table:table-cell office:value-type="float" office:value="1.100669" calcext:value-type="float">
            <text:p>1.10066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1.102674" calcext:value-type="float">
            <text:p>1.102674</text:p>
          </table:table-cell>
          <table:table-cell table:style-name="Default" office:value-type="float" office:value="1.068689" calcext:value-type="float">
            <text:p>1.068689</text:p>
          </table:table-cell>
          <table:table-cell table:style-name="Default" office:value-type="float" office:value="1.097961" calcext:value-type="float">
            <text:p>1.097961</text:p>
          </table:table-cell>
          <table:table-cell table:style-name="Default" office:value-type="float" office:value="0.565514" calcext:value-type="float">
            <text:p>0.565514</text:p>
          </table:table-cell>
          <table:table-cell table:style-name="Default" office:value-type="float" office:value="1.051346" calcext:value-type="float">
            <text:p>1.051346</text:p>
          </table:table-cell>
          <table:table-cell office:value-type="float" office:value="1.097961" calcext:value-type="float">
            <text:p>1.097961</text:p>
          </table:table-cell>
          <table:table-cell office:value-type="float" office:value="1.081582" calcext:value-type="float">
            <text:p>1.08158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0.760297" calcext:value-type="float">
            <text:p>0.760297</text:p>
          </table:table-cell>
          <table:table-cell table:style-name="Default" office:value-type="float" office:value="0.911453" calcext:value-type="float">
            <text:p>0.911453</text:p>
          </table:table-cell>
          <table:table-cell table:style-name="Default" office:value-type="float" office:value="0.911087" calcext:value-type="float">
            <text:p>0.911087</text:p>
          </table:table-cell>
          <table:table-cell table:style-name="Default" office:value-type="float" office:value="0.448803" calcext:value-type="float">
            <text:p>0.448803</text:p>
          </table:table-cell>
          <table:table-cell table:style-name="Default" office:value-type="float" office:value="0.456016" calcext:value-type="float">
            <text:p>0.456016</text:p>
          </table:table-cell>
          <table:table-cell office:value-type="float" office:value="0.456016" calcext:value-type="float">
            <text:p>0.456016</text:p>
          </table:table-cell>
          <table:table-cell office:value-type="float" office:value="0.966349" calcext:value-type="float">
            <text:p>0.9663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0.267111" calcext:value-type="float">
            <text:p>0.267111</text:p>
          </table:table-cell>
          <table:table-cell table:style-name="Default" office:value-type="float" office:value="0.287413" calcext:value-type="float">
            <text:p>0.287413</text:p>
          </table:table-cell>
          <table:table-cell table:style-name="Default" office:value-type="float" office:value="0.27775" calcext:value-type="float">
            <text:p>0.27775</text:p>
          </table:table-cell>
          <table:table-cell table:style-name="Default" office:value-type="float" office:value="0.25632" calcext:value-type="float">
            <text:p>0.25632</text:p>
          </table:table-cell>
          <table:table-cell table:style-name="Default" office:value-type="float" office:value="0.336765" calcext:value-type="float">
            <text:p>0.336765</text:p>
          </table:table-cell>
          <table:table-cell office:value-type="float" office:value="0.27775" calcext:value-type="float">
            <text:p>0.27775</text:p>
          </table:table-cell>
          <table:table-cell office:value-type="float" office:value="0.265449" calcext:value-type="float">
            <text:p>0.26544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2.190138" calcext:value-type="float">
            <text:p>2.190138</text:p>
          </table:table-cell>
          <table:table-cell table:style-name="Default" office:value-type="float" office:value="2.067559" calcext:value-type="float">
            <text:p>2.067559</text:p>
          </table:table-cell>
          <table:table-cell table:style-name="Default" office:value-type="float" office:value="2.073611" calcext:value-type="float">
            <text:p>2.073611</text:p>
          </table:table-cell>
          <table:table-cell table:style-name="Default" office:value-type="float" office:value="2.506905" calcext:value-type="float">
            <text:p>2.506905</text:p>
          </table:table-cell>
          <table:table-cell table:style-name="Default" office:value-type="float" office:value="2.129513" calcext:value-type="float">
            <text:p>2.129513</text:p>
          </table:table-cell>
          <table:table-cell office:value-type="float" office:value="2.073611" calcext:value-type="float">
            <text:p>2.073611</text:p>
          </table:table-cell>
          <table:table-cell office:value-type="float" office:value="2.343398" calcext:value-type="float">
            <text:p>2.34339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0.668253" calcext:value-type="float">
            <text:p>0.668253</text:p>
          </table:table-cell>
          <table:table-cell table:style-name="Default" office:value-type="float" office:value="1.943199" calcext:value-type="float">
            <text:p>1.943199</text:p>
          </table:table-cell>
          <table:table-cell table:style-name="Default" office:value-type="float" office:value="1.939607" calcext:value-type="float">
            <text:p>1.939607</text:p>
          </table:table-cell>
          <table:table-cell table:style-name="Default" office:value-type="float" office:value="0.680428" calcext:value-type="float">
            <text:p>0.680428</text:p>
          </table:table-cell>
          <table:table-cell table:style-name="Default" office:value-type="float" office:value="1.592508" calcext:value-type="float">
            <text:p>1.592508</text:p>
          </table:table-cell>
          <table:table-cell office:value-type="float" office:value="1.592508" calcext:value-type="float">
            <text:p>1.592508</text:p>
          </table:table-cell>
          <table:table-cell office:value-type="float" office:value="2.314321" calcext:value-type="float">
            <text:p>2.3143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4.40884" calcext:value-type="float">
            <text:p>4.40884</text:p>
          </table:table-cell>
          <table:table-cell table:style-name="Default" office:value-type="float" office:value="4.456627" calcext:value-type="float">
            <text:p>4.456627</text:p>
          </table:table-cell>
          <table:table-cell table:style-name="Default" office:value-type="float" office:value="4.323369" calcext:value-type="float">
            <text:p>4.323369</text:p>
          </table:table-cell>
          <table:table-cell table:style-name="Default" office:value-type="float" office:value="4.686019" calcext:value-type="float">
            <text:p>4.686019</text:p>
          </table:table-cell>
          <table:table-cell table:style-name="Default" office:value-type="float" office:value="4.565619" calcext:value-type="float">
            <text:p>4.565619</text:p>
          </table:table-cell>
          <table:table-cell office:value-type="float" office:value="4.323369" calcext:value-type="float">
            <text:p>4.323369</text:p>
          </table:table-cell>
          <table:table-cell office:value-type="float" office:value="6.218508" calcext:value-type="float">
            <text:p>6.21850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0.943035" calcext:value-type="float">
            <text:p>0.943035</text:p>
          </table:table-cell>
          <table:table-cell table:style-name="Default" office:value-type="float" office:value="0.939997" calcext:value-type="float">
            <text:p>0.939997</text:p>
          </table:table-cell>
          <table:table-cell table:style-name="Default" office:value-type="float" office:value="0.940713" calcext:value-type="float">
            <text:p>0.940713</text:p>
          </table:table-cell>
          <table:table-cell table:style-name="Default" office:value-type="float" office:value="0.840083" calcext:value-type="float">
            <text:p>0.840083</text:p>
          </table:table-cell>
          <table:table-cell table:style-name="Default" office:value-type="float" office:value="0.749592" calcext:value-type="float">
            <text:p>0.749592</text:p>
          </table:table-cell>
          <table:table-cell office:value-type="float" office:value="0.940713" calcext:value-type="float">
            <text:p>0.940713</text:p>
          </table:table-cell>
          <table:table-cell office:value-type="float" office:value="14.765321" calcext:value-type="float">
            <text:p>14.7653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0.461593" calcext:value-type="float">
            <text:p>0.461593</text:p>
          </table:table-cell>
          <table:table-cell table:style-name="Default" office:value-type="float" office:value="0.463616" calcext:value-type="float">
            <text:p>0.463616</text:p>
          </table:table-cell>
          <table:table-cell table:style-name="Default" office:value-type="float" office:value="0.455603" calcext:value-type="float">
            <text:p>0.455603</text:p>
          </table:table-cell>
          <table:table-cell table:style-name="Default" office:value-type="float" office:value="0.423521" calcext:value-type="float">
            <text:p>0.423521</text:p>
          </table:table-cell>
          <table:table-cell table:style-name="Default" office:value-type="float" office:value="0.400867" calcext:value-type="float">
            <text:p>0.400867</text:p>
          </table:table-cell>
          <table:table-cell office:value-type="float" office:value="0.455603" calcext:value-type="float">
            <text:p>0.455603</text:p>
          </table:table-cell>
          <table:table-cell office:value-type="float" office:value="5.928289" calcext:value-type="float">
            <text:p>5.928289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7.542656" calcext:value-type="float">
            <text:p>7.542656</text:p>
          </table:table-cell>
          <table:table-cell table:style-name="Default" office:value-type="float" office:value="7.406118" calcext:value-type="float">
            <text:p>7.406118</text:p>
          </table:table-cell>
          <table:table-cell table:style-name="Default" office:value-type="float" office:value="7.478666" calcext:value-type="float">
            <text:p>7.478666</text:p>
          </table:table-cell>
          <table:table-cell table:style-name="Default" office:value-type="float" office:value="8.900374" calcext:value-type="float">
            <text:p>8.900374</text:p>
          </table:table-cell>
          <table:table-cell table:style-name="Default" office:value-type="float" office:value="7.435006" calcext:value-type="float">
            <text:p>7.435006</text:p>
          </table:table-cell>
          <table:table-cell office:value-type="float" office:value="7.478666" calcext:value-type="float">
            <text:p>7.478666</text:p>
          </table:table-cell>
          <table:table-cell office:value-type="float" office:value="293.129371" calcext:value-type="float">
            <text:p>293.12937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0.031377" calcext:value-type="float">
            <text:p>0.031377</text:p>
          </table:table-cell>
          <table:table-cell table:style-name="Default" office:value-type="float" office:value="0.032305" calcext:value-type="float">
            <text:p>0.032305</text:p>
          </table:table-cell>
          <table:table-cell table:style-name="Default" office:value-type="float" office:value="0.042267" calcext:value-type="float">
            <text:p>0.042267</text:p>
          </table:table-cell>
          <table:table-cell table:style-name="Default" office:value-type="float" office:value="0.032115" calcext:value-type="float">
            <text:p>0.032115</text:p>
          </table:table-cell>
          <table:table-cell table:style-name="Default" office:value-type="float" office:value="0.030519" calcext:value-type="float">
            <text:p>0.030519</text:p>
          </table:table-cell>
          <table:table-cell office:value-type="float" office:value="0.030519" calcext:value-type="float">
            <text:p>0.030519</text:p>
          </table:table-cell>
          <table:table-cell office:value-type="float" office:value="0.107977" calcext:value-type="float">
            <text:p>0.10797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0.032199" calcext:value-type="float">
            <text:p>0.032199</text:p>
          </table:table-cell>
          <table:table-cell table:style-name="Default" office:value-type="float" office:value="0.040765" calcext:value-type="float">
            <text:p>0.040765</text:p>
          </table:table-cell>
          <table:table-cell table:style-name="Default" office:value-type="float" office:value="0.041268" calcext:value-type="float">
            <text:p>0.041268</text:p>
          </table:table-cell>
          <table:table-cell table:style-name="Default" office:value-type="float" office:value="0.039747" calcext:value-type="float">
            <text:p>0.039747</text:p>
          </table:table-cell>
          <table:table-cell table:style-name="Default" office:value-type="float" office:value="0.031451" calcext:value-type="float">
            <text:p>0.031451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76271" calcext:value-type="float">
            <text:p>0.07627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0.048424" calcext:value-type="float">
            <text:p>0.048424</text:p>
          </table:table-cell>
          <table:table-cell table:style-name="Default" office:value-type="float" office:value="0.048913" calcext:value-type="float">
            <text:p>0.048913</text:p>
          </table:table-cell>
          <table:table-cell table:style-name="Default" office:value-type="float" office:value="0.050232" calcext:value-type="float">
            <text:p>0.050232</text:p>
          </table:table-cell>
          <table:table-cell table:style-name="Default" office:value-type="float" office:value="0.076064" calcext:value-type="float">
            <text:p>0.076064</text:p>
          </table:table-cell>
          <table:table-cell table:style-name="Default" office:value-type="float" office:value="0.055667" calcext:value-type="float">
            <text:p>0.055667</text:p>
          </table:table-cell>
          <table:table-cell office:value-type="float" office:value="0.055667" calcext:value-type="float">
            <text:p>0.055667</text:p>
          </table:table-cell>
          <table:table-cell office:value-type="float" office:value="0.129876" calcext:value-type="float">
            <text:p>0.12987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0.080126" calcext:value-type="float">
            <text:p>0.080126</text:p>
          </table:table-cell>
          <table:table-cell table:style-name="Default" office:value-type="float" office:value="0.075984" calcext:value-type="float">
            <text:p>0.075984</text:p>
          </table:table-cell>
          <table:table-cell table:style-name="Default" office:value-type="float" office:value="0.070416" calcext:value-type="float">
            <text:p>0.070416</text:p>
          </table:table-cell>
          <table:table-cell table:style-name="Default" office:value-type="float" office:value="0.07007" calcext:value-type="float">
            <text:p>0.07007</text:p>
          </table:table-cell>
          <table:table-cell table:style-name="Default" office:value-type="float" office:value="0.067821" calcext:value-type="float">
            <text:p>0.067821</text:p>
          </table:table-cell>
          <table:table-cell office:value-type="float" office:value="0.070416" calcext:value-type="float">
            <text:p>0.070416</text:p>
          </table:table-cell>
          <table:table-cell office:value-type="float" office:value="0.143431" calcext:value-type="float">
            <text:p>0.143431</text:p>
          </table:table-cell>
          <table:table-cell table:style-name="ce7"/>
          <table:table-cell table:number-columns-repeated="8"/>
          <table:table-cell table:style-name="ce7"/>
          <table:table-cell table:number-columns-repeated="8"/>
          <table:table-cell table:style-name="ce7" table:number-columns-repeated="16358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0.030489" calcext:value-type="float">
            <text:p>0.030489</text:p>
          </table:table-cell>
          <table:table-cell table:style-name="Default" office:value-type="float" office:value="0.062425" calcext:value-type="float">
            <text:p>0.062425</text:p>
          </table:table-cell>
          <table:table-cell table:style-name="Default" office:value-type="float" office:value="0.062225" calcext:value-type="float">
            <text:p>0.062225</text:p>
          </table:table-cell>
          <table:table-cell table:style-name="Default" office:value-type="float" office:value="0.027824" calcext:value-type="float">
            <text:p>0.027824</text:p>
          </table:table-cell>
          <table:table-cell table:style-name="Default" office:value-type="float" office:value="0.030835" calcext:value-type="float">
            <text:p>0.030835</text:p>
          </table:table-cell>
          <table:table-cell office:value-type="float" office:value="0.030835" calcext:value-type="float">
            <text:p>0.030835</text:p>
          </table:table-cell>
          <table:table-cell office:value-type="float" office:value="0.107515" calcext:value-type="float">
            <text:p>0.107515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0.031502" calcext:value-type="float">
            <text:p>0.031502</text:p>
          </table:table-cell>
          <table:table-cell table:style-name="Default" office:value-type="float" office:value="0.066855" calcext:value-type="float">
            <text:p>0.066855</text:p>
          </table:table-cell>
          <table:table-cell table:style-name="Default" office:value-type="float" office:value="0.062302" calcext:value-type="float">
            <text:p>0.062302</text:p>
          </table:table-cell>
          <table:table-cell table:style-name="Default" office:value-type="float" office:value="0.074762" calcext:value-type="float">
            <text:p>0.074762</text:p>
          </table:table-cell>
          <table:table-cell table:style-name="Default" office:value-type="float" office:value="0.064145" calcext:value-type="float">
            <text:p>0.064145</text:p>
          </table:table-cell>
          <table:table-cell office:value-type="float" office:value="0.062302" calcext:value-type="float">
            <text:p>0.062302</text:p>
          </table:table-cell>
          <table:table-cell office:value-type="float" office:value="0.180121" calcext:value-type="float">
            <text:p>0.180121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0.270564" calcext:value-type="float">
            <text:p>0.270564</text:p>
          </table:table-cell>
          <table:table-cell table:style-name="Default" office:value-type="float" office:value="0.403746" calcext:value-type="float">
            <text:p>0.403746</text:p>
          </table:table-cell>
          <table:table-cell table:style-name="Default" office:value-type="float" office:value="0.389959" calcext:value-type="float">
            <text:p>0.389959</text:p>
          </table:table-cell>
          <table:table-cell table:style-name="Default" office:value-type="float" office:value="0.244917" calcext:value-type="float">
            <text:p>0.244917</text:p>
          </table:table-cell>
          <table:table-cell table:style-name="Default" office:value-type="float" office:value="0.465726" calcext:value-type="float">
            <text:p>0.465726</text:p>
          </table:table-cell>
          <table:table-cell office:value-type="float" office:value="0.389959" calcext:value-type="float">
            <text:p>0.389959</text:p>
          </table:table-cell>
          <table:table-cell office:value-type="float" office:value="1.456924" calcext:value-type="float">
            <text:p>1.456924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0.249368" calcext:value-type="float">
            <text:p>0.249368</text:p>
          </table:table-cell>
          <table:table-cell table:style-name="Default" office:value-type="float" office:value="1.01676" calcext:value-type="float">
            <text:p>1.01676</text:p>
          </table:table-cell>
          <table:table-cell table:style-name="Default" office:value-type="float" office:value="1.015637" calcext:value-type="float">
            <text:p>1.015637</text:p>
          </table:table-cell>
          <table:table-cell table:style-name="Default" office:value-type="float" office:value="0.205817" calcext:value-type="float">
            <text:p>0.205817</text:p>
          </table:table-cell>
          <table:table-cell table:style-name="Default" office:value-type="float" office:value="0.377662" calcext:value-type="float">
            <text:p>0.377662</text:p>
          </table:table-cell>
          <table:table-cell office:value-type="float" office:value="1.015637" calcext:value-type="float">
            <text:p>1.015637</text:p>
          </table:table-cell>
          <table:table-cell office:value-type="float" office:value="1.08848" calcext:value-type="float">
            <text:p>1.0884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0.2806" calcext:value-type="float">
            <text:p>0.2806</text:p>
          </table:table-cell>
          <table:table-cell table:style-name="Default" office:value-type="float" office:value="0.506294" calcext:value-type="float">
            <text:p>0.506294</text:p>
          </table:table-cell>
          <table:table-cell table:style-name="Default" office:value-type="float" office:value="0.508688" calcext:value-type="float">
            <text:p>0.508688</text:p>
          </table:table-cell>
          <table:table-cell table:style-name="Default" office:value-type="float" office:value="0.272719" calcext:value-type="float">
            <text:p>0.272719</text:p>
          </table:table-cell>
          <table:table-cell table:style-name="Default" office:value-type="float" office:value="0.493534" calcext:value-type="float">
            <text:p>0.493534</text:p>
          </table:table-cell>
          <table:table-cell office:value-type="float" office:value="0.508688" calcext:value-type="float">
            <text:p>0.508688</text:p>
          </table:table-cell>
          <table:table-cell office:value-type="float" office:value="2.110408" calcext:value-type="float">
            <text:p>2.110408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1.825277" calcext:value-type="float">
            <text:p>1.825277</text:p>
          </table:table-cell>
          <table:table-cell table:style-name="Default" office:value-type="float" office:value="1.434258" calcext:value-type="float">
            <text:p>1.434258</text:p>
          </table:table-cell>
          <table:table-cell table:style-name="Default" office:value-type="float" office:value="1.428653" calcext:value-type="float">
            <text:p>1.428653</text:p>
          </table:table-cell>
          <table:table-cell table:style-name="Default" office:value-type="float" office:value="0.538687" calcext:value-type="float">
            <text:p>0.538687</text:p>
          </table:table-cell>
          <table:table-cell table:style-name="Default" office:value-type="float" office:value="0.577627" calcext:value-type="float">
            <text:p>0.577627</text:p>
          </table:table-cell>
          <table:table-cell office:value-type="float" office:value="1.428653" calcext:value-type="float">
            <text:p>1.428653</text:p>
          </table:table-cell>
          <table:table-cell office:value-type="float" office:value="3.45812" calcext:value-type="float">
            <text:p>3.4581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0.189213" calcext:value-type="float">
            <text:p>0.189213</text:p>
          </table:table-cell>
          <table:table-cell table:style-name="Default" office:value-type="float" office:value="1.383496" calcext:value-type="float">
            <text:p>1.383496</text:p>
          </table:table-cell>
          <table:table-cell table:style-name="Default" office:value-type="float" office:value="1.341376" calcext:value-type="float">
            <text:p>1.341376</text:p>
          </table:table-cell>
          <table:table-cell table:style-name="Default" office:value-type="float" office:value="0.178113" calcext:value-type="float">
            <text:p>0.178113</text:p>
          </table:table-cell>
          <table:table-cell table:style-name="Default" office:value-type="float" office:value="0.185219" calcext:value-type="float">
            <text:p>0.185219</text:p>
          </table:table-cell>
          <table:table-cell office:value-type="float" office:value="0.185219" calcext:value-type="float">
            <text:p>0.185219</text:p>
          </table:table-cell>
          <table:table-cell office:value-type="float" office:value="3.028142" calcext:value-type="float">
            <text:p>3.028142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2.495366" calcext:value-type="float">
            <text:p>2.495366</text:p>
          </table:table-cell>
          <table:table-cell table:style-name="Default" office:value-type="float" office:value="2.50439" calcext:value-type="float">
            <text:p>2.50439</text:p>
          </table:table-cell>
          <table:table-cell table:style-name="Default" office:value-type="float" office:value="2.536191" calcext:value-type="float">
            <text:p>2.536191</text:p>
          </table:table-cell>
          <table:table-cell table:style-name="Default" office:value-type="float" office:value="2.52564" calcext:value-type="float">
            <text:p>2.52564</text:p>
          </table:table-cell>
          <table:table-cell table:style-name="Default" office:value-type="float" office:value="2.583118" calcext:value-type="float">
            <text:p>2.583118</text:p>
          </table:table-cell>
          <table:table-cell office:value-type="float" office:value="2.536191" calcext:value-type="float">
            <text:p>2.536191</text:p>
          </table:table-cell>
          <table:table-cell office:value-type="float" office:value="9.24126" calcext:value-type="float">
            <text:p>9.2412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2.747849" calcext:value-type="float">
            <text:p>2.747849</text:p>
          </table:table-cell>
          <table:table-cell table:style-name="Default" office:value-type="float" office:value="2.617507" calcext:value-type="float">
            <text:p>2.617507</text:p>
          </table:table-cell>
          <table:table-cell table:style-name="Default" office:value-type="float" office:value="2.602183" calcext:value-type="float">
            <text:p>2.602183</text:p>
          </table:table-cell>
          <table:table-cell table:style-name="Default" office:value-type="float" office:value="2.998666" calcext:value-type="float">
            <text:p>2.998666</text:p>
          </table:table-cell>
          <table:table-cell table:style-name="Default" office:value-type="float" office:value="3.177812" calcext:value-type="float">
            <text:p>3.177812</text:p>
          </table:table-cell>
          <table:table-cell office:value-type="float" office:value="2.602183" calcext:value-type="float">
            <text:p>2.602183</text:p>
          </table:table-cell>
          <table:table-cell office:value-type="float" office:value="22.418506" calcext:value-type="float">
            <text:p>22.418506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0.97714" calcext:value-type="float">
            <text:p>0.97714</text:p>
          </table:table-cell>
          <table:table-cell table:style-name="Default" office:value-type="float" office:value="1.323674" calcext:value-type="float">
            <text:p>1.323674</text:p>
          </table:table-cell>
          <table:table-cell table:style-name="Default" office:value-type="float" office:value="1.309473" calcext:value-type="float">
            <text:p>1.309473</text:p>
          </table:table-cell>
          <table:table-cell table:style-name="Default" office:value-type="float" office:value="0.690298" calcext:value-type="float">
            <text:p>0.690298</text:p>
          </table:table-cell>
          <table:table-cell table:style-name="Default" office:value-type="float" office:value="0.69023" calcext:value-type="float">
            <text:p>0.69023</text:p>
          </table:table-cell>
          <table:table-cell office:value-type="float" office:value="1.309473" calcext:value-type="float">
            <text:p>1.309473</text:p>
          </table:table-cell>
          <table:table-cell office:value-type="float" office:value="1.823347" calcext:value-type="float">
            <text:p>1.823347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3.990477" calcext:value-type="float">
            <text:p>3.990477</text:p>
          </table:table-cell>
          <table:table-cell table:style-name="Default" office:value-type="float" office:value="3.928679" calcext:value-type="float">
            <text:p>3.928679</text:p>
          </table:table-cell>
          <table:table-cell table:style-name="Default" office:value-type="float" office:value="3.967703" calcext:value-type="float">
            <text:p>3.967703</text:p>
          </table:table-cell>
          <table:table-cell table:style-name="Default" office:value-type="float" office:value="4.275461" calcext:value-type="float">
            <text:p>4.275461</text:p>
          </table:table-cell>
          <table:table-cell table:style-name="Default" office:value-type="float" office:value="4.347483" calcext:value-type="float">
            <text:p>4.347483</text:p>
          </table:table-cell>
          <table:table-cell office:value-type="float" office:value="3.967703" calcext:value-type="float">
            <text:p>3.967703</text:p>
          </table:table-cell>
          <table:table-cell office:value-type="float" office:value="64.702433" calcext:value-type="float">
            <text:p>64.702433</text:p>
          </table:table-cell>
          <table:table-cell table:number-columns-repeated="16376"/>
        </table:table-row>
        <table:table-row table:style-name="ro2" table:number-rows-repeated="2">
          <table:table-cell table:style-name="Default"/>
          <table:table-cell table:style-name="ce1" table:number-columns-repeated="5"/>
          <table:table-cell table:number-columns-repeated="16378"/>
        </table:table-row>
        <table:table-row table:style-name="ro2">
          <table:table-cell table:style-name="ce1" table:number-columns-repeated="6"/>
          <table:table-cell table:number-columns-repeated="16378"/>
        </table:table-row>
        <table:table-row table:style-name="ro2" table:number-rows-repeated="885">
          <table:table-cell table:number-columns-repeated="1638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130" number:title="User-defined">
      <number:scientific-number number:decimal-places="0" number:min-decimal-places="0" number:min-integer-digits="1" number:min-exponent-digits="2" number:exponent-interval="1" number:forced-exponent-sign="true"/>
      <number:text>.</number:text>
    </number:number-style>
    <number:number-style style:name="N129" number:title="User-defined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41:31.225231028</meta:creation-date>
    <dc:date>2023-07-03T20:39:53.791760145</dc:date>
    <meta:editing-duration>PT5H46M2S</meta:editing-duration>
    <meta:editing-cycles>55</meta:editing-cycles>
    <meta:generator>LibreOffice/7.5.0.3$MacOSX_X86_64 LibreOffice_project/c21113d003cd3efa8c53188764377a8272d9d6de</meta:generator>
    <meta:document-statistic meta:table-count="2" meta:cell-count="1786" meta:object-count="2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458cm" svg:y="0.293cm" style:legend-expansion="custom" svg:width="3.093cm" svg:height="2.285cm" style:legend-expansion-aspect-ratio="1.35361050328228" chart:style-name="ch2"/>
        <chart:plot-area chart:style-name="ch3" table:cell-range-address="true.A2:true.C111 true.I2:true.I5 true.E2:true.E111 true.I6:true.I6 true.G2:true.H111" chart:data-source-has-labels="both" svg:x="0.669cm" svg:y="-0.056cm" svg:width="20.024cm" svg:height="8.33cm">
          <chart:coordinate-region svg:x="1.396cm" svg:y="0.173cm" svg:width="19.297cm" svg:height="7.873cm"/>
          <chart:axis chart:dimension="x" chart:name="primary-x" chart:style-name="ch4" chartooo:axis-type="auto">
            <chartooo:date-scale/>
            <chart:title svg:x="9.908cm" svg:y="8.375cm" chart:style-name="ch5">
              <text:p>join size</text:p>
            </chart:title>
            <chart:categories table:cell-range-address="true.A2:true.A111"/>
          </chart:axis>
          <chart:axis chart:dimension="y" chart:name="primary-y" chart:style-name="ch6">
            <chart:title svg:x="-0.091cm" svg:y="6.319cm" chart:style-name="ch7">
              <text:p>execution time (sec)</text:p>
            </chart:title>
            <chart:grid chart:style-name="ch8" chart:class="major"/>
          </chart:axis>
          <chart:series chart:style-name="ch9" chart:values-cell-range-address="true.B2:true.B111" chart:label-cell-address="true.I2:true.I2" chart:class="chart:line">
            <chart:data-point chart:repeated="110"/>
          </chart:series>
          <chart:series chart:style-name="ch10" chart:values-cell-range-address="true.C2:true.C111" chart:label-cell-address="true.I3:true.I3" chart:class="chart:line">
            <chart:data-point chart:repeated="110"/>
          </chart:series>
          <chart:series chart:style-name="ch11" chart:values-cell-range-address="true.E2:true.E111" chart:label-cell-address="true.I4:true.I4" chart:class="chart:line">
            <chart:data-point chart:repeated="110"/>
          </chart:series>
          <chart:series chart:style-name="ch12" chart:values-cell-range-address="true.H2:true.H111" chart:label-cell-address="true.I6:true.I6" chart:class="chart:line">
            <chart:data-point chart:repeated="110"/>
          </chart:series>
          <chart:series chart:style-name="ch13" chart:values-cell-range-address="true.G2:true.G111" chart:label-cell-address="true.I5:tru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true.I2:true.I2</svg:desc>
                </draw:g>
              </table:table-cell>
              <table:table-cell office:value-type="string">
                <text:p>Kruskal</text:p>
                <draw:g>
                  <svg:desc>true.I3:true.I3</svg:desc>
                </draw:g>
              </table:table-cell>
              <table:table-cell office:value-type="string">
                <text:p>Prim</text:p>
                <draw:g>
                  <svg:desc>true.I4:true.I4</svg:desc>
                </draw:g>
              </table:table-cell>
              <table:table-cell office:value-type="string">
                <text:p>GOO</text:p>
                <draw:g>
                  <svg:desc>true.I6:true.I6</svg:desc>
                </draw:g>
              </table:table-cell>
              <table:table-cell office:value-type="string">
                <text:p>Ensemble</text:p>
                <draw:g>
                  <svg:desc>true.I5:tru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true.A2:true.A111</svg:desc>
                </draw:g>
              </table:table-cell>
              <table:table-cell office:value-type="float" office:value="0.135097">
                <text:p>0.135097</text:p>
                <draw:g>
                  <svg:desc>true.B2:true.B111</svg:desc>
                </draw:g>
              </table:table-cell>
              <table:table-cell office:value-type="float" office:value="0.137609">
                <text:p>0.137609</text:p>
                <draw:g>
                  <svg:desc>true.C2:true.C111</svg:desc>
                </draw:g>
              </table:table-cell>
              <table:table-cell office:value-type="float" office:value="0.138183">
                <text:p>0.138183</text:p>
                <draw:g>
                  <svg:desc>true.E2:true.E111</svg:desc>
                </draw:g>
              </table:table-cell>
              <table:table-cell office:value-type="float" office:value="0.133944">
                <text:p>0.133944</text:p>
                <draw:g>
                  <svg:desc>true.H2:true.H111</svg:desc>
                </draw:g>
              </table:table-cell>
              <table:table-cell office:value-type="float" office:value="0.138742">
                <text:p>0.138742</text:p>
                <draw:g>
                  <svg:desc>true.G2:true.G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0.124179">
                <text:p>0.124179</text:p>
              </table:table-cell>
              <table:table-cell office:value-type="float" office:value="0.126707">
                <text:p>0.126707</text:p>
              </table:table-cell>
              <table:table-cell office:value-type="float" office:value="0.12068">
                <text:p>0.12068</text:p>
              </table:table-cell>
              <table:table-cell office:value-type="float" office:value="0.125721">
                <text:p>0.125721</text:p>
              </table:table-cell>
              <table:table-cell office:value-type="float" office:value="0.133393">
                <text:p>0.13339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125668">
                <text:p>0.125668</text:p>
              </table:table-cell>
              <table:table-cell office:value-type="float" office:value="0.135699">
                <text:p>0.135699</text:p>
              </table:table-cell>
              <table:table-cell office:value-type="float" office:value="0.129926">
                <text:p>0.129926</text:p>
              </table:table-cell>
              <table:table-cell office:value-type="float" office:value="0.129159">
                <text:p>0.129159</text:p>
              </table:table-cell>
              <table:table-cell office:value-type="float" office:value="0.12454">
                <text:p>0.1245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0.122659">
                <text:p>0.122659</text:p>
              </table:table-cell>
              <table:table-cell office:value-type="float" office:value="0.123982">
                <text:p>0.123982</text:p>
              </table:table-cell>
              <table:table-cell office:value-type="float" office:value="0.125647">
                <text:p>0.125647</text:p>
              </table:table-cell>
              <table:table-cell office:value-type="float" office:value="0.127002">
                <text:p>0.127002</text:p>
              </table:table-cell>
              <table:table-cell office:value-type="float" office:value="0.134039">
                <text:p>0.134039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0.490561">
                <text:p>0.490561</text:p>
              </table:table-cell>
              <table:table-cell office:value-type="float" office:value="0.924029">
                <text:p>0.924029</text:p>
              </table:table-cell>
              <table:table-cell office:value-type="float" office:value="1.05537">
                <text:p>1.05537</text:p>
              </table:table-cell>
              <table:table-cell office:value-type="float" office:value="1.080685">
                <text:p>1.080685</text:p>
              </table:table-cell>
              <table:table-cell office:value-type="float" office:value="0.807926">
                <text:p>0.80792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0.483643">
                <text:p>0.483643</text:p>
              </table:table-cell>
              <table:table-cell office:value-type="float" office:value="0.801876">
                <text:p>0.801876</text:p>
              </table:table-cell>
              <table:table-cell office:value-type="float" office:value="0.940568">
                <text:p>0.940568</text:p>
              </table:table-cell>
              <table:table-cell office:value-type="float" office:value="0.925258">
                <text:p>0.925258</text:p>
              </table:table-cell>
              <table:table-cell office:value-type="float" office:value="0.804831">
                <text:p>0.804831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251752">
                <text:p>0.251752</text:p>
              </table:table-cell>
              <table:table-cell office:value-type="float" office:value="0.257264">
                <text:p>0.257264</text:p>
              </table:table-cell>
              <table:table-cell office:value-type="float" office:value="0.255003">
                <text:p>0.255003</text:p>
              </table:table-cell>
              <table:table-cell office:value-type="float" office:value="0.254252">
                <text:p>0.254252</text:p>
              </table:table-cell>
              <table:table-cell office:value-type="float" office:value="0.283035">
                <text:p>0.28303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0.831754">
                <text:p>0.831754</text:p>
              </table:table-cell>
              <table:table-cell office:value-type="float" office:value="0.818444">
                <text:p>0.818444</text:p>
              </table:table-cell>
              <table:table-cell office:value-type="float" office:value="0.830942">
                <text:p>0.830942</text:p>
              </table:table-cell>
              <table:table-cell office:value-type="float" office:value="0.672367">
                <text:p>0.672367</text:p>
              </table:table-cell>
              <table:table-cell office:value-type="float" office:value="0.822839">
                <text:p>0.822839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0.521915">
                <text:p>0.521915</text:p>
              </table:table-cell>
              <table:table-cell office:value-type="float" office:value="0.511279">
                <text:p>0.511279</text:p>
              </table:table-cell>
              <table:table-cell office:value-type="float" office:value="0.522942">
                <text:p>0.522942</text:p>
              </table:table-cell>
              <table:table-cell office:value-type="float" office:value="0.568229">
                <text:p>0.568229</text:p>
              </table:table-cell>
              <table:table-cell office:value-type="float" office:value="0.56623">
                <text:p>0.5662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0.474181">
                <text:p>0.474181</text:p>
              </table:table-cell>
              <table:table-cell office:value-type="float" office:value="0.489102">
                <text:p>0.489102</text:p>
              </table:table-cell>
              <table:table-cell office:value-type="float" office:value="0.479373">
                <text:p>0.479373</text:p>
              </table:table-cell>
              <table:table-cell office:value-type="float" office:value="0.518373">
                <text:p>0.518373</text:p>
              </table:table-cell>
              <table:table-cell office:value-type="float" office:value="0.532862">
                <text:p>0.532862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0.490112">
                <text:p>0.490112</text:p>
              </table:table-cell>
              <table:table-cell office:value-type="float" office:value="0.538972">
                <text:p>0.538972</text:p>
              </table:table-cell>
              <table:table-cell office:value-type="float" office:value="0.550496">
                <text:p>0.550496</text:p>
              </table:table-cell>
              <table:table-cell office:value-type="float" office:value="0.583809">
                <text:p>0.583809</text:p>
              </table:table-cell>
              <table:table-cell office:value-type="float" office:value="0.483753">
                <text:p>0.483753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0.143395">
                <text:p>0.143395</text:p>
              </table:table-cell>
              <table:table-cell office:value-type="float" office:value="0.143333">
                <text:p>0.143333</text:p>
              </table:table-cell>
              <table:table-cell office:value-type="float" office:value="0.135846">
                <text:p>0.135846</text:p>
              </table:table-cell>
              <table:table-cell office:value-type="float" office:value="0.167297">
                <text:p>0.167297</text:p>
              </table:table-cell>
              <table:table-cell office:value-type="float" office:value="0.159214">
                <text:p>0.15921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0.087443">
                <text:p>0.087443</text:p>
              </table:table-cell>
              <table:table-cell office:value-type="float" office:value="0.082829">
                <text:p>0.082829</text:p>
              </table:table-cell>
              <table:table-cell office:value-type="float" office:value="0.087072">
                <text:p>0.087072</text:p>
              </table:table-cell>
              <table:table-cell office:value-type="float" office:value="0.097256">
                <text:p>0.097256</text:p>
              </table:table-cell>
              <table:table-cell office:value-type="float" office:value="0.096171">
                <text:p>0.096171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0045">
                <text:p>0.10045</text:p>
              </table:table-cell>
              <table:table-cell office:value-type="float" office:value="0.104414">
                <text:p>0.104414</text:p>
              </table:table-cell>
              <table:table-cell office:value-type="float" office:value="0.103406">
                <text:p>0.103406</text:p>
              </table:table-cell>
              <table:table-cell office:value-type="float" office:value="0.10395">
                <text:p>0.10395</text:p>
              </table:table-cell>
              <table:table-cell office:value-type="float" office:value="0.109755">
                <text:p>0.109755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1.173575">
                <text:p>1.173575</text:p>
              </table:table-cell>
              <table:table-cell office:value-type="float" office:value="1.194696">
                <text:p>1.194696</text:p>
              </table:table-cell>
              <table:table-cell office:value-type="float" office:value="1.177643">
                <text:p>1.177643</text:p>
              </table:table-cell>
              <table:table-cell office:value-type="float" office:value="1.243172">
                <text:p>1.243172</text:p>
              </table:table-cell>
              <table:table-cell office:value-type="float" office:value="1.196716">
                <text:p>1.196716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0.278369">
                <text:p>0.278369</text:p>
              </table:table-cell>
              <table:table-cell office:value-type="float" office:value="0.288108">
                <text:p>0.288108</text:p>
              </table:table-cell>
              <table:table-cell office:value-type="float" office:value="0.291203">
                <text:p>0.291203</text:p>
              </table:table-cell>
              <table:table-cell office:value-type="float" office:value="0.302157">
                <text:p>0.302157</text:p>
              </table:table-cell>
              <table:table-cell office:value-type="float" office:value="0.275963">
                <text:p>0.275963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0.261422">
                <text:p>0.261422</text:p>
              </table:table-cell>
              <table:table-cell office:value-type="float" office:value="0.252393">
                <text:p>0.252393</text:p>
              </table:table-cell>
              <table:table-cell office:value-type="float" office:value="0.255165">
                <text:p>0.255165</text:p>
              </table:table-cell>
              <table:table-cell office:value-type="float" office:value="0.27333">
                <text:p>0.27333</text:p>
              </table:table-cell>
              <table:table-cell office:value-type="float" office:value="0.248422">
                <text:p>0.248422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0.373219">
                <text:p>0.373219</text:p>
              </table:table-cell>
              <table:table-cell office:value-type="float" office:value="0.357235">
                <text:p>0.357235</text:p>
              </table:table-cell>
              <table:table-cell office:value-type="float" office:value="0.360731">
                <text:p>0.360731</text:p>
              </table:table-cell>
              <table:table-cell office:value-type="float" office:value="0.381758">
                <text:p>0.381758</text:p>
              </table:table-cell>
              <table:table-cell office:value-type="float" office:value="0.376675">
                <text:p>0.37667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0.45215">
                <text:p>0.45215</text:p>
              </table:table-cell>
              <table:table-cell office:value-type="float" office:value="0.453788">
                <text:p>0.453788</text:p>
              </table:table-cell>
              <table:table-cell office:value-type="float" office:value="0.464047">
                <text:p>0.464047</text:p>
              </table:table-cell>
              <table:table-cell office:value-type="float" office:value="0.461441">
                <text:p>0.461441</text:p>
              </table:table-cell>
              <table:table-cell office:value-type="float" office:value="0.451871">
                <text:p>0.451871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0.353732">
                <text:p>0.353732</text:p>
              </table:table-cell>
              <table:table-cell office:value-type="float" office:value="0.35284">
                <text:p>0.35284</text:p>
              </table:table-cell>
              <table:table-cell office:value-type="float" office:value="0.36098">
                <text:p>0.36098</text:p>
              </table:table-cell>
              <table:table-cell office:value-type="float" office:value="0.376751">
                <text:p>0.376751</text:p>
              </table:table-cell>
              <table:table-cell office:value-type="float" office:value="0.359654">
                <text:p>0.359654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1.831946">
                <text:p>1.831946</text:p>
              </table:table-cell>
              <table:table-cell office:value-type="float" office:value="1.890158">
                <text:p>1.890158</text:p>
              </table:table-cell>
              <table:table-cell office:value-type="float" office:value="1.844675">
                <text:p>1.844675</text:p>
              </table:table-cell>
              <table:table-cell office:value-type="float" office:value="1.930437">
                <text:p>1.930437</text:p>
              </table:table-cell>
              <table:table-cell office:value-type="float" office:value="1.972824">
                <text:p>1.972824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0.37881">
                <text:p>0.37881</text:p>
              </table:table-cell>
              <table:table-cell office:value-type="float" office:value="0.368458">
                <text:p>0.368458</text:p>
              </table:table-cell>
              <table:table-cell office:value-type="float" office:value="0.368327">
                <text:p>0.368327</text:p>
              </table:table-cell>
              <table:table-cell office:value-type="float" office:value="0.369537">
                <text:p>0.369537</text:p>
              </table:table-cell>
              <table:table-cell office:value-type="float" office:value="0.37964">
                <text:p>0.37964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1.846202">
                <text:p>1.846202</text:p>
              </table:table-cell>
              <table:table-cell office:value-type="float" office:value="1.925899">
                <text:p>1.925899</text:p>
              </table:table-cell>
              <table:table-cell office:value-type="float" office:value="1.886643">
                <text:p>1.886643</text:p>
              </table:table-cell>
              <table:table-cell office:value-type="float" office:value="1.966207">
                <text:p>1.966207</text:p>
              </table:table-cell>
              <table:table-cell office:value-type="float" office:value="1.913348">
                <text:p>1.913348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0.767315">
                <text:p>0.767315</text:p>
              </table:table-cell>
              <table:table-cell office:value-type="float" office:value="0.837567">
                <text:p>0.837567</text:p>
              </table:table-cell>
              <table:table-cell office:value-type="float" office:value="0.79388">
                <text:p>0.79388</text:p>
              </table:table-cell>
              <table:table-cell office:value-type="float" office:value="0.822509">
                <text:p>0.822509</text:p>
              </table:table-cell>
              <table:table-cell office:value-type="float" office:value="0.847113">
                <text:p>0.847113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0.233048">
                <text:p>0.233048</text:p>
              </table:table-cell>
              <table:table-cell office:value-type="float" office:value="0.39383">
                <text:p>0.39383</text:p>
              </table:table-cell>
              <table:table-cell office:value-type="float" office:value="0.416177">
                <text:p>0.416177</text:p>
              </table:table-cell>
              <table:table-cell office:value-type="float" office:value="0.396445">
                <text:p>0.396445</text:p>
              </table:table-cell>
              <table:table-cell office:value-type="float" office:value="0.231838">
                <text:p>0.231838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6.377985">
                <text:p>6.377985</text:p>
              </table:table-cell>
              <table:table-cell office:value-type="float" office:value="6.534799">
                <text:p>6.534799</text:p>
              </table:table-cell>
              <table:table-cell office:value-type="float" office:value="11.873489">
                <text:p>11.873489</text:p>
              </table:table-cell>
              <table:table-cell office:value-type="float" office:value="16.803181">
                <text:p>16.803181</text:p>
              </table:table-cell>
              <table:table-cell office:value-type="float" office:value="6.547091">
                <text:p>6.547091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4.136611">
                <text:p>4.136611</text:p>
              </table:table-cell>
              <table:table-cell office:value-type="float" office:value="5.97721">
                <text:p>5.97721</text:p>
              </table:table-cell>
              <table:table-cell office:value-type="float" office:value="9.92656">
                <text:p>9.92656</text:p>
              </table:table-cell>
              <table:table-cell office:value-type="float" office:value="13.010591">
                <text:p>13.010591</text:p>
              </table:table-cell>
              <table:table-cell office:value-type="float" office:value="4.365816">
                <text:p>4.365816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0.454318">
                <text:p>0.454318</text:p>
              </table:table-cell>
              <table:table-cell office:value-type="float" office:value="4.694529">
                <text:p>4.694529</text:p>
              </table:table-cell>
              <table:table-cell office:value-type="float" office:value="4.553155">
                <text:p>4.553155</text:p>
              </table:table-cell>
              <table:table-cell office:value-type="float" office:value="2.63499">
                <text:p>2.63499</text:p>
              </table:table-cell>
              <table:table-cell office:value-type="float" office:value="0.548302">
                <text:p>0.548302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.945961">
                <text:p>1.945961</text:p>
              </table:table-cell>
              <table:table-cell office:value-type="float" office:value="2.129729">
                <text:p>2.129729</text:p>
              </table:table-cell>
              <table:table-cell office:value-type="float" office:value="2.038608">
                <text:p>2.038608</text:p>
              </table:table-cell>
              <table:table-cell office:value-type="float" office:value="2.122507">
                <text:p>2.122507</text:p>
              </table:table-cell>
              <table:table-cell office:value-type="float" office:value="2.026642">
                <text:p>2.026642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0.573982">
                <text:p>0.573982</text:p>
              </table:table-cell>
              <table:table-cell office:value-type="float" office:value="0.571469">
                <text:p>0.571469</text:p>
              </table:table-cell>
              <table:table-cell office:value-type="float" office:value="0.587125">
                <text:p>0.587125</text:p>
              </table:table-cell>
              <table:table-cell office:value-type="float" office:value="0.590123">
                <text:p>0.590123</text:p>
              </table:table-cell>
              <table:table-cell office:value-type="float" office:value="0.573425">
                <text:p>0.573425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9.258025">
                <text:p>9.258025</text:p>
              </table:table-cell>
              <table:table-cell office:value-type="float" office:value="3.129258">
                <text:p>3.129258</text:p>
              </table:table-cell>
              <table:table-cell office:value-type="float" office:value="9.499151">
                <text:p>9.499151</text:p>
              </table:table-cell>
              <table:table-cell office:value-type="float" office:value="3.272443">
                <text:p>3.272443</text:p>
              </table:table-cell>
              <table:table-cell office:value-type="float" office:value="3.16912">
                <text:p>3.16912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0.428218">
                <text:p>0.428218</text:p>
              </table:table-cell>
              <table:table-cell office:value-type="float" office:value="0.439359">
                <text:p>0.439359</text:p>
              </table:table-cell>
              <table:table-cell office:value-type="float" office:value="0.466643">
                <text:p>0.466643</text:p>
              </table:table-cell>
              <table:table-cell office:value-type="float" office:value="0.430835">
                <text:p>0.430835</text:p>
              </table:table-cell>
              <table:table-cell office:value-type="float" office:value="0.43493">
                <text:p>0.43493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0.335816">
                <text:p>0.335816</text:p>
              </table:table-cell>
              <table:table-cell office:value-type="float" office:value="0.334845">
                <text:p>0.334845</text:p>
              </table:table-cell>
              <table:table-cell office:value-type="float" office:value="0.331949">
                <text:p>0.331949</text:p>
              </table:table-cell>
              <table:table-cell office:value-type="float" office:value="0.41056">
                <text:p>0.41056</text:p>
              </table:table-cell>
              <table:table-cell office:value-type="float" office:value="0.33454">
                <text:p>0.33454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6.786985">
                <text:p>6.786985</text:p>
              </table:table-cell>
              <table:table-cell office:value-type="float" office:value="7.068518">
                <text:p>7.068518</text:p>
              </table:table-cell>
              <table:table-cell office:value-type="float" office:value="6.839631">
                <text:p>6.839631</text:p>
              </table:table-cell>
              <table:table-cell office:value-type="float" office:value="7.961863">
                <text:p>7.961863</text:p>
              </table:table-cell>
              <table:table-cell office:value-type="float" office:value="6.871263">
                <text:p>6.871263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2.037032">
                <text:p>2.037032</text:p>
              </table:table-cell>
              <table:table-cell office:value-type="float" office:value="2.737239">
                <text:p>2.737239</text:p>
              </table:table-cell>
              <table:table-cell office:value-type="float" office:value="2.595307">
                <text:p>2.595307</text:p>
              </table:table-cell>
              <table:table-cell office:value-type="float" office:value="9.769844">
                <text:p>9.769844</text:p>
              </table:table-cell>
              <table:table-cell office:value-type="float" office:value="2.690526">
                <text:p>2.690526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.37574">
                <text:p>1.37574</text:p>
              </table:table-cell>
              <table:table-cell office:value-type="float" office:value="4.83967">
                <text:p>4.83967</text:p>
              </table:table-cell>
              <table:table-cell office:value-type="float" office:value="5.194933">
                <text:p>5.194933</text:p>
              </table:table-cell>
              <table:table-cell office:value-type="float" office:value="8.780931">
                <text:p>8.780931</text:p>
              </table:table-cell>
              <table:table-cell office:value-type="float" office:value="3.971016">
                <text:p>3.971016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.285603">
                <text:p>1.285603</text:p>
              </table:table-cell>
              <table:table-cell office:value-type="float" office:value="3.881968">
                <text:p>3.881968</text:p>
              </table:table-cell>
              <table:table-cell office:value-type="float" office:value="4.606079">
                <text:p>4.606079</text:p>
              </table:table-cell>
              <table:table-cell office:value-type="float" office:value="8.725252">
                <text:p>8.725252</text:p>
              </table:table-cell>
              <table:table-cell office:value-type="float" office:value="3.739495">
                <text:p>3.739495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.360451">
                <text:p>1.360451</text:p>
              </table:table-cell>
              <table:table-cell office:value-type="float" office:value="4.139991">
                <text:p>4.139991</text:p>
              </table:table-cell>
              <table:table-cell office:value-type="float" office:value="4.94857">
                <text:p>4.94857</text:p>
              </table:table-cell>
              <table:table-cell office:value-type="float" office:value="8.820387">
                <text:p>8.820387</text:p>
              </table:table-cell>
              <table:table-cell office:value-type="float" office:value="3.893493">
                <text:p>3.893493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3.190187">
                <text:p>3.190187</text:p>
              </table:table-cell>
              <table:table-cell office:value-type="float" office:value="7.800629">
                <text:p>7.800629</text:p>
              </table:table-cell>
              <table:table-cell office:value-type="float" office:value="7.441944">
                <text:p>7.441944</text:p>
              </table:table-cell>
              <table:table-cell office:value-type="float" office:value="15.068571">
                <text:p>15.068571</text:p>
              </table:table-cell>
              <table:table-cell office:value-type="float" office:value="7.444529">
                <text:p>7.444529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2.095029">
                <text:p>2.095029</text:p>
              </table:table-cell>
              <table:table-cell office:value-type="float" office:value="5.830294">
                <text:p>5.830294</text:p>
              </table:table-cell>
              <table:table-cell office:value-type="float" office:value="5.510418">
                <text:p>5.510418</text:p>
              </table:table-cell>
              <table:table-cell office:value-type="float" office:value="9.810943">
                <text:p>9.810943</text:p>
              </table:table-cell>
              <table:table-cell office:value-type="float" office:value="5.255061">
                <text:p>5.255061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2.477368">
                <text:p>2.477368</text:p>
              </table:table-cell>
              <table:table-cell office:value-type="float" office:value="5.703258">
                <text:p>5.703258</text:p>
              </table:table-cell>
              <table:table-cell office:value-type="float" office:value="5.625404">
                <text:p>5.625404</text:p>
              </table:table-cell>
              <table:table-cell office:value-type="float" office:value="20.256323">
                <text:p>20.256323</text:p>
              </table:table-cell>
              <table:table-cell office:value-type="float" office:value="2.843122">
                <text:p>2.843122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0.138067">
                <text:p>0.138067</text:p>
              </table:table-cell>
              <table:table-cell office:value-type="float" office:value="0.141997">
                <text:p>0.141997</text:p>
              </table:table-cell>
              <table:table-cell office:value-type="float" office:value="0.136091">
                <text:p>0.136091</text:p>
              </table:table-cell>
              <table:table-cell office:value-type="float" office:value="0.271456">
                <text:p>0.271456</text:p>
              </table:table-cell>
              <table:table-cell office:value-type="float" office:value="0.144859">
                <text:p>0.144859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3.337704">
                <text:p>3.337704</text:p>
              </table:table-cell>
              <table:table-cell office:value-type="float" office:value="6.015296">
                <text:p>6.015296</text:p>
              </table:table-cell>
              <table:table-cell office:value-type="float" office:value="6.188101">
                <text:p>6.188101</text:p>
              </table:table-cell>
              <table:table-cell office:value-type="float" office:value="5.908807">
                <text:p>5.908807</text:p>
              </table:table-cell>
              <table:table-cell office:value-type="float" office:value="6.098183">
                <text:p>6.098183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0.294968">
                <text:p>0.294968</text:p>
              </table:table-cell>
              <table:table-cell office:value-type="float" office:value="0.429983">
                <text:p>0.429983</text:p>
              </table:table-cell>
              <table:table-cell office:value-type="float" office:value="0.438532">
                <text:p>0.438532</text:p>
              </table:table-cell>
              <table:table-cell office:value-type="float" office:value="0.441624">
                <text:p>0.441624</text:p>
              </table:table-cell>
              <table:table-cell office:value-type="float" office:value="0.442044">
                <text:p>0.442044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0.322611">
                <text:p>0.322611</text:p>
              </table:table-cell>
              <table:table-cell office:value-type="float" office:value="0.417281">
                <text:p>0.417281</text:p>
              </table:table-cell>
              <table:table-cell office:value-type="float" office:value="0.423452">
                <text:p>0.423452</text:p>
              </table:table-cell>
              <table:table-cell office:value-type="float" office:value="0.435918">
                <text:p>0.435918</text:p>
              </table:table-cell>
              <table:table-cell office:value-type="float" office:value="0.427315">
                <text:p>0.427315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0.973519">
                <text:p>0.973519</text:p>
              </table:table-cell>
              <table:table-cell office:value-type="float" office:value="1.723634">
                <text:p>1.723634</text:p>
              </table:table-cell>
              <table:table-cell office:value-type="float" office:value="1.441419">
                <text:p>1.441419</text:p>
              </table:table-cell>
              <table:table-cell office:value-type="float" office:value="1.532886">
                <text:p>1.532886</text:p>
              </table:table-cell>
              <table:table-cell office:value-type="float" office:value="1.131441">
                <text:p>1.131441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0.298657">
                <text:p>0.298657</text:p>
              </table:table-cell>
              <table:table-cell office:value-type="float" office:value="0.39773">
                <text:p>0.39773</text:p>
              </table:table-cell>
              <table:table-cell office:value-type="float" office:value="0.361169">
                <text:p>0.361169</text:p>
              </table:table-cell>
              <table:table-cell office:value-type="float" office:value="0.401327">
                <text:p>0.401327</text:p>
              </table:table-cell>
              <table:table-cell office:value-type="float" office:value="0.373737">
                <text:p>0.373737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0.913964">
                <text:p>0.913964</text:p>
              </table:table-cell>
              <table:table-cell office:value-type="float" office:value="2.668388">
                <text:p>2.668388</text:p>
              </table:table-cell>
              <table:table-cell office:value-type="float" office:value="3.500796">
                <text:p>3.500796</text:p>
              </table:table-cell>
              <table:table-cell office:value-type="float" office:value="11.666922">
                <text:p>11.666922</text:p>
              </table:table-cell>
              <table:table-cell office:value-type="float" office:value="2.601758">
                <text:p>2.601758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0.059374">
                <text:p>0.059374</text:p>
              </table:table-cell>
              <table:table-cell office:value-type="float" office:value="0.060558">
                <text:p>0.060558</text:p>
              </table:table-cell>
              <table:table-cell office:value-type="float" office:value="0.060011">
                <text:p>0.060011</text:p>
              </table:table-cell>
              <table:table-cell office:value-type="float" office:value="0.052952">
                <text:p>0.052952</text:p>
              </table:table-cell>
              <table:table-cell office:value-type="float" office:value="0.053505">
                <text:p>0.053505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0.020232">
                <text:p>0.020232</text:p>
              </table:table-cell>
              <table:table-cell office:value-type="float" office:value="0.020032">
                <text:p>0.020032</text:p>
              </table:table-cell>
              <table:table-cell office:value-type="float" office:value="0.016545">
                <text:p>0.016545</text:p>
              </table:table-cell>
              <table:table-cell office:value-type="float" office:value="0.018796">
                <text:p>0.018796</text:p>
              </table:table-cell>
              <table:table-cell office:value-type="float" office:value="0.015974">
                <text:p>0.015974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0.261307">
                <text:p>0.261307</text:p>
              </table:table-cell>
              <table:table-cell office:value-type="float" office:value="0.762226">
                <text:p>0.762226</text:p>
              </table:table-cell>
              <table:table-cell office:value-type="float" office:value="0.637578">
                <text:p>0.637578</text:p>
              </table:table-cell>
              <table:table-cell office:value-type="float" office:value="2.074244">
                <text:p>2.074244</text:p>
              </table:table-cell>
              <table:table-cell office:value-type="float" office:value="0.586518">
                <text:p>0.586518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0.264084">
                <text:p>0.264084</text:p>
              </table:table-cell>
              <table:table-cell office:value-type="float" office:value="0.342128">
                <text:p>0.342128</text:p>
              </table:table-cell>
              <table:table-cell office:value-type="float" office:value="0.347302">
                <text:p>0.347302</text:p>
              </table:table-cell>
              <table:table-cell office:value-type="float" office:value="0.819766">
                <text:p>0.819766</text:p>
              </table:table-cell>
              <table:table-cell office:value-type="float" office:value="0.34538">
                <text:p>0.34538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0.127757">
                <text:p>0.127757</text:p>
              </table:table-cell>
              <table:table-cell office:value-type="float" office:value="0.131604">
                <text:p>0.131604</text:p>
              </table:table-cell>
              <table:table-cell office:value-type="float" office:value="0.120678">
                <text:p>0.120678</text:p>
              </table:table-cell>
              <table:table-cell office:value-type="float" office:value="0.142007">
                <text:p>0.142007</text:p>
              </table:table-cell>
              <table:table-cell office:value-type="float" office:value="0.129468">
                <text:p>0.129468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0.124354">
                <text:p>0.124354</text:p>
              </table:table-cell>
              <table:table-cell office:value-type="float" office:value="0.134916">
                <text:p>0.134916</text:p>
              </table:table-cell>
              <table:table-cell office:value-type="float" office:value="0.122945">
                <text:p>0.122945</text:p>
              </table:table-cell>
              <table:table-cell office:value-type="float" office:value="0.123311">
                <text:p>0.123311</text:p>
              </table:table-cell>
              <table:table-cell office:value-type="float" office:value="0.130883">
                <text:p>0.130883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0.23525">
                <text:p>0.23525</text:p>
              </table:table-cell>
              <table:table-cell office:value-type="float" office:value="0.257916">
                <text:p>0.257916</text:p>
              </table:table-cell>
              <table:table-cell office:value-type="float" office:value="0.223963">
                <text:p>0.223963</text:p>
              </table:table-cell>
              <table:table-cell office:value-type="float" office:value="0.236329">
                <text:p>0.236329</text:p>
              </table:table-cell>
              <table:table-cell office:value-type="float" office:value="0.227952">
                <text:p>0.227952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0.604555">
                <text:p>0.604555</text:p>
              </table:table-cell>
              <table:table-cell office:value-type="float" office:value="1.283039">
                <text:p>1.283039</text:p>
              </table:table-cell>
              <table:table-cell office:value-type="float" office:value="1.366848">
                <text:p>1.366848</text:p>
              </table:table-cell>
              <table:table-cell office:value-type="float" office:value="1.844369">
                <text:p>1.844369</text:p>
              </table:table-cell>
              <table:table-cell office:value-type="float" office:value="0.643818">
                <text:p>0.643818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0.377141">
                <text:p>0.377141</text:p>
              </table:table-cell>
              <table:table-cell office:value-type="float" office:value="0.414734">
                <text:p>0.414734</text:p>
              </table:table-cell>
              <table:table-cell office:value-type="float" office:value="0.369268">
                <text:p>0.369268</text:p>
              </table:table-cell>
              <table:table-cell office:value-type="float" office:value="0.376528">
                <text:p>0.376528</text:p>
              </table:table-cell>
              <table:table-cell office:value-type="float" office:value="0.412529">
                <text:p>0.412529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0.312882">
                <text:p>0.312882</text:p>
              </table:table-cell>
              <table:table-cell office:value-type="float" office:value="0.367072">
                <text:p>0.367072</text:p>
              </table:table-cell>
              <table:table-cell office:value-type="float" office:value="0.313045">
                <text:p>0.313045</text:p>
              </table:table-cell>
              <table:table-cell office:value-type="float" office:value="0.315845">
                <text:p>0.315845</text:p>
              </table:table-cell>
              <table:table-cell office:value-type="float" office:value="0.344345">
                <text:p>0.344345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2.829919">
                <text:p>2.829919</text:p>
              </table:table-cell>
              <table:table-cell office:value-type="float" office:value="3.059571">
                <text:p>3.059571</text:p>
              </table:table-cell>
              <table:table-cell office:value-type="float" office:value="3.075984">
                <text:p>3.075984</text:p>
              </table:table-cell>
              <table:table-cell office:value-type="float" office:value="3.174089">
                <text:p>3.174089</text:p>
              </table:table-cell>
              <table:table-cell office:value-type="float" office:value="2.991378">
                <text:p>2.991378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0.104579">
                <text:p>0.104579</text:p>
              </table:table-cell>
              <table:table-cell office:value-type="float" office:value="0.142717">
                <text:p>0.142717</text:p>
              </table:table-cell>
              <table:table-cell office:value-type="float" office:value="0.144221">
                <text:p>0.144221</text:p>
              </table:table-cell>
              <table:table-cell office:value-type="float" office:value="0.145816">
                <text:p>0.145816</text:p>
              </table:table-cell>
              <table:table-cell office:value-type="float" office:value="0.101734">
                <text:p>0.101734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0.13549">
                <text:p>0.13549</text:p>
              </table:table-cell>
              <table:table-cell office:value-type="float" office:value="0.284818">
                <text:p>0.284818</text:p>
              </table:table-cell>
              <table:table-cell office:value-type="float" office:value="0.250262">
                <text:p>0.250262</text:p>
              </table:table-cell>
              <table:table-cell office:value-type="float" office:value="0.31888">
                <text:p>0.31888</text:p>
              </table:table-cell>
              <table:table-cell office:value-type="float" office:value="0.137686">
                <text:p>0.137686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0.126826">
                <text:p>0.126826</text:p>
              </table:table-cell>
              <table:table-cell office:value-type="float" office:value="0.157229">
                <text:p>0.157229</text:p>
              </table:table-cell>
              <table:table-cell office:value-type="float" office:value="0.139731">
                <text:p>0.139731</text:p>
              </table:table-cell>
              <table:table-cell office:value-type="float" office:value="0.147611">
                <text:p>0.147611</text:p>
              </table:table-cell>
              <table:table-cell office:value-type="float" office:value="0.121767">
                <text:p>0.121767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0.489635">
                <text:p>0.489635</text:p>
              </table:table-cell>
              <table:table-cell office:value-type="float" office:value="0.541928">
                <text:p>0.541928</text:p>
              </table:table-cell>
              <table:table-cell office:value-type="float" office:value="0.468849">
                <text:p>0.468849</text:p>
              </table:table-cell>
              <table:table-cell office:value-type="float" office:value="0.465452">
                <text:p>0.465452</text:p>
              </table:table-cell>
              <table:table-cell office:value-type="float" office:value="0.515028">
                <text:p>0.515028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0.215082">
                <text:p>0.215082</text:p>
              </table:table-cell>
              <table:table-cell office:value-type="float" office:value="0.247016">
                <text:p>0.247016</text:p>
              </table:table-cell>
              <table:table-cell office:value-type="float" office:value="0.226906">
                <text:p>0.226906</text:p>
              </table:table-cell>
              <table:table-cell office:value-type="float" office:value="0.222129">
                <text:p>0.222129</text:p>
              </table:table-cell>
              <table:table-cell office:value-type="float" office:value="0.242727">
                <text:p>0.242727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1.707071">
                <text:p>1.707071</text:p>
              </table:table-cell>
              <table:table-cell office:value-type="float" office:value="1.916588">
                <text:p>1.916588</text:p>
              </table:table-cell>
              <table:table-cell office:value-type="float" office:value="1.735977">
                <text:p>1.735977</text:p>
              </table:table-cell>
              <table:table-cell office:value-type="float" office:value="14.120116">
                <text:p>14.120116</text:p>
              </table:table-cell>
              <table:table-cell office:value-type="float" office:value="1.825865">
                <text:p>1.825865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1.678106">
                <text:p>1.678106</text:p>
              </table:table-cell>
              <table:table-cell office:value-type="float" office:value="1.874146">
                <text:p>1.874146</text:p>
              </table:table-cell>
              <table:table-cell office:value-type="float" office:value="1.86153">
                <text:p>1.86153</text:p>
              </table:table-cell>
              <table:table-cell office:value-type="float" office:value="14.316209">
                <text:p>14.316209</text:p>
              </table:table-cell>
              <table:table-cell office:value-type="float" office:value="1.810525">
                <text:p>1.810525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0.46975">
                <text:p>0.46975</text:p>
              </table:table-cell>
              <table:table-cell office:value-type="float" office:value="0.488552">
                <text:p>0.488552</text:p>
              </table:table-cell>
              <table:table-cell office:value-type="float" office:value="0.457566">
                <text:p>0.457566</text:p>
              </table:table-cell>
              <table:table-cell office:value-type="float" office:value="0.46887">
                <text:p>0.46887</text:p>
              </table:table-cell>
              <table:table-cell office:value-type="float" office:value="0.46403">
                <text:p>0.46403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3.753303">
                <text:p>3.753303</text:p>
              </table:table-cell>
              <table:table-cell office:value-type="float" office:value="3.700572">
                <text:p>3.700572</text:p>
              </table:table-cell>
              <table:table-cell office:value-type="float" office:value="5.615606">
                <text:p>5.615606</text:p>
              </table:table-cell>
              <table:table-cell office:value-type="float" office:value="22.417473">
                <text:p>22.417473</text:p>
              </table:table-cell>
              <table:table-cell office:value-type="float" office:value="3.72857">
                <text:p>3.72857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.076105">
                <text:p>1.076105</text:p>
              </table:table-cell>
              <table:table-cell office:value-type="float" office:value="1.135607">
                <text:p>1.135607</text:p>
              </table:table-cell>
              <table:table-cell office:value-type="float" office:value="1.136491">
                <text:p>1.136491</text:p>
              </table:table-cell>
              <table:table-cell office:value-type="float" office:value="1.717478">
                <text:p>1.717478</text:p>
              </table:table-cell>
              <table:table-cell office:value-type="float" office:value="1.121569">
                <text:p>1.121569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0.943689">
                <text:p>0.943689</text:p>
              </table:table-cell>
              <table:table-cell office:value-type="float" office:value="1.005926">
                <text:p>1.005926</text:p>
              </table:table-cell>
              <table:table-cell office:value-type="float" office:value="0.948687">
                <text:p>0.948687</text:p>
              </table:table-cell>
              <table:table-cell office:value-type="float" office:value="1.4035">
                <text:p>1.4035</text:p>
              </table:table-cell>
              <table:table-cell office:value-type="float" office:value="0.978381">
                <text:p>0.978381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0.46329">
                <text:p>0.46329</text:p>
              </table:table-cell>
              <table:table-cell office:value-type="float" office:value="6.034997">
                <text:p>6.034997</text:p>
              </table:table-cell>
              <table:table-cell office:value-type="float" office:value="4.533097">
                <text:p>4.533097</text:p>
              </table:table-cell>
              <table:table-cell office:value-type="float" office:value="1.828564">
                <text:p>1.828564</text:p>
              </table:table-cell>
              <table:table-cell office:value-type="float" office:value="0.439719">
                <text:p>0.439719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0.491381">
                <text:p>0.491381</text:p>
              </table:table-cell>
              <table:table-cell office:value-type="float" office:value="2.580656">
                <text:p>2.580656</text:p>
              </table:table-cell>
              <table:table-cell office:value-type="float" office:value="2.10741">
                <text:p>2.10741</text:p>
              </table:table-cell>
              <table:table-cell office:value-type="float" office:value="2.003896">
                <text:p>2.003896</text:p>
              </table:table-cell>
              <table:table-cell office:value-type="float" office:value="0.49503">
                <text:p>0.49503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0.621299">
                <text:p>0.621299</text:p>
              </table:table-cell>
              <table:table-cell office:value-type="float" office:value="0.635177">
                <text:p>0.635177</text:p>
              </table:table-cell>
              <table:table-cell office:value-type="float" office:value="0.581145">
                <text:p>0.581145</text:p>
              </table:table-cell>
              <table:table-cell office:value-type="float" office:value="0.905827">
                <text:p>0.905827</text:p>
              </table:table-cell>
              <table:table-cell office:value-type="float" office:value="0.578192">
                <text:p>0.578192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11.05322">
                <text:p>11.05322</text:p>
              </table:table-cell>
              <table:table-cell office:value-type="float" office:value="5.074964">
                <text:p>5.074964</text:p>
              </table:table-cell>
              <table:table-cell office:value-type="float" office:value="7.721911">
                <text:p>7.721911</text:p>
              </table:table-cell>
              <table:table-cell office:value-type="float" office:value="36.704372">
                <text:p>36.704372</text:p>
              </table:table-cell>
              <table:table-cell office:value-type="float" office:value="4.992882">
                <text:p>4.992882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1.413183">
                <text:p>1.413183</text:p>
              </table:table-cell>
              <table:table-cell office:value-type="float" office:value="1.850961">
                <text:p>1.850961</text:p>
              </table:table-cell>
              <table:table-cell office:value-type="float" office:value="1.960628">
                <text:p>1.960628</text:p>
              </table:table-cell>
              <table:table-cell office:value-type="float" office:value="197.542984">
                <text:p>197.542984</text:p>
              </table:table-cell>
              <table:table-cell office:value-type="float" office:value="1.4917">
                <text:p>1.4917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.181451">
                <text:p>2.181451</text:p>
              </table:table-cell>
              <table:table-cell office:value-type="float" office:value="1.624859">
                <text:p>1.624859</text:p>
              </table:table-cell>
              <table:table-cell office:value-type="float" office:value="1.553446">
                <text:p>1.553446</text:p>
              </table:table-cell>
              <table:table-cell office:value-type="float" office:value="90.957587">
                <text:p>90.957587</text:p>
              </table:table-cell>
              <table:table-cell office:value-type="float" office:value="1.640834">
                <text:p>1.640834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.49126">
                <text:p>1.49126</text:p>
              </table:table-cell>
              <table:table-cell office:value-type="float" office:value="1.587312">
                <text:p>1.587312</text:p>
              </table:table-cell>
              <table:table-cell office:value-type="float" office:value="1.509588">
                <text:p>1.509588</text:p>
              </table:table-cell>
              <table:table-cell office:value-type="float" office:value="97.18875">
                <text:p>97.18875</text:p>
              </table:table-cell>
              <table:table-cell office:value-type="float" office:value="1.600461">
                <text:p>1.600461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0.057791">
                <text:p>0.057791</text:p>
              </table:table-cell>
              <table:table-cell office:value-type="float" office:value="0.129601">
                <text:p>0.129601</text:p>
              </table:table-cell>
              <table:table-cell office:value-type="float" office:value="0.121986">
                <text:p>0.121986</text:p>
              </table:table-cell>
              <table:table-cell office:value-type="float" office:value="0.157695">
                <text:p>0.157695</text:p>
              </table:table-cell>
              <table:table-cell office:value-type="float" office:value="0.121214">
                <text:p>0.121214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0.042639">
                <text:p>0.042639</text:p>
              </table:table-cell>
              <table:table-cell office:value-type="float" office:value="0.061682">
                <text:p>0.061682</text:p>
              </table:table-cell>
              <table:table-cell office:value-type="float" office:value="0.056303">
                <text:p>0.056303</text:p>
              </table:table-cell>
              <table:table-cell office:value-type="float" office:value="0.081068">
                <text:p>0.081068</text:p>
              </table:table-cell>
              <table:table-cell office:value-type="float" office:value="0.044634">
                <text:p>0.044634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0.061649">
                <text:p>0.061649</text:p>
              </table:table-cell>
              <table:table-cell office:value-type="float" office:value="0.137941">
                <text:p>0.137941</text:p>
              </table:table-cell>
              <table:table-cell office:value-type="float" office:value="0.137948">
                <text:p>0.137948</text:p>
              </table:table-cell>
              <table:table-cell office:value-type="float" office:value="0.173094">
                <text:p>0.173094</text:p>
              </table:table-cell>
              <table:table-cell office:value-type="float" office:value="0.139555">
                <text:p>0.139555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0.165368">
                <text:p>0.165368</text:p>
              </table:table-cell>
              <table:table-cell office:value-type="float" office:value="0.169065">
                <text:p>0.169065</text:p>
              </table:table-cell>
              <table:table-cell office:value-type="float" office:value="0.232649">
                <text:p>0.232649</text:p>
              </table:table-cell>
              <table:table-cell office:value-type="float" office:value="0.169469">
                <text:p>0.169469</text:p>
              </table:table-cell>
              <table:table-cell office:value-type="float" office:value="0.166707">
                <text:p>0.166707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0.164117">
                <text:p>0.164117</text:p>
              </table:table-cell>
              <table:table-cell office:value-type="float" office:value="0.160423">
                <text:p>0.160423</text:p>
              </table:table-cell>
              <table:table-cell office:value-type="float" office:value="0.227697">
                <text:p>0.227697</text:p>
              </table:table-cell>
              <table:table-cell office:value-type="float" office:value="0.170389">
                <text:p>0.170389</text:p>
              </table:table-cell>
              <table:table-cell office:value-type="float" office:value="0.170618">
                <text:p>0.170618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0.111587">
                <text:p>0.111587</text:p>
              </table:table-cell>
              <table:table-cell office:value-type="float" office:value="0.104831">
                <text:p>0.104831</text:p>
              </table:table-cell>
              <table:table-cell office:value-type="float" office:value="0.140722">
                <text:p>0.140722</text:p>
              </table:table-cell>
              <table:table-cell office:value-type="float" office:value="0.109284">
                <text:p>0.109284</text:p>
              </table:table-cell>
              <table:table-cell office:value-type="float" office:value="0.113295">
                <text:p>0.113295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0.131569">
                <text:p>0.131569</text:p>
              </table:table-cell>
              <table:table-cell office:value-type="float" office:value="0.165796">
                <text:p>0.165796</text:p>
              </table:table-cell>
              <table:table-cell office:value-type="float" office:value="0.170429">
                <text:p>0.170429</text:p>
              </table:table-cell>
              <table:table-cell office:value-type="float" office:value="0.229591">
                <text:p>0.229591</text:p>
              </table:table-cell>
              <table:table-cell office:value-type="float" office:value="0.163285">
                <text:p>0.163285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.074141">
                <text:p>1.074141</text:p>
              </table:table-cell>
              <table:table-cell office:value-type="float" office:value="1.066151">
                <text:p>1.066151</text:p>
              </table:table-cell>
              <table:table-cell office:value-type="float" office:value="1.077186">
                <text:p>1.077186</text:p>
              </table:table-cell>
              <table:table-cell office:value-type="float" office:value="1.051199">
                <text:p>1.051199</text:p>
              </table:table-cell>
              <table:table-cell office:value-type="float" office:value="1.04464">
                <text:p>1.04464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.010828">
                <text:p>1.010828</text:p>
              </table:table-cell>
              <table:table-cell office:value-type="float" office:value="1.135751">
                <text:p>1.135751</text:p>
              </table:table-cell>
              <table:table-cell office:value-type="float" office:value="1.007165">
                <text:p>1.007165</text:p>
              </table:table-cell>
              <table:table-cell office:value-type="float" office:value="1.047726">
                <text:p>1.047726</text:p>
              </table:table-cell>
              <table:table-cell office:value-type="float" office:value="1.036978">
                <text:p>1.036978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.032515">
                <text:p>1.032515</text:p>
              </table:table-cell>
              <table:table-cell office:value-type="float" office:value="1.138628">
                <text:p>1.138628</text:p>
              </table:table-cell>
              <table:table-cell office:value-type="float" office:value="1.061854">
                <text:p>1.061854</text:p>
              </table:table-cell>
              <table:table-cell office:value-type="float" office:value="1.054455">
                <text:p>1.054455</text:p>
              </table:table-cell>
              <table:table-cell office:value-type="float" office:value="1.094805">
                <text:p>1.094805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0.459151">
                <text:p>0.459151</text:p>
              </table:table-cell>
              <table:table-cell office:value-type="float" office:value="0.706257">
                <text:p>0.706257</text:p>
              </table:table-cell>
              <table:table-cell office:value-type="float" office:value="0.673686">
                <text:p>0.673686</text:p>
              </table:table-cell>
              <table:table-cell office:value-type="float" office:value="0.766612">
                <text:p>0.766612</text:p>
              </table:table-cell>
              <table:table-cell office:value-type="float" office:value="0.501946">
                <text:p>0.501946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0.245573">
                <text:p>0.245573</text:p>
              </table:table-cell>
              <table:table-cell office:value-type="float" office:value="0.254032">
                <text:p>0.254032</text:p>
              </table:table-cell>
              <table:table-cell office:value-type="float" office:value="0.258508">
                <text:p>0.258508</text:p>
              </table:table-cell>
              <table:table-cell office:value-type="float" office:value="0.264145">
                <text:p>0.264145</text:p>
              </table:table-cell>
              <table:table-cell office:value-type="float" office:value="0.260089">
                <text:p>0.260089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1.174546">
                <text:p>1.174546</text:p>
              </table:table-cell>
              <table:table-cell office:value-type="float" office:value="5.966731">
                <text:p>5.966731</text:p>
              </table:table-cell>
              <table:table-cell office:value-type="float" office:value="5.955038">
                <text:p>5.955038</text:p>
              </table:table-cell>
              <table:table-cell office:value-type="float" office:value="6.203247">
                <text:p>6.203247</text:p>
              </table:table-cell>
              <table:table-cell office:value-type="float" office:value="1.783525">
                <text:p>1.783525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.476151">
                <text:p>0.476151</text:p>
              </table:table-cell>
              <table:table-cell office:value-type="float" office:value="5.916929">
                <text:p>5.916929</text:p>
              </table:table-cell>
              <table:table-cell office:value-type="float" office:value="4.790423">
                <text:p>4.790423</text:p>
              </table:table-cell>
              <table:table-cell office:value-type="float" office:value="6.032819">
                <text:p>6.032819</text:p>
              </table:table-cell>
              <table:table-cell office:value-type="float" office:value="0.490762">
                <text:p>0.490762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2.032815">
                <text:p>2.032815</text:p>
              </table:table-cell>
              <table:table-cell office:value-type="float" office:value="7.218746">
                <text:p>7.218746</text:p>
              </table:table-cell>
              <table:table-cell office:value-type="float" office:value="7.214367">
                <text:p>7.214367</text:p>
              </table:table-cell>
              <table:table-cell office:value-type="float" office:value="9.700322">
                <text:p>9.700322</text:p>
              </table:table-cell>
              <table:table-cell office:value-type="float" office:value="2.24035">
                <text:p>2.24035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0.409907">
                <text:p>0.409907</text:p>
              </table:table-cell>
              <table:table-cell office:value-type="float" office:value="0.474998">
                <text:p>0.474998</text:p>
              </table:table-cell>
              <table:table-cell office:value-type="float" office:value="0.435438">
                <text:p>0.435438</text:p>
              </table:table-cell>
              <table:table-cell office:value-type="float" office:value="14.787373">
                <text:p>14.787373</text:p>
              </table:table-cell>
              <table:table-cell office:value-type="float" office:value="0.201406">
                <text:p>0.201406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0.306515">
                <text:p>0.306515</text:p>
              </table:table-cell>
              <table:table-cell office:value-type="float" office:value="0.426704">
                <text:p>0.426704</text:p>
              </table:table-cell>
              <table:table-cell office:value-type="float" office:value="0.409753">
                <text:p>0.409753</text:p>
              </table:table-cell>
              <table:table-cell office:value-type="float" office:value="5.944726">
                <text:p>5.944726</text:p>
              </table:table-cell>
              <table:table-cell office:value-type="float" office:value="0.156246">
                <text:p>0.156246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1.489762">
                <text:p>1.489762</text:p>
              </table:table-cell>
              <table:table-cell office:value-type="float" office:value="1.610425">
                <text:p>1.610425</text:p>
              </table:table-cell>
              <table:table-cell office:value-type="float" office:value="1.536588">
                <text:p>1.536588</text:p>
              </table:table-cell>
              <table:table-cell office:value-type="float" office:value="294.125764">
                <text:p>294.125764</text:p>
              </table:table-cell>
              <table:table-cell office:value-type="float" office:value="1.61459">
                <text:p>1.61459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0.026586">
                <text:p>0.026586</text:p>
              </table:table-cell>
              <table:table-cell office:value-type="float" office:value="0.039381">
                <text:p>0.039381</text:p>
              </table:table-cell>
              <table:table-cell office:value-type="float" office:value="0.030487">
                <text:p>0.030487</text:p>
              </table:table-cell>
              <table:table-cell office:value-type="float" office:value="0.103629">
                <text:p>0.103629</text:p>
              </table:table-cell>
              <table:table-cell office:value-type="float" office:value="0.032681">
                <text:p>0.032681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0.028457">
                <text:p>0.028457</text:p>
              </table:table-cell>
              <table:table-cell office:value-type="float" office:value="0.038725">
                <text:p>0.038725</text:p>
              </table:table-cell>
              <table:table-cell office:value-type="float" office:value="0.029797">
                <text:p>0.029797</text:p>
              </table:table-cell>
              <table:table-cell office:value-type="float" office:value="0.082388">
                <text:p>0.082388</text:p>
              </table:table-cell>
              <table:table-cell office:value-type="float" office:value="0.04096">
                <text:p>0.04096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0.03672">
                <text:p>0.03672</text:p>
              </table:table-cell>
              <table:table-cell office:value-type="float" office:value="0.072674">
                <text:p>0.072674</text:p>
              </table:table-cell>
              <table:table-cell office:value-type="float" office:value="0.067143">
                <text:p>0.067143</text:p>
              </table:table-cell>
              <table:table-cell office:value-type="float" office:value="0.135732">
                <text:p>0.135732</text:p>
              </table:table-cell>
              <table:table-cell office:value-type="float" office:value="0.07326">
                <text:p>0.07326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0.075332">
                <text:p>0.075332</text:p>
              </table:table-cell>
              <table:table-cell office:value-type="float" office:value="0.04593">
                <text:p>0.04593</text:p>
              </table:table-cell>
              <table:table-cell office:value-type="float" office:value="0.044409">
                <text:p>0.044409</text:p>
              </table:table-cell>
              <table:table-cell office:value-type="float" office:value="0.124465">
                <text:p>0.124465</text:p>
              </table:table-cell>
              <table:table-cell office:value-type="float" office:value="0.055109">
                <text:p>0.055109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0.020671">
                <text:p>0.020671</text:p>
              </table:table-cell>
              <table:table-cell office:value-type="float" office:value="0.020713">
                <text:p>0.020713</text:p>
              </table:table-cell>
              <table:table-cell office:value-type="float" office:value="0.021383">
                <text:p>0.021383</text:p>
              </table:table-cell>
              <table:table-cell office:value-type="float" office:value="0.083631">
                <text:p>0.083631</text:p>
              </table:table-cell>
              <table:table-cell office:value-type="float" office:value="0.026709">
                <text:p>0.026709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0.075781">
                <text:p>0.075781</text:p>
              </table:table-cell>
              <table:table-cell office:value-type="float" office:value="0.066087">
                <text:p>0.066087</text:p>
              </table:table-cell>
              <table:table-cell office:value-type="float" office:value="0.070496">
                <text:p>0.070496</text:p>
              </table:table-cell>
              <table:table-cell office:value-type="float" office:value="0.225379">
                <text:p>0.225379</text:p>
              </table:table-cell>
              <table:table-cell office:value-type="float" office:value="0.065819">
                <text:p>0.065819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0.200587">
                <text:p>0.200587</text:p>
              </table:table-cell>
              <table:table-cell office:value-type="float" office:value="0.414641">
                <text:p>0.414641</text:p>
              </table:table-cell>
              <table:table-cell office:value-type="float" office:value="0.242223">
                <text:p>0.242223</text:p>
              </table:table-cell>
              <table:table-cell office:value-type="float" office:value="1.387447">
                <text:p>1.387447</text:p>
              </table:table-cell>
              <table:table-cell office:value-type="float" office:value="0.342611">
                <text:p>0.342611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0.206389">
                <text:p>0.206389</text:p>
              </table:table-cell>
              <table:table-cell office:value-type="float" office:value="1.069614">
                <text:p>1.069614</text:p>
              </table:table-cell>
              <table:table-cell office:value-type="float" office:value="0.214333">
                <text:p>0.214333</text:p>
              </table:table-cell>
              <table:table-cell office:value-type="float" office:value="1.083404">
                <text:p>1.083404</text:p>
              </table:table-cell>
              <table:table-cell office:value-type="float" office:value="0.286894">
                <text:p>0.286894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0.094906">
                <text:p>0.094906</text:p>
              </table:table-cell>
              <table:table-cell office:value-type="float" office:value="2.104857">
                <text:p>2.104857</text:p>
              </table:table-cell>
              <table:table-cell office:value-type="float" office:value="0.26313">
                <text:p>0.26313</text:p>
              </table:table-cell>
              <table:table-cell office:value-type="float" office:value="2.073256">
                <text:p>2.073256</text:p>
              </table:table-cell>
              <table:table-cell office:value-type="float" office:value="0.096205">
                <text:p>0.096205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0.458467">
                <text:p>0.458467</text:p>
              </table:table-cell>
              <table:table-cell office:value-type="float" office:value="2.111439">
                <text:p>2.111439</text:p>
              </table:table-cell>
              <table:table-cell office:value-type="float" office:value="1.675093">
                <text:p>1.675093</text:p>
              </table:table-cell>
              <table:table-cell office:value-type="float" office:value="4.562341">
                <text:p>4.562341</text:p>
              </table:table-cell>
              <table:table-cell office:value-type="float" office:value="0.462202">
                <text:p>0.462202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0.168651">
                <text:p>0.168651</text:p>
              </table:table-cell>
              <table:table-cell office:value-type="float" office:value="2.102652">
                <text:p>2.102652</text:p>
              </table:table-cell>
              <table:table-cell office:value-type="float" office:value="1.546954">
                <text:p>1.546954</text:p>
              </table:table-cell>
              <table:table-cell office:value-type="float" office:value="4.064378">
                <text:p>4.064378</text:p>
              </table:table-cell>
              <table:table-cell office:value-type="float" office:value="0.175621">
                <text:p>0.175621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1.807853">
                <text:p>1.807853</text:p>
              </table:table-cell>
              <table:table-cell office:value-type="float" office:value="1.977095">
                <text:p>1.977095</text:p>
              </table:table-cell>
              <table:table-cell office:value-type="float" office:value="1.985008">
                <text:p>1.985008</text:p>
              </table:table-cell>
              <table:table-cell office:value-type="float" office:value="12.979719">
                <text:p>12.979719</text:p>
              </table:table-cell>
              <table:table-cell office:value-type="float" office:value="2.062566">
                <text:p>2.062566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0.391848">
                <text:p>0.391848</text:p>
              </table:table-cell>
              <table:table-cell office:value-type="float" office:value="0.578088">
                <text:p>0.578088</text:p>
              </table:table-cell>
              <table:table-cell office:value-type="float" office:value="9.274889">
                <text:p>9.274889</text:p>
              </table:table-cell>
              <table:table-cell office:value-type="float" office:value="0.718147">
                <text:p>0.718147</text:p>
              </table:table-cell>
              <table:table-cell office:value-type="float" office:value="0.466047">
                <text:p>0.466047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0.202409">
                <text:p>0.202409</text:p>
              </table:table-cell>
              <table:table-cell office:value-type="float" office:value="0.38939">
                <text:p>0.38939</text:p>
              </table:table-cell>
              <table:table-cell office:value-type="float" office:value="0.690915">
                <text:p>0.690915</text:p>
              </table:table-cell>
              <table:table-cell office:value-type="float" office:value="0.441277">
                <text:p>0.441277</text:p>
              </table:table-cell>
              <table:table-cell office:value-type="float" office:value="0.204932">
                <text:p>0.204932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0.43232">
                <text:p>0.43232</text:p>
              </table:table-cell>
              <table:table-cell office:value-type="float" office:value="0.588137">
                <text:p>0.588137</text:p>
              </table:table-cell>
              <table:table-cell office:value-type="float" office:value="6.43673">
                <text:p>6.43673</text:p>
              </table:table-cell>
              <table:table-cell office:value-type="float" office:value="0.91729">
                <text:p>0.91729</text:p>
              </table:table-cell>
              <table:table-cell office:value-type="float" office:value="0.49041">
                <text:p>0.49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50" chart:origin="0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-dash="Dot" svg:stroke-width="0.08cm" svg:stroke-color="#bf819e" draw:fill-color="#bf819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ash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4cm" svg:height="8.996cm" xlink:href=".." xlink:type="simple" chart:class="chart:line" chart:style-name="ch1">
        <chart:legend chart:legend-position="end" svg:x="1.458cm" svg:y="0.293cm" style:legend-expansion="custom" svg:width="3.093cm" svg:height="2.285cm" style:legend-expansion-aspect-ratio="1.35361050328228" chart:style-name="ch2"/>
        <chart:plot-area chart:style-name="ch3" table:cell-range-address="estimate.A2:estimate.C111 estimate.I2:estimate.I5 estimate.E2:estimate.E111 estimate.I6:estimate.I6 estimate.G2:estimate.H111" chart:data-source-has-labels="both" svg:x="0.633cm" svg:y="-0.056cm" svg:width="20.06cm" svg:height="8.33cm">
          <chart:coordinate-region svg:x="1.36cm" svg:y="0.173cm" svg:width="19.333cm" svg:height="7.873cm"/>
          <chart:axis chart:dimension="x" chart:name="primary-x" chart:style-name="ch4" chartooo:axis-type="auto">
            <chartooo:date-scale/>
            <chart:title svg:x="9.909cm" svg:y="8.375cm" chart:style-name="ch5">
              <text:p>join size</text:p>
            </chart:title>
            <chart:categories table:cell-range-address="estimate.A2:estimate.A111"/>
          </chart:axis>
          <chart:axis chart:dimension="y" chart:name="primary-y" chart:style-name="ch6">
            <chart:title svg:x="-0.091cm" svg:y="6.318cm" chart:style-name="ch7">
              <text:p>execution time (sec)</text:p>
            </chart:title>
            <chart:grid chart:style-name="ch8" chart:class="major"/>
          </chart:axis>
          <chart:series chart:style-name="ch9" chart:values-cell-range-address="estimate.B2:estimate.B111" chart:label-cell-address="estimate.I2:estimate.I2" chart:class="chart:line">
            <chart:data-point chart:repeated="110"/>
          </chart:series>
          <chart:series chart:style-name="ch10" chart:values-cell-range-address="estimate.C2:estimate.C111" chart:label-cell-address="estimate.I3:estimate.I3" chart:class="chart:line">
            <chart:data-point chart:repeated="110"/>
          </chart:series>
          <chart:series chart:style-name="ch11" chart:values-cell-range-address="estimate.E2:estimate.E111" chart:label-cell-address="estimate.I4:estimate.I4" chart:class="chart:line">
            <chart:data-point chart:repeated="110"/>
          </chart:series>
          <chart:series chart:style-name="ch12" chart:values-cell-range-address="estimate.H2:estimate.H111" chart:label-cell-address="estimate.I6:estimate.I6" chart:class="chart:line">
            <chart:data-point chart:repeated="110"/>
          </chart:series>
          <chart:series chart:style-name="ch13" chart:values-cell-range-address="estimate.G2:estimate.G111" chart:label-cell-address="estimate.I5:estimate.I5" chart:class="chart:line">
            <chart:data-point chart:repeated="1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haustive</text:p>
                <draw:g>
                  <svg:desc>estimate.I2:estimate.I2</svg:desc>
                </draw:g>
              </table:table-cell>
              <table:table-cell office:value-type="string">
                <text:p>Kruskal</text:p>
                <draw:g>
                  <svg:desc>estimate.I3:estimate.I3</svg:desc>
                </draw:g>
              </table:table-cell>
              <table:table-cell office:value-type="string">
                <text:p>Prim</text:p>
                <draw:g>
                  <svg:desc>estimate.I4:estimate.I4</svg:desc>
                </draw:g>
              </table:table-cell>
              <table:table-cell office:value-type="string">
                <text:p>GOO</text:p>
                <draw:g>
                  <svg:desc>estimate.I6:estimate.I6</svg:desc>
                </draw:g>
              </table:table-cell>
              <table:table-cell office:value-type="string">
                <text:p>Ensemble</text:p>
                <draw:g>
                  <svg:desc>estimate.I5:estimate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estimate.A2:estimate.A111</svg:desc>
                </draw:g>
              </table:table-cell>
              <table:table-cell office:value-type="float" office:value="0.135851">
                <text:p>0.135851</text:p>
                <draw:g>
                  <svg:desc>estimate.B2:estimate.B111</svg:desc>
                </draw:g>
              </table:table-cell>
              <table:table-cell office:value-type="float" office:value="0.129883">
                <text:p>0.129883</text:p>
                <draw:g>
                  <svg:desc>estimate.C2:estimate.C111</svg:desc>
                </draw:g>
              </table:table-cell>
              <table:table-cell office:value-type="float" office:value="0.138871">
                <text:p>0.138871</text:p>
                <draw:g>
                  <svg:desc>estimate.E2:estimate.E111</svg:desc>
                </draw:g>
              </table:table-cell>
              <table:table-cell office:value-type="float" office:value="0.133131">
                <text:p>0.133131</text:p>
                <draw:g>
                  <svg:desc>estimate.H2:estimate.H111</svg:desc>
                </draw:g>
              </table:table-cell>
              <table:table-cell office:value-type="float" office:value="0.134406">
                <text:p>0.134406</text:p>
                <draw:g>
                  <svg:desc>estimate.G2:estimate.G1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0.124546">
                <text:p>0.124546</text:p>
              </table:table-cell>
              <table:table-cell office:value-type="float" office:value="0.126065">
                <text:p>0.126065</text:p>
              </table:table-cell>
              <table:table-cell office:value-type="float" office:value="0.123092">
                <text:p>0.123092</text:p>
              </table:table-cell>
              <table:table-cell office:value-type="float" office:value="0.119876">
                <text:p>0.119876</text:p>
              </table:table-cell>
              <table:table-cell office:value-type="float" office:value="0.125742">
                <text:p>0.12574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0.132085">
                <text:p>0.132085</text:p>
              </table:table-cell>
              <table:table-cell office:value-type="float" office:value="0.128662">
                <text:p>0.128662</text:p>
              </table:table-cell>
              <table:table-cell office:value-type="float" office:value="0.129299">
                <text:p>0.129299</text:p>
              </table:table-cell>
              <table:table-cell office:value-type="float" office:value="0.129627">
                <text:p>0.129627</text:p>
              </table:table-cell>
              <table:table-cell office:value-type="float" office:value="0.130382">
                <text:p>0.130382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0.12632">
                <text:p>0.12632</text:p>
              </table:table-cell>
              <table:table-cell office:value-type="float" office:value="0.126469">
                <text:p>0.126469</text:p>
              </table:table-cell>
              <table:table-cell office:value-type="float" office:value="0.12577">
                <text:p>0.12577</text:p>
              </table:table-cell>
              <table:table-cell office:value-type="float" office:value="0.123075">
                <text:p>0.123075</text:p>
              </table:table-cell>
              <table:table-cell office:value-type="float" office:value="0.124476">
                <text:p>0.124476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0.613149">
                <text:p>0.613149</text:p>
              </table:table-cell>
              <table:table-cell office:value-type="float" office:value="0.744944">
                <text:p>0.744944</text:p>
              </table:table-cell>
              <table:table-cell office:value-type="float" office:value="0.749042">
                <text:p>0.749042</text:p>
              </table:table-cell>
              <table:table-cell office:value-type="float" office:value="0.714875">
                <text:p>0.714875</text:p>
              </table:table-cell>
              <table:table-cell office:value-type="float" office:value="0.741149">
                <text:p>0.74114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0.594376">
                <text:p>0.594376</text:p>
              </table:table-cell>
              <table:table-cell office:value-type="float" office:value="0.75923">
                <text:p>0.75923</text:p>
              </table:table-cell>
              <table:table-cell office:value-type="float" office:value="0.751515">
                <text:p>0.751515</text:p>
              </table:table-cell>
              <table:table-cell office:value-type="float" office:value="0.692678">
                <text:p>0.692678</text:p>
              </table:table-cell>
              <table:table-cell office:value-type="float" office:value="0.744853">
                <text:p>0.74485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0.557856">
                <text:p>0.557856</text:p>
              </table:table-cell>
              <table:table-cell office:value-type="float" office:value="0.754213">
                <text:p>0.754213</text:p>
              </table:table-cell>
              <table:table-cell office:value-type="float" office:value="0.737094">
                <text:p>0.737094</text:p>
              </table:table-cell>
              <table:table-cell office:value-type="float" office:value="0.695009">
                <text:p>0.695009</text:p>
              </table:table-cell>
              <table:table-cell office:value-type="float" office:value="0.751488">
                <text:p>0.75148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0.773713">
                <text:p>0.773713</text:p>
              </table:table-cell>
              <table:table-cell office:value-type="float" office:value="0.794461">
                <text:p>0.794461</text:p>
              </table:table-cell>
              <table:table-cell office:value-type="float" office:value="0.76707">
                <text:p>0.76707</text:p>
              </table:table-cell>
              <table:table-cell office:value-type="float" office:value="0.701481">
                <text:p>0.701481</text:p>
              </table:table-cell>
              <table:table-cell office:value-type="float" office:value="0.774052">
                <text:p>0.774052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0.515604">
                <text:p>0.515604</text:p>
              </table:table-cell>
              <table:table-cell office:value-type="float" office:value="0.515413">
                <text:p>0.515413</text:p>
              </table:table-cell>
              <table:table-cell office:value-type="float" office:value="0.434969">
                <text:p>0.434969</text:p>
              </table:table-cell>
              <table:table-cell office:value-type="float" office:value="0.542312">
                <text:p>0.542312</text:p>
              </table:table-cell>
              <table:table-cell office:value-type="float" office:value="0.521171">
                <text:p>0.521171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0.48478">
                <text:p>0.48478</text:p>
              </table:table-cell>
              <table:table-cell office:value-type="float" office:value="0.488896">
                <text:p>0.488896</text:p>
              </table:table-cell>
              <table:table-cell office:value-type="float" office:value="0.413035">
                <text:p>0.413035</text:p>
              </table:table-cell>
              <table:table-cell office:value-type="float" office:value="0.49195">
                <text:p>0.49195</text:p>
              </table:table-cell>
              <table:table-cell office:value-type="float" office:value="0.481137">
                <text:p>0.481137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0.496974">
                <text:p>0.496974</text:p>
              </table:table-cell>
              <table:table-cell office:value-type="float" office:value="0.487783">
                <text:p>0.487783</text:p>
              </table:table-cell>
              <table:table-cell office:value-type="float" office:value="0.489015">
                <text:p>0.489015</text:p>
              </table:table-cell>
              <table:table-cell office:value-type="float" office:value="0.513911">
                <text:p>0.513911</text:p>
              </table:table-cell>
              <table:table-cell office:value-type="float" office:value="0.496832">
                <text:p>0.496832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0.139838">
                <text:p>0.139838</text:p>
              </table:table-cell>
              <table:table-cell office:value-type="float" office:value="0.146817">
                <text:p>0.146817</text:p>
              </table:table-cell>
              <table:table-cell office:value-type="float" office:value="0.139932">
                <text:p>0.139932</text:p>
              </table:table-cell>
              <table:table-cell office:value-type="float" office:value="0.165144">
                <text:p>0.165144</text:p>
              </table:table-cell>
              <table:table-cell office:value-type="float" office:value="0.139391">
                <text:p>0.139391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0.083241">
                <text:p>0.083241</text:p>
              </table:table-cell>
              <table:table-cell office:value-type="float" office:value="0.087532">
                <text:p>0.087532</text:p>
              </table:table-cell>
              <table:table-cell office:value-type="float" office:value="0.084197">
                <text:p>0.084197</text:p>
              </table:table-cell>
              <table:table-cell office:value-type="float" office:value="0.091104">
                <text:p>0.091104</text:p>
              </table:table-cell>
              <table:table-cell office:value-type="float" office:value="0.084926">
                <text:p>0.084926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0.103463">
                <text:p>0.103463</text:p>
              </table:table-cell>
              <table:table-cell office:value-type="float" office:value="0.112766">
                <text:p>0.112766</text:p>
              </table:table-cell>
              <table:table-cell office:value-type="float" office:value="0.104741">
                <text:p>0.104741</text:p>
              </table:table-cell>
              <table:table-cell office:value-type="float" office:value="0.100292">
                <text:p>0.100292</text:p>
              </table:table-cell>
              <table:table-cell office:value-type="float" office:value="0.107998">
                <text:p>0.107998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1.178044">
                <text:p>1.178044</text:p>
              </table:table-cell>
              <table:table-cell office:value-type="float" office:value="1.175473">
                <text:p>1.175473</text:p>
              </table:table-cell>
              <table:table-cell office:value-type="float" office:value="0.889538">
                <text:p>0.889538</text:p>
              </table:table-cell>
              <table:table-cell office:value-type="float" office:value="1.203211">
                <text:p>1.203211</text:p>
              </table:table-cell>
              <table:table-cell office:value-type="float" office:value="1.185738">
                <text:p>1.185738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0.272192">
                <text:p>0.272192</text:p>
              </table:table-cell>
              <table:table-cell office:value-type="float" office:value="0.278608">
                <text:p>0.278608</text:p>
              </table:table-cell>
              <table:table-cell office:value-type="float" office:value="0.279654">
                <text:p>0.279654</text:p>
              </table:table-cell>
              <table:table-cell office:value-type="float" office:value="0.285644">
                <text:p>0.285644</text:p>
              </table:table-cell>
              <table:table-cell office:value-type="float" office:value="0.276834">
                <text:p>0.276834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0.248679">
                <text:p>0.248679</text:p>
              </table:table-cell>
              <table:table-cell office:value-type="float" office:value="0.267384">
                <text:p>0.267384</text:p>
              </table:table-cell>
              <table:table-cell office:value-type="float" office:value="0.256765">
                <text:p>0.256765</text:p>
              </table:table-cell>
              <table:table-cell office:value-type="float" office:value="0.257387">
                <text:p>0.257387</text:p>
              </table:table-cell>
              <table:table-cell office:value-type="float" office:value="0.262321">
                <text:p>0.262321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0.356318">
                <text:p>0.356318</text:p>
              </table:table-cell>
              <table:table-cell office:value-type="float" office:value="0.367916">
                <text:p>0.367916</text:p>
              </table:table-cell>
              <table:table-cell office:value-type="float" office:value="0.362092">
                <text:p>0.362092</text:p>
              </table:table-cell>
              <table:table-cell office:value-type="float" office:value="0.361189">
                <text:p>0.361189</text:p>
              </table:table-cell>
              <table:table-cell office:value-type="float" office:value="0.357884">
                <text:p>0.357884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0.456304">
                <text:p>0.456304</text:p>
              </table:table-cell>
              <table:table-cell office:value-type="float" office:value="0.457107">
                <text:p>0.457107</text:p>
              </table:table-cell>
              <table:table-cell office:value-type="float" office:value="0.448519">
                <text:p>0.448519</text:p>
              </table:table-cell>
              <table:table-cell office:value-type="float" office:value="0.459978">
                <text:p>0.459978</text:p>
              </table:table-cell>
              <table:table-cell office:value-type="float" office:value="0.448242">
                <text:p>0.448242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0.354926">
                <text:p>0.354926</text:p>
              </table:table-cell>
              <table:table-cell office:value-type="float" office:value="0.346895">
                <text:p>0.346895</text:p>
              </table:table-cell>
              <table:table-cell office:value-type="float" office:value="0.358605">
                <text:p>0.358605</text:p>
              </table:table-cell>
              <table:table-cell office:value-type="float" office:value="0.360882">
                <text:p>0.360882</text:p>
              </table:table-cell>
              <table:table-cell office:value-type="float" office:value="0.357516">
                <text:p>0.357516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1.860048">
                <text:p>1.860048</text:p>
              </table:table-cell>
              <table:table-cell office:value-type="float" office:value="1.863763">
                <text:p>1.863763</text:p>
              </table:table-cell>
              <table:table-cell office:value-type="float" office:value="1.864449">
                <text:p>1.864449</text:p>
              </table:table-cell>
              <table:table-cell office:value-type="float" office:value="1.888402">
                <text:p>1.888402</text:p>
              </table:table-cell>
              <table:table-cell office:value-type="float" office:value="1.856965">
                <text:p>1.856965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0.371394">
                <text:p>0.371394</text:p>
              </table:table-cell>
              <table:table-cell office:value-type="float" office:value="0.369823">
                <text:p>0.369823</text:p>
              </table:table-cell>
              <table:table-cell office:value-type="float" office:value="0.361702">
                <text:p>0.361702</text:p>
              </table:table-cell>
              <table:table-cell office:value-type="float" office:value="0.366477">
                <text:p>0.366477</text:p>
              </table:table-cell>
              <table:table-cell office:value-type="float" office:value="0.370008">
                <text:p>0.370008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1.892513">
                <text:p>1.892513</text:p>
              </table:table-cell>
              <table:table-cell office:value-type="float" office:value="1.893898">
                <text:p>1.893898</text:p>
              </table:table-cell>
              <table:table-cell office:value-type="float" office:value="1.905317">
                <text:p>1.905317</text:p>
              </table:table-cell>
              <table:table-cell office:value-type="float" office:value="1.933615">
                <text:p>1.933615</text:p>
              </table:table-cell>
              <table:table-cell office:value-type="float" office:value="1.900589">
                <text:p>1.900589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.369406">
                <text:p>1.369406</text:p>
              </table:table-cell>
              <table:table-cell office:value-type="float" office:value="1.412571">
                <text:p>1.412571</text:p>
              </table:table-cell>
              <table:table-cell office:value-type="float" office:value="1.618273">
                <text:p>1.618273</text:p>
              </table:table-cell>
              <table:table-cell office:value-type="float" office:value="1.663844">
                <text:p>1.663844</text:p>
              </table:table-cell>
              <table:table-cell office:value-type="float" office:value="1.348552">
                <text:p>1.348552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.436334">
                <text:p>1.436334</text:p>
              </table:table-cell>
              <table:table-cell office:value-type="float" office:value="1.357433">
                <text:p>1.357433</text:p>
              </table:table-cell>
              <table:table-cell office:value-type="float" office:value="1.434756">
                <text:p>1.434756</text:p>
              </table:table-cell>
              <table:table-cell office:value-type="float" office:value="1.719722">
                <text:p>1.719722</text:p>
              </table:table-cell>
              <table:table-cell office:value-type="float" office:value="1.387028">
                <text:p>1.387028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6.561244">
                <text:p>6.561244</text:p>
              </table:table-cell>
              <table:table-cell office:value-type="float" office:value="5.06409">
                <text:p>5.06409</text:p>
              </table:table-cell>
              <table:table-cell office:value-type="float" office:value="11.629766">
                <text:p>11.629766</text:p>
              </table:table-cell>
              <table:table-cell office:value-type="float" office:value="16.666484">
                <text:p>16.666484</text:p>
              </table:table-cell>
              <table:table-cell office:value-type="float" office:value="5.057768">
                <text:p>5.057768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5.844546">
                <text:p>5.844546</text:p>
              </table:table-cell>
              <table:table-cell office:value-type="float" office:value="2.93813">
                <text:p>2.93813</text:p>
              </table:table-cell>
              <table:table-cell office:value-type="float" office:value="9.832628">
                <text:p>9.832628</text:p>
              </table:table-cell>
              <table:table-cell office:value-type="float" office:value="12.815327">
                <text:p>12.815327</text:p>
              </table:table-cell>
              <table:table-cell office:value-type="float" office:value="2.945979">
                <text:p>2.945979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2.100385">
                <text:p>2.100385</text:p>
              </table:table-cell>
              <table:table-cell office:value-type="float" office:value="3.14003">
                <text:p>3.14003</text:p>
              </table:table-cell>
              <table:table-cell office:value-type="float" office:value="2.956696">
                <text:p>2.956696</text:p>
              </table:table-cell>
              <table:table-cell office:value-type="float" office:value="2.605531">
                <text:p>2.605531</text:p>
              </table:table-cell>
              <table:table-cell office:value-type="float" office:value="2.954526">
                <text:p>2.954526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.836849">
                <text:p>1.836849</text:p>
              </table:table-cell>
              <table:table-cell office:value-type="float" office:value="2.5734">
                <text:p>2.5734</text:p>
              </table:table-cell>
              <table:table-cell office:value-type="float" office:value="2.316163">
                <text:p>2.316163</text:p>
              </table:table-cell>
              <table:table-cell office:value-type="float" office:value="2.019478">
                <text:p>2.019478</text:p>
              </table:table-cell>
              <table:table-cell office:value-type="float" office:value="2.166957">
                <text:p>2.166957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2.267404">
                <text:p>2.267404</text:p>
              </table:table-cell>
              <table:table-cell office:value-type="float" office:value="2.902915">
                <text:p>2.902915</text:p>
              </table:table-cell>
              <table:table-cell office:value-type="float" office:value="3.67652">
                <text:p>3.67652</text:p>
              </table:table-cell>
              <table:table-cell office:value-type="float" office:value="2.64323">
                <text:p>2.64323</text:p>
              </table:table-cell>
              <table:table-cell office:value-type="float" office:value="2.884956">
                <text:p>2.884956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5.651786">
                <text:p>5.651786</text:p>
              </table:table-cell>
              <table:table-cell office:value-type="float" office:value="5.879401">
                <text:p>5.879401</text:p>
              </table:table-cell>
              <table:table-cell office:value-type="float" office:value="5.747596">
                <text:p>5.747596</text:p>
              </table:table-cell>
              <table:table-cell office:value-type="float" office:value="4.973079">
                <text:p>4.973079</text:p>
              </table:table-cell>
              <table:table-cell office:value-type="float" office:value="5.748901">
                <text:p>5.748901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0.44077">
                <text:p>0.44077</text:p>
              </table:table-cell>
              <table:table-cell office:value-type="float" office:value="0.441351">
                <text:p>0.441351</text:p>
              </table:table-cell>
              <table:table-cell office:value-type="float" office:value="0.404341">
                <text:p>0.404341</text:p>
              </table:table-cell>
              <table:table-cell office:value-type="float" office:value="0.440968">
                <text:p>0.440968</text:p>
              </table:table-cell>
              <table:table-cell office:value-type="float" office:value="0.438252">
                <text:p>0.43825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0.331302">
                <text:p>0.331302</text:p>
              </table:table-cell>
              <table:table-cell office:value-type="float" office:value="0.334289">
                <text:p>0.334289</text:p>
              </table:table-cell>
              <table:table-cell office:value-type="float" office:value="0.345274">
                <text:p>0.345274</text:p>
              </table:table-cell>
              <table:table-cell office:value-type="float" office:value="0.406915">
                <text:p>0.406915</text:p>
              </table:table-cell>
              <table:table-cell office:value-type="float" office:value="0.343775">
                <text:p>0.343775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7.795444">
                <text:p>7.795444</text:p>
              </table:table-cell>
              <table:table-cell office:value-type="float" office:value="7.870623">
                <text:p>7.870623</text:p>
              </table:table-cell>
              <table:table-cell office:value-type="float" office:value="7.884963">
                <text:p>7.884963</text:p>
              </table:table-cell>
              <table:table-cell office:value-type="float" office:value="8.069638">
                <text:p>8.069638</text:p>
              </table:table-cell>
              <table:table-cell office:value-type="float" office:value="7.893953">
                <text:p>7.893953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0.688074">
                <text:p>10.688074</text:p>
              </table:table-cell>
              <table:table-cell office:value-type="float" office:value="10.548534">
                <text:p>10.548534</text:p>
              </table:table-cell>
              <table:table-cell office:value-type="float" office:value="10.530871">
                <text:p>10.530871</text:p>
              </table:table-cell>
              <table:table-cell office:value-type="float" office:value="9.828449">
                <text:p>9.828449</text:p>
              </table:table-cell>
              <table:table-cell office:value-type="float" office:value="10.585874">
                <text:p>10.585874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5.056363">
                <text:p>5.056363</text:p>
              </table:table-cell>
              <table:table-cell office:value-type="float" office:value="24.861127">
                <text:p>24.861127</text:p>
              </table:table-cell>
              <table:table-cell office:value-type="float" office:value="24.81457">
                <text:p>24.81457</text:p>
              </table:table-cell>
              <table:table-cell office:value-type="float" office:value="8.809975">
                <text:p>8.809975</text:p>
              </table:table-cell>
              <table:table-cell office:value-type="float" office:value="24.702295">
                <text:p>24.702295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5.006794">
                <text:p>5.006794</text:p>
              </table:table-cell>
              <table:table-cell office:value-type="float" office:value="24.652751">
                <text:p>24.652751</text:p>
              </table:table-cell>
              <table:table-cell office:value-type="float" office:value="24.718385">
                <text:p>24.718385</text:p>
              </table:table-cell>
              <table:table-cell office:value-type="float" office:value="8.757903">
                <text:p>8.757903</text:p>
              </table:table-cell>
              <table:table-cell office:value-type="float" office:value="24.663848">
                <text:p>24.663848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4.933527">
                <text:p>4.933527</text:p>
              </table:table-cell>
              <table:table-cell office:value-type="float" office:value="24.990617">
                <text:p>24.990617</text:p>
              </table:table-cell>
              <table:table-cell office:value-type="float" office:value="25.066025">
                <text:p>25.066025</text:p>
              </table:table-cell>
              <table:table-cell office:value-type="float" office:value="8.843153">
                <text:p>8.843153</text:p>
              </table:table-cell>
              <table:table-cell office:value-type="float" office:value="25.091992">
                <text:p>25.091992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0.810067">
                <text:p>10.810067</text:p>
              </table:table-cell>
              <table:table-cell office:value-type="float" office:value="10.714266">
                <text:p>10.714266</text:p>
              </table:table-cell>
              <table:table-cell office:value-type="float" office:value="10.70159">
                <text:p>10.70159</text:p>
              </table:table-cell>
              <table:table-cell office:value-type="float" office:value="15.074013">
                <text:p>15.074013</text:p>
              </table:table-cell>
              <table:table-cell office:value-type="float" office:value="10.725948">
                <text:p>10.725948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8.320037">
                <text:p>8.320037</text:p>
              </table:table-cell>
              <table:table-cell office:value-type="float" office:value="25.587393">
                <text:p>25.587393</text:p>
              </table:table-cell>
              <table:table-cell office:value-type="float" office:value="25.539712">
                <text:p>25.539712</text:p>
              </table:table-cell>
              <table:table-cell office:value-type="float" office:value="9.836216">
                <text:p>9.836216</text:p>
              </table:table-cell>
              <table:table-cell office:value-type="float" office:value="25.583001">
                <text:p>25.583001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5.57751">
                <text:p>5.57751</text:p>
              </table:table-cell>
              <table:table-cell office:value-type="float" office:value="6.11725">
                <text:p>6.11725</text:p>
              </table:table-cell>
              <table:table-cell office:value-type="float" office:value="6.132921">
                <text:p>6.132921</text:p>
              </table:table-cell>
              <table:table-cell office:value-type="float" office:value="20.332423">
                <text:p>20.332423</text:p>
              </table:table-cell>
              <table:table-cell office:value-type="float" office:value="6.127861">
                <text:p>6.127861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0.119891">
                <text:p>0.119891</text:p>
              </table:table-cell>
              <table:table-cell office:value-type="float" office:value="0.140597">
                <text:p>0.140597</text:p>
              </table:table-cell>
              <table:table-cell office:value-type="float" office:value="0.122329">
                <text:p>0.122329</text:p>
              </table:table-cell>
              <table:table-cell office:value-type="float" office:value="0.273425">
                <text:p>0.273425</text:p>
              </table:table-cell>
              <table:table-cell office:value-type="float" office:value="0.117638">
                <text:p>0.117638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3.438146">
                <text:p>3.438146</text:p>
              </table:table-cell>
              <table:table-cell office:value-type="float" office:value="3.36906">
                <text:p>3.36906</text:p>
              </table:table-cell>
              <table:table-cell office:value-type="float" office:value="3.964276">
                <text:p>3.964276</text:p>
              </table:table-cell>
              <table:table-cell office:value-type="float" office:value="3.365137">
                <text:p>3.365137</text:p>
              </table:table-cell>
              <table:table-cell office:value-type="float" office:value="3.379733">
                <text:p>3.379733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0.037158">
                <text:p>0.037158</text:p>
              </table:table-cell>
              <table:table-cell office:value-type="float" office:value="0.266583">
                <text:p>0.266583</text:p>
              </table:table-cell>
              <table:table-cell office:value-type="float" office:value="1.787177">
                <text:p>1.787177</text:p>
              </table:table-cell>
              <table:table-cell office:value-type="float" office:value="0.432615">
                <text:p>0.432615</text:p>
              </table:table-cell>
              <table:table-cell office:value-type="float" office:value="0.03738">
                <text:p>0.03738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0.309221">
                <text:p>0.309221</text:p>
              </table:table-cell>
              <table:table-cell office:value-type="float" office:value="0.30524">
                <text:p>0.30524</text:p>
              </table:table-cell>
              <table:table-cell office:value-type="float" office:value="1.791173">
                <text:p>1.791173</text:p>
              </table:table-cell>
              <table:table-cell office:value-type="float" office:value="0.416199">
                <text:p>0.416199</text:p>
              </table:table-cell>
              <table:table-cell office:value-type="float" office:value="0.315147">
                <text:p>0.315147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1.007365">
                <text:p>1.007365</text:p>
              </table:table-cell>
              <table:table-cell office:value-type="float" office:value="1.004159">
                <text:p>1.004159</text:p>
              </table:table-cell>
              <table:table-cell office:value-type="float" office:value="0.993524">
                <text:p>0.993524</text:p>
              </table:table-cell>
              <table:table-cell office:value-type="float" office:value="1.528135">
                <text:p>1.528135</text:p>
              </table:table-cell>
              <table:table-cell office:value-type="float" office:value="1.011458">
                <text:p>1.011458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0.298917">
                <text:p>0.298917</text:p>
              </table:table-cell>
              <table:table-cell office:value-type="float" office:value="0.301103">
                <text:p>0.301103</text:p>
              </table:table-cell>
              <table:table-cell office:value-type="float" office:value="0.310679">
                <text:p>0.310679</text:p>
              </table:table-cell>
              <table:table-cell office:value-type="float" office:value="0.382219">
                <text:p>0.382219</text:p>
              </table:table-cell>
              <table:table-cell office:value-type="float" office:value="0.313003">
                <text:p>0.313003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7.296173">
                <text:p>7.296173</text:p>
              </table:table-cell>
              <table:table-cell office:value-type="float" office:value="7.261121">
                <text:p>7.261121</text:p>
              </table:table-cell>
              <table:table-cell office:value-type="float" office:value="7.260016">
                <text:p>7.260016</text:p>
              </table:table-cell>
              <table:table-cell office:value-type="float" office:value="9.610125">
                <text:p>9.610125</text:p>
              </table:table-cell>
              <table:table-cell office:value-type="float" office:value="7.325438">
                <text:p>7.325438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0.05348">
                <text:p>0.05348</text:p>
              </table:table-cell>
              <table:table-cell office:value-type="float" office:value="0.064194">
                <text:p>0.064194</text:p>
              </table:table-cell>
              <table:table-cell office:value-type="float" office:value="0.053256">
                <text:p>0.053256</text:p>
              </table:table-cell>
              <table:table-cell office:value-type="float" office:value="0.053294">
                <text:p>0.053294</text:p>
              </table:table-cell>
              <table:table-cell office:value-type="float" office:value="0.057079">
                <text:p>0.057079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0.016447">
                <text:p>0.016447</text:p>
              </table:table-cell>
              <table:table-cell office:value-type="float" office:value="0.020599">
                <text:p>0.020599</text:p>
              </table:table-cell>
              <table:table-cell office:value-type="float" office:value="0.01634">
                <text:p>0.01634</text:p>
              </table:table-cell>
              <table:table-cell office:value-type="float" office:value="0.016477">
                <text:p>0.016477</text:p>
              </table:table-cell>
              <table:table-cell office:value-type="float" office:value="0.015955">
                <text:p>0.015955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0.210015">
                <text:p>0.210015</text:p>
              </table:table-cell>
              <table:table-cell office:value-type="float" office:value="1.963542">
                <text:p>1.963542</text:p>
              </table:table-cell>
              <table:table-cell office:value-type="float" office:value="1.980707">
                <text:p>1.980707</text:p>
              </table:table-cell>
              <table:table-cell office:value-type="float" office:value="2.080916">
                <text:p>2.080916</text:p>
              </table:table-cell>
              <table:table-cell office:value-type="float" office:value="0.183103">
                <text:p>0.183103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0.148163">
                <text:p>0.148163</text:p>
              </table:table-cell>
              <table:table-cell office:value-type="float" office:value="0.325226">
                <text:p>0.325226</text:p>
              </table:table-cell>
              <table:table-cell office:value-type="float" office:value="0.342488">
                <text:p>0.342488</text:p>
              </table:table-cell>
              <table:table-cell office:value-type="float" office:value="0.815724">
                <text:p>0.815724</text:p>
              </table:table-cell>
              <table:table-cell office:value-type="float" office:value="0.152154">
                <text:p>0.152154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0.19504">
                <text:p>0.19504</text:p>
              </table:table-cell>
              <table:table-cell office:value-type="float" office:value="0.20305">
                <text:p>0.20305</text:p>
              </table:table-cell>
              <table:table-cell office:value-type="float" office:value="0.195666">
                <text:p>0.195666</text:p>
              </table:table-cell>
              <table:table-cell office:value-type="float" office:value="0.148232">
                <text:p>0.148232</text:p>
              </table:table-cell>
              <table:table-cell office:value-type="float" office:value="0.221395">
                <text:p>0.221395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0.002269">
                <text:p>0.002269</text:p>
              </table:table-cell>
              <table:table-cell office:value-type="float" office:value="0.003294">
                <text:p>0.003294</text:p>
              </table:table-cell>
              <table:table-cell office:value-type="float" office:value="0.003268">
                <text:p>0.003268</text:p>
              </table:table-cell>
              <table:table-cell office:value-type="float" office:value="0.133112">
                <text:p>0.133112</text:p>
              </table:table-cell>
              <table:table-cell office:value-type="float" office:value="0.002786">
                <text:p>0.002786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0.398183">
                <text:p>0.398183</text:p>
              </table:table-cell>
              <table:table-cell office:value-type="float" office:value="0.383258">
                <text:p>0.383258</text:p>
              </table:table-cell>
              <table:table-cell office:value-type="float" office:value="0.339267">
                <text:p>0.339267</text:p>
              </table:table-cell>
              <table:table-cell office:value-type="float" office:value="0.232636">
                <text:p>0.232636</text:p>
              </table:table-cell>
              <table:table-cell office:value-type="float" office:value="0.422281">
                <text:p>0.422281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.523247">
                <text:p>1.523247</text:p>
              </table:table-cell>
              <table:table-cell office:value-type="float" office:value="1.523614">
                <text:p>1.523614</text:p>
              </table:table-cell>
              <table:table-cell office:value-type="float" office:value="1.537278">
                <text:p>1.537278</text:p>
              </table:table-cell>
              <table:table-cell office:value-type="float" office:value="1.866191">
                <text:p>1.866191</text:p>
              </table:table-cell>
              <table:table-cell office:value-type="float" office:value="1.520775">
                <text:p>1.520775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0.710923">
                <text:p>0.710923</text:p>
              </table:table-cell>
              <table:table-cell office:value-type="float" office:value="0.701081">
                <text:p>0.701081</text:p>
              </table:table-cell>
              <table:table-cell office:value-type="float" office:value="0.713809">
                <text:p>0.713809</text:p>
              </table:table-cell>
              <table:table-cell office:value-type="float" office:value="0.701478">
                <text:p>0.701478</text:p>
              </table:table-cell>
              <table:table-cell office:value-type="float" office:value="0.701453">
                <text:p>0.701453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0.695643">
                <text:p>0.695643</text:p>
              </table:table-cell>
              <table:table-cell office:value-type="float" office:value="0.686277">
                <text:p>0.686277</text:p>
              </table:table-cell>
              <table:table-cell office:value-type="float" office:value="0.702157">
                <text:p>0.702157</text:p>
              </table:table-cell>
              <table:table-cell office:value-type="float" office:value="0.690961">
                <text:p>0.690961</text:p>
              </table:table-cell>
              <table:table-cell office:value-type="float" office:value="0.722932">
                <text:p>0.722932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2.428932">
                <text:p>2.428932</text:p>
              </table:table-cell>
              <table:table-cell office:value-type="float" office:value="2.378429">
                <text:p>2.378429</text:p>
              </table:table-cell>
              <table:table-cell office:value-type="float" office:value="2.404376">
                <text:p>2.404376</text:p>
              </table:table-cell>
              <table:table-cell office:value-type="float" office:value="3.207149">
                <text:p>3.207149</text:p>
              </table:table-cell>
              <table:table-cell office:value-type="float" office:value="2.385079">
                <text:p>2.385079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0.107395">
                <text:p>0.107395</text:p>
              </table:table-cell>
              <table:table-cell office:value-type="float" office:value="0.139948">
                <text:p>0.139948</text:p>
              </table:table-cell>
              <table:table-cell office:value-type="float" office:value="0.115139">
                <text:p>0.115139</text:p>
              </table:table-cell>
              <table:table-cell office:value-type="float" office:value="0.141785">
                <text:p>0.141785</text:p>
              </table:table-cell>
              <table:table-cell office:value-type="float" office:value="0.138897">
                <text:p>0.138897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0.143828">
                <text:p>0.143828</text:p>
              </table:table-cell>
              <table:table-cell office:value-type="float" office:value="0.133134">
                <text:p>0.133134</text:p>
              </table:table-cell>
              <table:table-cell office:value-type="float" office:value="0.141885">
                <text:p>0.141885</text:p>
              </table:table-cell>
              <table:table-cell office:value-type="float" office:value="0.312767">
                <text:p>0.312767</text:p>
              </table:table-cell>
              <table:table-cell office:value-type="float" office:value="0.144347">
                <text:p>0.144347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0.139159">
                <text:p>0.139159</text:p>
              </table:table-cell>
              <table:table-cell office:value-type="float" office:value="0.150859">
                <text:p>0.150859</text:p>
              </table:table-cell>
              <table:table-cell office:value-type="float" office:value="0.128367">
                <text:p>0.128367</text:p>
              </table:table-cell>
              <table:table-cell office:value-type="float" office:value="0.149322">
                <text:p>0.149322</text:p>
              </table:table-cell>
              <table:table-cell office:value-type="float" office:value="0.150976">
                <text:p>0.150976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0.534605">
                <text:p>0.534605</text:p>
              </table:table-cell>
              <table:table-cell office:value-type="float" office:value="0.499133">
                <text:p>0.499133</text:p>
              </table:table-cell>
              <table:table-cell office:value-type="float" office:value="0.442149">
                <text:p>0.442149</text:p>
              </table:table-cell>
              <table:table-cell office:value-type="float" office:value="0.477623">
                <text:p>0.477623</text:p>
              </table:table-cell>
              <table:table-cell office:value-type="float" office:value="0.472646">
                <text:p>0.47264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0.261766">
                <text:p>0.261766</text:p>
              </table:table-cell>
              <table:table-cell office:value-type="float" office:value="0.482399">
                <text:p>0.482399</text:p>
              </table:table-cell>
              <table:table-cell office:value-type="float" office:value="0.381672">
                <text:p>0.381672</text:p>
              </table:table-cell>
              <table:table-cell office:value-type="float" office:value="0.483442">
                <text:p>0.483442</text:p>
              </table:table-cell>
              <table:table-cell office:value-type="float" office:value="0.261895">
                <text:p>0.261895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1.201965">
                <text:p>1.201965</text:p>
              </table:table-cell>
              <table:table-cell office:value-type="float" office:value="1.190246">
                <text:p>1.190246</text:p>
              </table:table-cell>
              <table:table-cell office:value-type="float" office:value="1.70781">
                <text:p>1.70781</text:p>
              </table:table-cell>
              <table:table-cell office:value-type="float" office:value="1.257672">
                <text:p>1.257672</text:p>
              </table:table-cell>
              <table:table-cell office:value-type="float" office:value="1.183398">
                <text:p>1.183398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1.193761">
                <text:p>1.193761</text:p>
              </table:table-cell>
              <table:table-cell office:value-type="float" office:value="1.179503">
                <text:p>1.179503</text:p>
              </table:table-cell>
              <table:table-cell office:value-type="float" office:value="1.654719">
                <text:p>1.654719</text:p>
              </table:table-cell>
              <table:table-cell office:value-type="float" office:value="1.245023">
                <text:p>1.245023</text:p>
              </table:table-cell>
              <table:table-cell office:value-type="float" office:value="1.300712">
                <text:p>1.300712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0.257766">
                <text:p>0.257766</text:p>
              </table:table-cell>
              <table:table-cell office:value-type="float" office:value="0.256077">
                <text:p>0.256077</text:p>
              </table:table-cell>
              <table:table-cell office:value-type="float" office:value="0.255962">
                <text:p>0.255962</text:p>
              </table:table-cell>
              <table:table-cell office:value-type="float" office:value="0.467462">
                <text:p>0.467462</text:p>
              </table:table-cell>
              <table:table-cell office:value-type="float" office:value="0.255062">
                <text:p>0.255062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19.251317">
                <text:p>19.251317</text:p>
              </table:table-cell>
              <table:table-cell office:value-type="float" office:value="19.07942">
                <text:p>19.07942</text:p>
              </table:table-cell>
              <table:table-cell office:value-type="float" office:value="19.032253">
                <text:p>19.032253</text:p>
              </table:table-cell>
              <table:table-cell office:value-type="float" office:value="12.428121">
                <text:p>12.428121</text:p>
              </table:table-cell>
              <table:table-cell office:value-type="float" office:value="19.086809">
                <text:p>19.086809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.855844">
                <text:p>1.855844</text:p>
              </table:table-cell>
              <table:table-cell office:value-type="float" office:value="1.845645">
                <text:p>1.845645</text:p>
              </table:table-cell>
              <table:table-cell office:value-type="float" office:value="1.832368">
                <text:p>1.832368</text:p>
              </table:table-cell>
              <table:table-cell office:value-type="float" office:value="1.446271">
                <text:p>1.446271</text:p>
              </table:table-cell>
              <table:table-cell office:value-type="float" office:value="1.844682">
                <text:p>1.844682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.501922">
                <text:p>1.501922</text:p>
              </table:table-cell>
              <table:table-cell office:value-type="float" office:value="1.486799">
                <text:p>1.486799</text:p>
              </table:table-cell>
              <table:table-cell office:value-type="float" office:value="1.480711">
                <text:p>1.480711</text:p>
              </table:table-cell>
              <table:table-cell office:value-type="float" office:value="1.215932">
                <text:p>1.215932</text:p>
              </table:table-cell>
              <table:table-cell office:value-type="float" office:value="1.489792">
                <text:p>1.489792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6.121299">
                <text:p>6.121299</text:p>
              </table:table-cell>
              <table:table-cell office:value-type="float" office:value="5.764842">
                <text:p>5.764842</text:p>
              </table:table-cell>
              <table:table-cell office:value-type="float" office:value="2.950443">
                <text:p>2.950443</text:p>
              </table:table-cell>
              <table:table-cell office:value-type="float" office:value="4.559736">
                <text:p>4.559736</text:p>
              </table:table-cell>
              <table:table-cell office:value-type="float" office:value="5.486267">
                <text:p>5.486267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0.487907">
                <text:p>0.487907</text:p>
              </table:table-cell>
              <table:table-cell office:value-type="float" office:value="2.467259">
                <text:p>2.467259</text:p>
              </table:table-cell>
              <table:table-cell office:value-type="float" office:value="0.502">
                <text:p>0.502</text:p>
              </table:table-cell>
              <table:table-cell office:value-type="float" office:value="2.028714">
                <text:p>2.028714</text:p>
              </table:table-cell>
              <table:table-cell office:value-type="float" office:value="1.810763">
                <text:p>1.810763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0.595739">
                <text:p>0.595739</text:p>
              </table:table-cell>
              <table:table-cell office:value-type="float" office:value="11.106291">
                <text:p>11.106291</text:p>
              </table:table-cell>
              <table:table-cell office:value-type="float" office:value="8.494446">
                <text:p>8.494446</text:p>
              </table:table-cell>
              <table:table-cell office:value-type="float" office:value="9.189172">
                <text:p>9.189172</text:p>
              </table:table-cell>
              <table:table-cell office:value-type="float" office:value="0.593938">
                <text:p>0.593938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25.278315">
                <text:p>25.278315</text:p>
              </table:table-cell>
              <table:table-cell office:value-type="float" office:value="11.280334">
                <text:p>11.280334</text:p>
              </table:table-cell>
              <table:table-cell office:value-type="float" office:value="8.250477">
                <text:p>8.250477</text:p>
              </table:table-cell>
              <table:table-cell office:value-type="float" office:value="32.874896">
                <text:p>32.874896</text:p>
              </table:table-cell>
              <table:table-cell office:value-type="float" office:value="26.748547">
                <text:p>26.748547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7.653244">
                <text:p>7.653244</text:p>
              </table:table-cell>
              <table:table-cell office:value-type="float" office:value="7.218345">
                <text:p>7.218345</text:p>
              </table:table-cell>
              <table:table-cell office:value-type="float" office:value="7.2964">
                <text:p>7.2964</text:p>
              </table:table-cell>
              <table:table-cell office:value-type="float" office:value="197.486418">
                <text:p>197.486418</text:p>
              </table:table-cell>
              <table:table-cell office:value-type="float" office:value="7.239225">
                <text:p>7.239225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.431655">
                <text:p>2.431655</text:p>
              </table:table-cell>
              <table:table-cell office:value-type="float" office:value="2.25546">
                <text:p>2.25546</text:p>
              </table:table-cell>
              <table:table-cell office:value-type="float" office:value="2.32213">
                <text:p>2.32213</text:p>
              </table:table-cell>
              <table:table-cell office:value-type="float" office:value="90.660528">
                <text:p>90.660528</text:p>
              </table:table-cell>
              <table:table-cell office:value-type="float" office:value="2.245561">
                <text:p>2.245561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.609633">
                <text:p>1.609633</text:p>
              </table:table-cell>
              <table:table-cell office:value-type="float" office:value="7.406711">
                <text:p>7.406711</text:p>
              </table:table-cell>
              <table:table-cell office:value-type="float" office:value="7.409497">
                <text:p>7.409497</text:p>
              </table:table-cell>
              <table:table-cell office:value-type="float" office:value="96.922724">
                <text:p>96.922724</text:p>
              </table:table-cell>
              <table:table-cell office:value-type="float" office:value="7.443502">
                <text:p>7.443502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0.13085">
                <text:p>0.13085</text:p>
              </table:table-cell>
              <table:table-cell office:value-type="float" office:value="0.132103">
                <text:p>0.132103</text:p>
              </table:table-cell>
              <table:table-cell office:value-type="float" office:value="0.124926">
                <text:p>0.124926</text:p>
              </table:table-cell>
              <table:table-cell office:value-type="float" office:value="0.158868">
                <text:p>0.158868</text:p>
              </table:table-cell>
              <table:table-cell office:value-type="float" office:value="0.141486">
                <text:p>0.141486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0.057874">
                <text:p>0.057874</text:p>
              </table:table-cell>
              <table:table-cell office:value-type="float" office:value="0.063048">
                <text:p>0.063048</text:p>
              </table:table-cell>
              <table:table-cell office:value-type="float" office:value="0.045063">
                <text:p>0.045063</text:p>
              </table:table-cell>
              <table:table-cell office:value-type="float" office:value="0.072277">
                <text:p>0.072277</text:p>
              </table:table-cell>
              <table:table-cell office:value-type="float" office:value="0.057627">
                <text:p>0.057627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0.077636">
                <text:p>0.077636</text:p>
              </table:table-cell>
              <table:table-cell office:value-type="float" office:value="0.173728">
                <text:p>0.173728</text:p>
              </table:table-cell>
              <table:table-cell office:value-type="float" office:value="0.180115">
                <text:p>0.180115</text:p>
              </table:table-cell>
              <table:table-cell office:value-type="float" office:value="0.134826">
                <text:p>0.134826</text:p>
              </table:table-cell>
              <table:table-cell office:value-type="float" office:value="0.179567">
                <text:p>0.179567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0.168618">
                <text:p>0.168618</text:p>
              </table:table-cell>
              <table:table-cell office:value-type="float" office:value="0.155598">
                <text:p>0.155598</text:p>
              </table:table-cell>
              <table:table-cell office:value-type="float" office:value="0.163141">
                <text:p>0.163141</text:p>
              </table:table-cell>
              <table:table-cell office:value-type="float" office:value="0.179268">
                <text:p>0.179268</text:p>
              </table:table-cell>
              <table:table-cell office:value-type="float" office:value="0.15922">
                <text:p>0.15922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0.163207">
                <text:p>0.163207</text:p>
              </table:table-cell>
              <table:table-cell office:value-type="float" office:value="0.165505">
                <text:p>0.165505</text:p>
              </table:table-cell>
              <table:table-cell office:value-type="float" office:value="0.161402">
                <text:p>0.161402</text:p>
              </table:table-cell>
              <table:table-cell office:value-type="float" office:value="0.175805">
                <text:p>0.175805</text:p>
              </table:table-cell>
              <table:table-cell office:value-type="float" office:value="0.153411">
                <text:p>0.153411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0.189851">
                <text:p>0.189851</text:p>
              </table:table-cell>
              <table:table-cell office:value-type="float" office:value="0.110288">
                <text:p>0.110288</text:p>
              </table:table-cell>
              <table:table-cell office:value-type="float" office:value="0.129192">
                <text:p>0.129192</text:p>
              </table:table-cell>
              <table:table-cell office:value-type="float" office:value="0.108721">
                <text:p>0.108721</text:p>
              </table:table-cell>
              <table:table-cell office:value-type="float" office:value="0.106233">
                <text:p>0.106233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0.199945">
                <text:p>0.199945</text:p>
              </table:table-cell>
              <table:table-cell office:value-type="float" office:value="0.17963">
                <text:p>0.17963</text:p>
              </table:table-cell>
              <table:table-cell office:value-type="float" office:value="0.155574">
                <text:p>0.155574</text:p>
              </table:table-cell>
              <table:table-cell office:value-type="float" office:value="0.234976">
                <text:p>0.234976</text:p>
              </table:table-cell>
              <table:table-cell office:value-type="float" office:value="0.182334">
                <text:p>0.182334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.082747">
                <text:p>1.082747</text:p>
              </table:table-cell>
              <table:table-cell office:value-type="float" office:value="1.080804">
                <text:p>1.080804</text:p>
              </table:table-cell>
              <table:table-cell office:value-type="float" office:value="0.340669">
                <text:p>0.340669</text:p>
              </table:table-cell>
              <table:table-cell office:value-type="float" office:value="1.059257">
                <text:p>1.059257</text:p>
              </table:table-cell>
              <table:table-cell office:value-type="float" office:value="1.055859">
                <text:p>1.055859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.031546">
                <text:p>1.031546</text:p>
              </table:table-cell>
              <table:table-cell office:value-type="float" office:value="1.037978">
                <text:p>1.037978</text:p>
              </table:table-cell>
              <table:table-cell office:value-type="float" office:value="0.307316">
                <text:p>0.307316</text:p>
              </table:table-cell>
              <table:table-cell office:value-type="float" office:value="1.100669">
                <text:p>1.100669</text:p>
              </table:table-cell>
              <table:table-cell office:value-type="float" office:value="1.048564">
                <text:p>1.048564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.102674">
                <text:p>1.102674</text:p>
              </table:table-cell>
              <table:table-cell office:value-type="float" office:value="1.068689">
                <text:p>1.068689</text:p>
              </table:table-cell>
              <table:table-cell office:value-type="float" office:value="0.565514">
                <text:p>0.565514</text:p>
              </table:table-cell>
              <table:table-cell office:value-type="float" office:value="1.081582">
                <text:p>1.081582</text:p>
              </table:table-cell>
              <table:table-cell office:value-type="float" office:value="1.097961">
                <text:p>1.097961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0.760297">
                <text:p>0.760297</text:p>
              </table:table-cell>
              <table:table-cell office:value-type="float" office:value="0.911453">
                <text:p>0.911453</text:p>
              </table:table-cell>
              <table:table-cell office:value-type="float" office:value="0.448803">
                <text:p>0.448803</text:p>
              </table:table-cell>
              <table:table-cell office:value-type="float" office:value="0.966349">
                <text:p>0.966349</text:p>
              </table:table-cell>
              <table:table-cell office:value-type="float" office:value="0.456016">
                <text:p>0.456016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0.267111">
                <text:p>0.267111</text:p>
              </table:table-cell>
              <table:table-cell office:value-type="float" office:value="0.287413">
                <text:p>0.287413</text:p>
              </table:table-cell>
              <table:table-cell office:value-type="float" office:value="0.25632">
                <text:p>0.25632</text:p>
              </table:table-cell>
              <table:table-cell office:value-type="float" office:value="0.265449">
                <text:p>0.265449</text:p>
              </table:table-cell>
              <table:table-cell office:value-type="float" office:value="0.27775">
                <text:p>0.27775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2.190138">
                <text:p>2.190138</text:p>
              </table:table-cell>
              <table:table-cell office:value-type="float" office:value="2.067559">
                <text:p>2.067559</text:p>
              </table:table-cell>
              <table:table-cell office:value-type="float" office:value="2.506905">
                <text:p>2.506905</text:p>
              </table:table-cell>
              <table:table-cell office:value-type="float" office:value="2.343398">
                <text:p>2.343398</text:p>
              </table:table-cell>
              <table:table-cell office:value-type="float" office:value="2.073611">
                <text:p>2.073611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.668253">
                <text:p>0.668253</text:p>
              </table:table-cell>
              <table:table-cell office:value-type="float" office:value="1.943199">
                <text:p>1.943199</text:p>
              </table:table-cell>
              <table:table-cell office:value-type="float" office:value="0.680428">
                <text:p>0.680428</text:p>
              </table:table-cell>
              <table:table-cell office:value-type="float" office:value="2.314321">
                <text:p>2.314321</text:p>
              </table:table-cell>
              <table:table-cell office:value-type="float" office:value="1.592508">
                <text:p>1.592508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4.40884">
                <text:p>4.40884</text:p>
              </table:table-cell>
              <table:table-cell office:value-type="float" office:value="4.456627">
                <text:p>4.456627</text:p>
              </table:table-cell>
              <table:table-cell office:value-type="float" office:value="4.686019">
                <text:p>4.686019</text:p>
              </table:table-cell>
              <table:table-cell office:value-type="float" office:value="6.218508">
                <text:p>6.218508</text:p>
              </table:table-cell>
              <table:table-cell office:value-type="float" office:value="4.323369">
                <text:p>4.323369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0.943035">
                <text:p>0.943035</text:p>
              </table:table-cell>
              <table:table-cell office:value-type="float" office:value="0.939997">
                <text:p>0.939997</text:p>
              </table:table-cell>
              <table:table-cell office:value-type="float" office:value="0.840083">
                <text:p>0.840083</text:p>
              </table:table-cell>
              <table:table-cell office:value-type="float" office:value="14.765321">
                <text:p>14.765321</text:p>
              </table:table-cell>
              <table:table-cell office:value-type="float" office:value="0.940713">
                <text:p>0.940713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0.461593">
                <text:p>0.461593</text:p>
              </table:table-cell>
              <table:table-cell office:value-type="float" office:value="0.463616">
                <text:p>0.463616</text:p>
              </table:table-cell>
              <table:table-cell office:value-type="float" office:value="0.423521">
                <text:p>0.423521</text:p>
              </table:table-cell>
              <table:table-cell office:value-type="float" office:value="5.928289">
                <text:p>5.928289</text:p>
              </table:table-cell>
              <table:table-cell office:value-type="float" office:value="0.455603">
                <text:p>0.455603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7.542656">
                <text:p>7.542656</text:p>
              </table:table-cell>
              <table:table-cell office:value-type="float" office:value="7.406118">
                <text:p>7.406118</text:p>
              </table:table-cell>
              <table:table-cell office:value-type="float" office:value="8.900374">
                <text:p>8.900374</text:p>
              </table:table-cell>
              <table:table-cell office:value-type="float" office:value="293.129371">
                <text:p>293.129371</text:p>
              </table:table-cell>
              <table:table-cell office:value-type="float" office:value="7.478666">
                <text:p>7.478666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0.031377">
                <text:p>0.031377</text:p>
              </table:table-cell>
              <table:table-cell office:value-type="float" office:value="0.032305">
                <text:p>0.032305</text:p>
              </table:table-cell>
              <table:table-cell office:value-type="float" office:value="0.032115">
                <text:p>0.032115</text:p>
              </table:table-cell>
              <table:table-cell office:value-type="float" office:value="0.107977">
                <text:p>0.107977</text:p>
              </table:table-cell>
              <table:table-cell office:value-type="float" office:value="0.030519">
                <text:p>0.030519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0.032199">
                <text:p>0.032199</text:p>
              </table:table-cell>
              <table:table-cell office:value-type="float" office:value="0.040765">
                <text:p>0.040765</text:p>
              </table:table-cell>
              <table:table-cell office:value-type="float" office:value="0.039747">
                <text:p>0.039747</text:p>
              </table:table-cell>
              <table:table-cell office:value-type="float" office:value="0.076271">
                <text:p>0.076271</text:p>
              </table:table-cell>
              <table:table-cell office:value-type="float" office:value="0.031451">
                <text:p>0.031451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0.048424">
                <text:p>0.048424</text:p>
              </table:table-cell>
              <table:table-cell office:value-type="float" office:value="0.048913">
                <text:p>0.048913</text:p>
              </table:table-cell>
              <table:table-cell office:value-type="float" office:value="0.076064">
                <text:p>0.076064</text:p>
              </table:table-cell>
              <table:table-cell office:value-type="float" office:value="0.129876">
                <text:p>0.129876</text:p>
              </table:table-cell>
              <table:table-cell office:value-type="float" office:value="0.055667">
                <text:p>0.055667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0.080126">
                <text:p>0.080126</text:p>
              </table:table-cell>
              <table:table-cell office:value-type="float" office:value="0.075984">
                <text:p>0.075984</text:p>
              </table:table-cell>
              <table:table-cell office:value-type="float" office:value="0.07007">
                <text:p>0.07007</text:p>
              </table:table-cell>
              <table:table-cell office:value-type="float" office:value="0.143431">
                <text:p>0.143431</text:p>
              </table:table-cell>
              <table:table-cell office:value-type="float" office:value="0.070416">
                <text:p>0.070416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0.030489">
                <text:p>0.030489</text:p>
              </table:table-cell>
              <table:table-cell office:value-type="float" office:value="0.062425">
                <text:p>0.062425</text:p>
              </table:table-cell>
              <table:table-cell office:value-type="float" office:value="0.027824">
                <text:p>0.027824</text:p>
              </table:table-cell>
              <table:table-cell office:value-type="float" office:value="0.107515">
                <text:p>0.107515</text:p>
              </table:table-cell>
              <table:table-cell office:value-type="float" office:value="0.030835">
                <text:p>0.030835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0.031502">
                <text:p>0.031502</text:p>
              </table:table-cell>
              <table:table-cell office:value-type="float" office:value="0.066855">
                <text:p>0.066855</text:p>
              </table:table-cell>
              <table:table-cell office:value-type="float" office:value="0.074762">
                <text:p>0.074762</text:p>
              </table:table-cell>
              <table:table-cell office:value-type="float" office:value="0.180121">
                <text:p>0.180121</text:p>
              </table:table-cell>
              <table:table-cell office:value-type="float" office:value="0.062302">
                <text:p>0.062302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0.270564">
                <text:p>0.270564</text:p>
              </table:table-cell>
              <table:table-cell office:value-type="float" office:value="0.403746">
                <text:p>0.403746</text:p>
              </table:table-cell>
              <table:table-cell office:value-type="float" office:value="0.244917">
                <text:p>0.244917</text:p>
              </table:table-cell>
              <table:table-cell office:value-type="float" office:value="1.456924">
                <text:p>1.456924</text:p>
              </table:table-cell>
              <table:table-cell office:value-type="float" office:value="0.389959">
                <text:p>0.389959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0.249368">
                <text:p>0.249368</text:p>
              </table:table-cell>
              <table:table-cell office:value-type="float" office:value="1.01676">
                <text:p>1.01676</text:p>
              </table:table-cell>
              <table:table-cell office:value-type="float" office:value="0.205817">
                <text:p>0.205817</text:p>
              </table:table-cell>
              <table:table-cell office:value-type="float" office:value="1.08848">
                <text:p>1.08848</text:p>
              </table:table-cell>
              <table:table-cell office:value-type="float" office:value="1.015637">
                <text:p>1.015637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0.2806">
                <text:p>0.2806</text:p>
              </table:table-cell>
              <table:table-cell office:value-type="float" office:value="0.506294">
                <text:p>0.506294</text:p>
              </table:table-cell>
              <table:table-cell office:value-type="float" office:value="0.272719">
                <text:p>0.272719</text:p>
              </table:table-cell>
              <table:table-cell office:value-type="float" office:value="2.110408">
                <text:p>2.110408</text:p>
              </table:table-cell>
              <table:table-cell office:value-type="float" office:value="0.508688">
                <text:p>0.508688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1.825277">
                <text:p>1.825277</text:p>
              </table:table-cell>
              <table:table-cell office:value-type="float" office:value="1.434258">
                <text:p>1.434258</text:p>
              </table:table-cell>
              <table:table-cell office:value-type="float" office:value="0.538687">
                <text:p>0.538687</text:p>
              </table:table-cell>
              <table:table-cell office:value-type="float" office:value="3.45812">
                <text:p>3.45812</text:p>
              </table:table-cell>
              <table:table-cell office:value-type="float" office:value="1.428653">
                <text:p>1.428653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0.189213">
                <text:p>0.189213</text:p>
              </table:table-cell>
              <table:table-cell office:value-type="float" office:value="1.383496">
                <text:p>1.383496</text:p>
              </table:table-cell>
              <table:table-cell office:value-type="float" office:value="0.178113">
                <text:p>0.178113</text:p>
              </table:table-cell>
              <table:table-cell office:value-type="float" office:value="3.028142">
                <text:p>3.028142</text:p>
              </table:table-cell>
              <table:table-cell office:value-type="float" office:value="0.185219">
                <text:p>0.185219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2.495366">
                <text:p>2.495366</text:p>
              </table:table-cell>
              <table:table-cell office:value-type="float" office:value="2.50439">
                <text:p>2.50439</text:p>
              </table:table-cell>
              <table:table-cell office:value-type="float" office:value="2.52564">
                <text:p>2.52564</text:p>
              </table:table-cell>
              <table:table-cell office:value-type="float" office:value="9.24126">
                <text:p>9.24126</text:p>
              </table:table-cell>
              <table:table-cell office:value-type="float" office:value="2.536191">
                <text:p>2.536191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2.747849">
                <text:p>2.747849</text:p>
              </table:table-cell>
              <table:table-cell office:value-type="float" office:value="2.617507">
                <text:p>2.617507</text:p>
              </table:table-cell>
              <table:table-cell office:value-type="float" office:value="2.998666">
                <text:p>2.998666</text:p>
              </table:table-cell>
              <table:table-cell office:value-type="float" office:value="22.418506">
                <text:p>22.418506</text:p>
              </table:table-cell>
              <table:table-cell office:value-type="float" office:value="2.602183">
                <text:p>2.602183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0.97714">
                <text:p>0.97714</text:p>
              </table:table-cell>
              <table:table-cell office:value-type="float" office:value="1.323674">
                <text:p>1.323674</text:p>
              </table:table-cell>
              <table:table-cell office:value-type="float" office:value="0.690298">
                <text:p>0.690298</text:p>
              </table:table-cell>
              <table:table-cell office:value-type="float" office:value="1.823347">
                <text:p>1.823347</text:p>
              </table:table-cell>
              <table:table-cell office:value-type="float" office:value="1.309473">
                <text:p>1.309473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3.990477">
                <text:p>3.990477</text:p>
              </table:table-cell>
              <table:table-cell office:value-type="float" office:value="3.928679">
                <text:p>3.928679</text:p>
              </table:table-cell>
              <table:table-cell office:value-type="float" office:value="4.275461">
                <text:p>4.275461</text:p>
              </table:table-cell>
              <table:table-cell office:value-type="float" office:value="64.702433">
                <text:p>64.702433</text:p>
              </table:table-cell>
              <table:table-cell office:value-type="float" office:value="3.967703">
                <text:p>3.967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